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 style:family="paragraph" style:parent-style-name="Standard">
      <style:text-properties style:font-name="Futura Std Condensed Light" fo:font-size="14pt" fo:language="fr" fo:country="FR" style:text-underline-style="none" officeooo:rsid="0063bdfd" officeooo:paragraph-rsid="01206452" fo:background-color="transparent" style:font-size-asian="14pt" style:font-size-complex="14pt"/>
    </style:style>
    <style:style style:name="P4"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5"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6"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7" style:family="paragraph" style:parent-style-name="Standard">
      <style:paragraph-properties fo:text-align="start" style:justify-single-word="false"/>
      <style:text-properties style:font-name="Futura Std Condensed Light" fo:font-size="14pt" fo:language="fr" fo:country="FR" style:text-underline-style="none" officeooo:rsid="0070c750" officeooo:paragraph-rsid="00dee9de" fo:background-color="transparent" style:font-size-asian="14pt" style:font-size-complex="14pt"/>
    </style:style>
    <style:style style:name="P8"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9"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10" style:family="paragraph" style:parent-style-name="Standard">
      <style:paragraph-properties fo:text-align="start" style:justify-single-word="false"/>
      <style:text-properties style:font-name="Futura Std Condensed Light" fo:font-size="14pt" fo:language="fr" fo:country="FR" style:text-underline-style="none" officeooo:rsid="0075ee8e" officeooo:paragraph-rsid="0070ff66" fo:background-color="transparent" style:font-size-asian="14pt" style:font-size-complex="14pt"/>
    </style:style>
    <style:style style:name="P11"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12" style:family="paragraph" style:parent-style-name="Standard">
      <style:text-properties style:font-name="Futura Std Condensed Light" fo:font-size="14pt" fo:language="fr" fo:country="FR" style:text-underline-style="none" officeooo:rsid="0067de30" officeooo:paragraph-rsid="011e5678" fo:background-color="transparent" style:font-size-asian="14pt" style:font-size-complex="14pt"/>
    </style:style>
    <style:style style:name="P13"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14" style:family="paragraph" style:parent-style-name="Standard">
      <style:text-properties style:font-name="Futura Std Condensed Light" fo:font-size="14pt" fo:language="fr" fo:country="FR" style:text-underline-style="none" officeooo:rsid="011e5678" officeooo:paragraph-rsid="011e5678" fo:background-color="transparent" style:font-size-asian="14pt" style:font-size-complex="14pt"/>
    </style:style>
    <style:style style:name="P15" style:family="paragraph" style:parent-style-name="Standard">
      <style:text-properties style:font-name="Futura Std Condensed Light" fo:font-size="14pt" fo:language="fr" fo:country="FR" style:text-underline-style="none" officeooo:rsid="012ec03a" officeooo:paragraph-rsid="012ec03a" fo:background-color="transparent" style:font-size-asian="14pt" style:font-size-complex="14pt"/>
    </style:style>
    <style:style style:name="P16" style:family="paragraph" style:parent-style-name="Standard">
      <style:text-properties style:font-name="Futura Std Condensed Light" fo:font-size="14pt" fo:language="fr" fo:country="FR" style:text-underline-style="none" officeooo:rsid="0040283b" officeooo:paragraph-rsid="0040283b" style:font-size-asian="14pt" style:font-size-complex="14pt"/>
    </style:style>
    <style:style style:name="P17" style:family="paragraph" style:parent-style-name="Standard">
      <style:text-properties style:font-name="Futura Std Condensed Light" fo:font-size="14pt" fo:language="fr" fo:country="FR" style:text-underline-style="none" officeooo:rsid="0040283b" officeooo:paragraph-rsid="004653c4" style:font-size-asian="14pt" style:font-size-complex="14pt"/>
    </style:style>
    <style:style style:name="P18" style:family="paragraph" style:parent-style-name="Standard">
      <style:text-properties style:font-name="Futura Std Condensed Light" fo:font-size="14pt" fo:language="fr" fo:country="FR" officeooo:paragraph-rsid="000cd120" style:font-size-asian="14pt" style:font-size-complex="14pt"/>
    </style:style>
    <style:style style:name="P19" style:family="paragraph" style:parent-style-name="Standard">
      <style:text-properties style:font-name="Futura Std Condensed Light" fo:font-size="14pt" fo:language="fr" fo:country="FR" officeooo:paragraph-rsid="001900db" style:font-size-asian="14pt" style:font-size-complex="14pt"/>
    </style:style>
    <style:style style:name="P20" style:family="paragraph" style:parent-style-name="Standard">
      <style:text-properties style:font-name="Futura Std Condensed Light" fo:font-size="14pt" fo:language="fr" fo:country="FR" officeooo:paragraph-rsid="002200f8" style:font-size-asian="14pt" style:font-size-complex="14pt"/>
    </style:style>
    <style:style style:name="P21" style:family="paragraph" style:parent-style-name="Standard">
      <style:text-properties style:font-name="Futura Std Condensed Light" fo:font-size="14pt" fo:language="fr" fo:country="FR" officeooo:paragraph-rsid="00413233" style:font-size-asian="14pt" style:font-size-complex="14pt"/>
    </style:style>
    <style:style style:name="P22" style:family="paragraph" style:parent-style-name="Standard">
      <style:text-properties style:font-name="Futura Std Condensed Light" fo:font-size="14pt" fo:language="fr" fo:country="FR" officeooo:paragraph-rsid="006d0f4c" style:font-size-asian="14pt" style:font-size-complex="14pt"/>
    </style:style>
    <style:style style:name="P23"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24" style:family="paragraph" style:parent-style-name="Standard">
      <style:text-properties style:font-name="Futura Std Condensed Light" fo:font-size="14pt" fo:language="fr" fo:country="FR" officeooo:rsid="002200f8" officeooo:paragraph-rsid="006d2e2b" style:font-size-asian="14pt" style:font-size-complex="14pt"/>
    </style:style>
    <style:style style:name="P25" style:family="paragraph" style:parent-style-name="Standard">
      <style:text-properties style:font-name="Futura Std Condensed Light" fo:font-size="14pt" fo:language="fr" fo:country="FR" officeooo:rsid="002200f8" officeooo:paragraph-rsid="004b899e" style:font-size-asian="14pt" style:font-size-complex="14pt"/>
    </style:style>
    <style:style style:name="P26" style:family="paragraph" style:parent-style-name="Standard">
      <style:text-properties style:font-name="Futura Std Condensed Light" fo:font-size="14pt" fo:language="fr" fo:country="FR" officeooo:rsid="002200f8" officeooo:paragraph-rsid="00569796" style:font-size-asian="14pt" style:font-size-complex="14pt"/>
    </style:style>
    <style:style style:name="P27" style:family="paragraph" style:parent-style-name="Standard">
      <style:text-properties style:font-name="Futura Std Condensed Light" fo:font-size="14pt" fo:language="fr" fo:country="FR" officeooo:rsid="002200f8" officeooo:paragraph-rsid="00a5229d" style:font-size-asian="14pt" style:font-size-complex="14pt"/>
    </style:style>
    <style:style style:name="P28" style:family="paragraph" style:parent-style-name="Standard">
      <style:text-properties style:font-name="Futura Std Condensed Light" fo:font-size="14pt" fo:language="fr" fo:country="FR" officeooo:rsid="002200f8" officeooo:paragraph-rsid="00d416b2" style:font-size-asian="14pt" style:font-size-complex="14pt"/>
    </style:style>
    <style:style style:name="P29" style:family="paragraph" style:parent-style-name="Standard">
      <style:text-properties style:font-name="Futura Std Condensed Light" fo:font-size="14pt" fo:language="fr" fo:country="FR" officeooo:rsid="002200f8" officeooo:paragraph-rsid="00df1814" style:font-size-asian="14pt" style:font-size-complex="14pt"/>
    </style:style>
    <style:style style:name="P30" style:family="paragraph" style:parent-style-name="Standard">
      <style:text-properties style:font-name="Futura Std Condensed Light" fo:font-size="14pt" fo:language="fr" fo:country="FR" officeooo:rsid="004740f5" officeooo:paragraph-rsid="00682f58" style:font-size-asian="14pt" style:font-size-complex="14pt"/>
    </style:style>
    <style:style style:name="P31" style:family="paragraph" style:parent-style-name="Standard">
      <style:text-properties style:font-name="Futura Std Condensed Light" fo:font-size="14pt" fo:language="fr" fo:country="FR" officeooo:rsid="0063bdfd" officeooo:paragraph-rsid="00682f58" style:font-size-asian="14pt" style:font-size-complex="14pt"/>
    </style:style>
    <style:style style:name="P32" style:family="paragraph" style:parent-style-name="Standard">
      <style:text-properties style:font-name="Futura Std Condensed Light" fo:font-size="14pt" fo:language="fr" fo:country="FR" officeooo:rsid="0067de30" officeooo:paragraph-rsid="00682f58" style:font-size-asian="14pt" style:font-size-complex="14pt"/>
    </style:style>
    <style:style style:name="P33" style:family="paragraph" style:parent-style-name="Standard">
      <style:text-properties style:font-name="Futura Std Condensed Light" fo:font-size="14pt" fo:language="fr" fo:country="FR" officeooo:rsid="0048c52f" officeooo:paragraph-rsid="0048c52f" style:font-size-asian="14pt" style:font-size-complex="14pt"/>
    </style:style>
    <style:style style:name="P34" style:family="paragraph" style:parent-style-name="Standard">
      <style:paragraph-properties fo:text-align="center" style:justify-single-word="false"/>
      <style:text-properties style:font-name="Futura Std Condensed Light" fo:font-size="14pt" fo:language="fr" fo:country="FR" officeooo:rsid="00413233" officeooo:paragraph-rsid="004632a2" style:font-size-asian="14pt" style:font-size-complex="14pt"/>
    </style:style>
    <style:style style:name="P35" style:family="paragraph" style:parent-style-name="Standard">
      <style:paragraph-properties fo:text-align="start" style:justify-single-word="false"/>
      <style:text-properties style:font-name="Futura Std Condensed Light" fo:font-size="14pt" fo:language="fr" fo:country="FR" officeooo:rsid="00413233" officeooo:paragraph-rsid="00cc62cc" style:font-size-asian="14pt" style:font-size-complex="14pt"/>
    </style:style>
    <style:style style:name="P36" style:family="paragraph" style:parent-style-name="Standard">
      <style:paragraph-properties fo:text-align="start" style:justify-single-word="false"/>
      <style:text-properties style:font-name="Futura Std Condensed Light" fo:font-size="14pt" fo:language="fr" fo:country="FR" officeooo:rsid="00413233" officeooo:paragraph-rsid="006d2e2b" style:font-size-asian="14pt" style:font-size-complex="14pt"/>
    </style:style>
    <style:style style:name="P37" style:family="paragraph" style:parent-style-name="Standard">
      <style:paragraph-properties fo:text-align="start" style:justify-single-word="false"/>
      <style:text-properties style:font-name="Futura Std Condensed Light" fo:font-size="14pt" fo:language="fr" fo:country="FR" officeooo:rsid="00413233" officeooo:paragraph-rsid="004b899e" style:font-size-asian="14pt" style:font-size-complex="14pt"/>
    </style:style>
    <style:style style:name="P38" style:family="paragraph" style:parent-style-name="Standard">
      <style:paragraph-properties fo:text-align="start" style:justify-single-word="false"/>
      <style:text-properties style:font-name="Futura Std Condensed Light" fo:font-size="14pt" fo:language="fr" fo:country="FR" officeooo:rsid="00413233" officeooo:paragraph-rsid="00569796" style:font-size-asian="14pt" style:font-size-complex="14pt"/>
    </style:style>
    <style:style style:name="P39" style:family="paragraph" style:parent-style-name="Standard">
      <style:paragraph-properties fo:text-align="start" style:justify-single-word="false"/>
      <style:text-properties style:font-name="Futura Std Condensed Light" fo:font-size="14pt" fo:language="fr" fo:country="FR" officeooo:rsid="00413233" officeooo:paragraph-rsid="00c146db" style:font-size-asian="14pt" style:font-size-complex="14pt"/>
    </style:style>
    <style:style style:name="P40" style:family="paragraph" style:parent-style-name="Standard">
      <style:paragraph-properties fo:text-align="start" style:justify-single-word="false"/>
      <style:text-properties style:font-name="Futura Std Condensed Light" fo:font-size="14pt" fo:language="fr" fo:country="FR" officeooo:rsid="00413233" officeooo:paragraph-rsid="00d65dbb" style:font-size-asian="14pt" style:font-size-complex="14pt"/>
    </style:style>
    <style:style style:name="P41" style:family="paragraph" style:parent-style-name="Standard">
      <style:paragraph-properties fo:text-align="start" style:justify-single-word="false"/>
      <style:text-properties style:font-name="Futura Std Condensed Light" fo:font-size="14pt" fo:language="fr" fo:country="FR" officeooo:rsid="00413233" officeooo:paragraph-rsid="00dee9de" style:font-size-asian="14pt" style:font-size-complex="14pt"/>
    </style:style>
    <style:style style:name="P42" style:family="paragraph" style:parent-style-name="Standard">
      <style:paragraph-properties fo:text-align="start" style:justify-single-word="false"/>
      <style:text-properties style:font-name="Futura Std Condensed Light" fo:font-size="14pt" fo:language="fr" fo:country="FR" officeooo:rsid="00413233" officeooo:paragraph-rsid="00df1814" style:font-size-asian="14pt" style:font-size-complex="14pt"/>
    </style:style>
    <style:style style:name="P43" style:family="paragraph" style:parent-style-name="Standard">
      <style:paragraph-properties fo:text-align="start" style:justify-single-word="false"/>
      <style:text-properties style:font-name="Futura Std Condensed Light" fo:font-size="14pt" fo:language="fr" fo:country="FR" officeooo:rsid="00413233" officeooo:paragraph-rsid="00df5671" style:font-size-asian="14pt" style:font-size-complex="14pt"/>
    </style:style>
    <style:style style:name="P44" style:family="paragraph" style:parent-style-name="Standard">
      <style:paragraph-properties fo:text-align="start" style:justify-single-word="false"/>
      <style:text-properties style:font-name="Futura Std Condensed Light" fo:font-size="14pt" fo:language="fr" fo:country="FR" officeooo:rsid="00413233" officeooo:paragraph-rsid="00df8f67" style:font-size-asian="14pt" style:font-size-complex="14pt"/>
    </style:style>
    <style:style style:name="P45" style:family="paragraph" style:parent-style-name="Standard">
      <style:paragraph-properties fo:text-align="start" style:justify-single-word="false"/>
      <style:text-properties style:font-name="Futura Std Condensed Light" fo:font-size="14pt" fo:language="fr" fo:country="FR" officeooo:rsid="00413233" officeooo:paragraph-rsid="011734b1" style:font-size-asian="14pt" style:font-size-complex="14pt"/>
    </style:style>
    <style:style style:name="P46" style:family="paragraph" style:parent-style-name="Standard">
      <style:paragraph-properties fo:text-align="start" style:justify-single-word="false"/>
      <style:text-properties style:font-name="Futura Std Condensed Light" fo:font-size="14pt" fo:language="fr" fo:country="FR" officeooo:rsid="00413233" officeooo:paragraph-rsid="011a4118" style:font-size-asian="14pt" style:font-size-complex="14pt"/>
    </style:style>
    <style:style style:name="P47" style:family="paragraph" style:parent-style-name="Standard">
      <style:paragraph-properties fo:text-align="start" style:justify-single-word="false"/>
      <style:text-properties style:font-name="Futura Std Condensed Light" fo:font-size="14pt" fo:language="fr" fo:country="FR" officeooo:rsid="00413233" officeooo:paragraph-rsid="011ac654" style:font-size-asian="14pt" style:font-size-complex="14pt"/>
    </style:style>
    <style:style style:name="P48" style:family="paragraph" style:parent-style-name="Standard">
      <style:paragraph-properties fo:text-align="center" style:justify-single-word="false"/>
      <style:text-properties style:font-name="Futura Std Condensed Light" fo:font-size="14pt" fo:language="fr" fo:country="FR" officeooo:rsid="004632a2" officeooo:paragraph-rsid="004632a2" style:font-size-asian="14pt" style:font-size-complex="14pt"/>
    </style:style>
    <style:style style:name="P49" style:family="paragraph" style:parent-style-name="Standard">
      <style:text-properties style:font-name="Futura Std Condensed Light" fo:font-size="14pt" fo:language="fr" fo:country="FR" officeooo:rsid="0040283b" officeooo:paragraph-rsid="0040283b" style:font-size-asian="14pt" style:font-size-complex="14pt"/>
    </style:style>
    <style:style style:name="P50" style:family="paragraph" style:parent-style-name="Standard">
      <style:text-properties style:font-name="Futura Std Condensed Light" fo:font-size="14pt" fo:language="fr" fo:country="FR" officeooo:rsid="0040283b" officeooo:paragraph-rsid="0040bc3e" style:font-size-asian="14pt" style:font-size-complex="14pt"/>
    </style:style>
    <style:style style:name="P51" style:family="paragraph" style:parent-style-name="Standard">
      <style:text-properties style:font-name="Futura Std Condensed Light" fo:font-size="14pt" fo:language="fr" fo:country="FR" officeooo:rsid="0040283b" officeooo:paragraph-rsid="0042ce9a" style:font-size-asian="14pt" style:font-size-complex="14pt"/>
    </style:style>
    <style:style style:name="P52" style:family="paragraph" style:parent-style-name="Standard">
      <style:text-properties style:font-name="Futura Std Condensed Light" fo:font-size="14pt" fo:language="fr" fo:country="FR" officeooo:rsid="0040283b" officeooo:paragraph-rsid="00413233" style:font-size-asian="14pt" style:font-size-complex="14pt"/>
    </style:style>
    <style:style style:name="P53" style:family="paragraph" style:parent-style-name="Standard">
      <style:text-properties style:font-name="Futura Std Condensed Light" fo:font-size="14pt" fo:language="fr" fo:country="FR" officeooo:rsid="0040283b" officeooo:paragraph-rsid="00925b0d" style:font-size-asian="14pt" style:font-size-complex="14pt"/>
    </style:style>
    <style:style style:name="P54" style:family="paragraph" style:parent-style-name="Standard">
      <style:text-properties style:font-name="Futura Std Condensed Light" fo:font-size="14pt" fo:language="fr" fo:country="FR" officeooo:rsid="0040283b" officeooo:paragraph-rsid="004580dd" style:font-size-asian="14pt" style:font-size-complex="14pt"/>
    </style:style>
    <style:style style:name="P55" style:family="paragraph" style:parent-style-name="Standard">
      <style:text-properties style:font-name="Futura Std Condensed Light" fo:font-size="14pt" fo:language="fr" fo:country="FR" officeooo:rsid="0040283b" officeooo:paragraph-rsid="004653c4" style:font-size-asian="14pt" style:font-size-complex="14pt"/>
    </style:style>
    <style:style style:name="P56" style:family="paragraph" style:parent-style-name="Standard">
      <style:paragraph-properties fo:text-align="start" style:justify-single-word="false"/>
      <style:text-properties style:font-name="Futura Std Condensed Light" fo:font-size="14pt" fo:language="fr" fo:country="FR" officeooo:rsid="00569796" officeooo:paragraph-rsid="00569796" style:font-size-asian="14pt" style:font-size-complex="14pt"/>
    </style:style>
    <style:style style:name="P57" style:family="paragraph" style:parent-style-name="Standard">
      <style:paragraph-properties fo:text-align="start" style:justify-single-word="false"/>
      <style:text-properties style:font-name="Futura Std Condensed Light" fo:font-size="14pt" fo:language="fr" fo:country="FR" officeooo:rsid="00569796" officeooo:paragraph-rsid="00c11cca" style:font-size-asian="14pt" style:font-size-complex="14pt"/>
    </style:style>
    <style:style style:name="P58" style:family="paragraph" style:parent-style-name="Standard">
      <style:paragraph-properties fo:text-align="start" style:justify-single-word="false"/>
      <style:text-properties style:font-name="Futura Std Condensed Light" fo:font-size="14pt" fo:language="fr" fo:country="FR" officeooo:rsid="00569796" officeooo:paragraph-rsid="00901f4b" style:font-size-asian="14pt" style:font-size-complex="14pt"/>
    </style:style>
    <style:style style:name="P59" style:family="paragraph" style:parent-style-name="Standard">
      <style:paragraph-properties fo:text-align="start" style:justify-single-word="false"/>
      <style:text-properties style:font-name="Futura Std Condensed Light" fo:font-size="14pt" fo:language="fr" fo:country="FR" officeooo:rsid="00569796" officeooo:paragraph-rsid="0057cf6e" style:font-size-asian="14pt" style:font-size-complex="14pt"/>
    </style:style>
    <style:style style:name="P60" style:family="paragraph" style:parent-style-name="Standard">
      <style:paragraph-properties fo:text-align="start" style:justify-single-word="false"/>
      <style:text-properties style:font-name="Futura Std Condensed Light" fo:font-size="14pt" fo:language="fr" fo:country="FR" officeooo:rsid="0057cf6e" officeooo:paragraph-rsid="0057cf6e" style:font-size-asian="14pt" style:font-size-complex="14pt"/>
    </style:style>
    <style:style style:name="P61" style:family="paragraph" style:parent-style-name="Standard">
      <style:paragraph-properties fo:text-align="start" style:justify-single-word="false"/>
      <style:text-properties style:font-name="Futura Std Condensed Light" fo:font-size="14pt" fo:language="fr" fo:country="FR" officeooo:rsid="0057cf6e" officeooo:paragraph-rsid="0059112a" style:font-size-asian="14pt" style:font-size-complex="14pt"/>
    </style:style>
    <style:style style:name="P62" style:family="paragraph" style:parent-style-name="Standard">
      <style:paragraph-properties fo:text-align="start" style:justify-single-word="false"/>
      <style:text-properties style:font-name="Futura Std Condensed Light" fo:font-size="14pt" fo:language="fr" fo:country="FR" officeooo:rsid="0057cf6e" officeooo:paragraph-rsid="00e48c5e" style:font-size-asian="14pt" style:font-size-complex="14pt"/>
    </style:style>
    <style:style style:name="P63" style:family="paragraph" style:parent-style-name="Standard">
      <style:paragraph-properties fo:text-align="start" style:justify-single-word="false"/>
      <style:text-properties style:font-name="Futura Std Condensed Light" fo:font-size="14pt" fo:language="fr" fo:country="FR" officeooo:paragraph-rsid="0059112a" style:font-size-asian="14pt" style:font-size-complex="14pt"/>
    </style:style>
    <style:style style:name="P64" style:family="paragraph" style:parent-style-name="Standard">
      <style:paragraph-properties fo:text-align="start" style:justify-single-word="false"/>
      <style:text-properties style:font-name="Futura Std Condensed Light" fo:font-size="14pt" fo:language="fr" fo:country="FR" officeooo:paragraph-rsid="00df5671" style:font-size-asian="14pt" style:font-size-complex="14pt"/>
    </style:style>
    <style:style style:name="P65" style:family="paragraph" style:parent-style-name="Standard">
      <style:paragraph-properties fo:text-align="start" style:justify-single-word="false"/>
      <style:text-properties style:font-name="Futura Std Condensed Light" fo:font-size="14pt" fo:language="fr" fo:country="FR" officeooo:paragraph-rsid="00f6a1f3" style:font-size-asian="14pt" style:font-size-complex="14pt"/>
    </style:style>
    <style:style style:name="P66" style:family="paragraph" style:parent-style-name="Standard">
      <style:paragraph-properties fo:text-align="start" style:justify-single-word="false"/>
      <style:text-properties style:font-name="Futura Std Condensed Light" fo:font-size="14pt" fo:language="fr" fo:country="FR" officeooo:paragraph-rsid="00f72817" style:font-size-asian="14pt" style:font-size-complex="14pt"/>
    </style:style>
    <style:style style:name="P67" style:family="paragraph" style:parent-style-name="Standard">
      <style:paragraph-properties fo:text-align="start" style:justify-single-word="false"/>
      <style:text-properties style:font-name="Futura Std Condensed Light" fo:font-size="14pt" fo:language="fr" fo:country="FR" officeooo:paragraph-rsid="00fa215d" style:font-size-asian="14pt" style:font-size-complex="14pt"/>
    </style:style>
    <style:style style:name="P68" style:family="paragraph" style:parent-style-name="Standard">
      <style:paragraph-properties fo:text-align="start" style:justify-single-word="false"/>
      <style:text-properties style:font-name="Futura Std Condensed Light" fo:font-size="14pt" fo:language="fr" fo:country="FR" officeooo:paragraph-rsid="0108b237" style:font-size-asian="14pt" style:font-size-complex="14pt"/>
    </style:style>
    <style:style style:name="P69" style:family="paragraph" style:parent-style-name="Standard">
      <style:paragraph-properties fo:text-align="start" style:justify-single-word="false"/>
      <style:text-properties style:font-name="Futura Std Condensed Light" fo:font-size="14pt" fo:language="fr" fo:country="FR" officeooo:paragraph-rsid="011ac654" style:font-size-asian="14pt" style:font-size-complex="14pt"/>
    </style:style>
    <style:style style:name="P70" style:family="paragraph" style:parent-style-name="Standard">
      <style:paragraph-properties fo:text-align="start" style:justify-single-word="false"/>
      <style:text-properties style:font-name="Futura Std Condensed Light" fo:font-size="14pt" fo:language="fr" fo:country="FR" officeooo:paragraph-rsid="01348a79" style:font-size-asian="14pt" style:font-size-complex="14pt"/>
    </style:style>
    <style:style style:name="P71" style:family="paragraph" style:parent-style-name="Standard">
      <style:paragraph-properties fo:text-align="start" style:justify-single-word="false"/>
      <style:text-properties style:font-name="Futura Std Condensed Light" fo:font-size="14pt" fo:language="fr" fo:country="FR" officeooo:rsid="00dee9de" officeooo:paragraph-rsid="00dee9de" style:font-size-asian="14pt" style:font-size-complex="14pt"/>
    </style:style>
    <style:style style:name="P72" style:family="paragraph" style:parent-style-name="Standard">
      <style:paragraph-properties fo:text-align="start" style:justify-single-word="false"/>
      <style:text-properties style:font-name="Futura Std Condensed Light" fo:font-size="14pt" fo:language="fr" fo:country="FR" officeooo:rsid="00dee9de" officeooo:paragraph-rsid="011734b1" style:font-size-asian="14pt" style:font-size-complex="14pt"/>
    </style:style>
    <style:style style:name="P73" style:family="paragraph" style:parent-style-name="Standard">
      <style:paragraph-properties fo:text-align="start" style:justify-single-word="false"/>
      <style:text-properties style:font-name="Futura Std Condensed Light" fo:font-size="14pt" fo:language="fr" fo:country="FR" officeooo:rsid="00df5671" officeooo:paragraph-rsid="00df5671" style:font-size-asian="14pt" style:font-size-complex="14pt"/>
    </style:style>
    <style:style style:name="P74"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75"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76" style:family="paragraph" style:parent-style-name="Standard">
      <style:paragraph-properties fo:text-align="start" style:justify-single-word="false"/>
      <style:text-properties style:font-name="Futura Std Condensed Light" fo:font-size="14pt" style:text-underline-style="none" officeooo:rsid="00d1a63f" officeooo:paragraph-rsid="00d1a37c" fo:background-color="transparent" style:font-size-asian="14pt" style:font-size-complex="14pt"/>
    </style:style>
    <style:style style:name="P77" style:family="paragraph" style:parent-style-name="Standard">
      <style:paragraph-properties fo:text-align="start" style:justify-single-word="false"/>
      <style:text-properties style:font-name="Futura Std Condensed Light" fo:font-size="14pt" style:text-underline-style="none" officeooo:rsid="00d4efd1" officeooo:paragraph-rsid="00dfad2a" fo:background-color="transparent" style:font-size-asian="14pt" style:font-size-complex="14pt"/>
    </style:style>
    <style:style style:name="P78"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79"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a8f083" officeooo:paragraph-rsid="00a5229d" style:font-size-asian="14pt" style:font-weight-asian="normal" style:font-size-complex="14pt" style:font-weight-complex="normal"/>
    </style:style>
    <style:style style:name="P80"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fa215d" officeooo:paragraph-rsid="0108b237" style:font-size-asian="14pt" style:font-weight-asian="normal" style:font-size-complex="14pt" style:font-weight-complex="normal"/>
    </style:style>
    <style:style style:name="P81" style:family="paragraph" style:parent-style-name="Text_20_body">
      <style:paragraph-properties fo:text-align="start" style:justify-single-word="false"/>
      <style:text-properties fo:color="#000000" loext:opacity="100%" style:font-name="Futura Std Condensed Light" fo:font-size="14pt" fo:language="fr" fo:country="FR" officeooo:paragraph-rsid="00ab4154" style:font-size-asian="14pt" style:font-size-complex="14pt"/>
    </style:style>
    <style:style style:name="P82"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86386" style:font-size-asian="14pt" style:font-size-complex="14pt"/>
    </style:style>
    <style:style style:name="P83"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9d1b7" style:font-size-asian="14pt" style:font-size-complex="14pt"/>
    </style:style>
    <style:style style:name="P84"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b3af2" style:font-size-asian="14pt" style:font-size-complex="14pt"/>
    </style:style>
    <style:style style:name="P85"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86"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87"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88" style:family="paragraph" style:parent-style-name="Standard">
      <style:paragraph-properties fo:text-align="center" style:justify-single-word="fals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89"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90"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91"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a5229d" officeooo:paragraph-rsid="00a5229d" style:letter-kerning="true" fo:background-color="transparent" style:font-size-asian="18pt" style:font-style-asian="normal" style:font-weight-asian="normal" style:font-size-complex="18pt" style:text-emphasize="none"/>
    </style:style>
    <style:style style:name="P92" style:family="paragraph" style:parent-style-name="Standard">
      <style:paragraph-properties fo:text-align="start" style:justify-single-word="false"/>
      <style:text-properties fo:color="#000000" loext:opacity="100%" style:text-outline="false" style:text-line-through-style="none" style:text-line-through-type="none" style:font-name="Futura Std Condensed Light" fo:font-size="14pt" fo:letter-spacing="normal" fo:language="fr" fo:country="FR" fo:font-style="normal" fo:text-shadow="none" style:text-underline-style="none" fo:font-weight="normal" officeooo:rsid="012c0f99" officeooo:paragraph-rsid="00fd5414" style:letter-kerning="true" fo:background-color="transparent" style:font-size-asian="14pt" style:font-style-asian="normal" style:font-weight-asian="normal" style:font-size-complex="14pt" style:text-emphasize="none"/>
    </style:style>
    <style:style style:name="P93" style:family="paragraph" style:parent-style-name="Standard">
      <style:paragraph-properties fo:text-align="start" style:justify-single-word="false"/>
      <style:text-properties fo:color="#000000" loext:opacity="100%" style:text-outline="false" style:text-line-through-style="none" style:text-line-through-type="none" style:font-name="Futura Std Condensed Light" fo:font-size="14pt" fo:letter-spacing="normal" fo:language="fr" fo:country="FR" fo:font-style="normal" fo:text-shadow="none" style:text-underline-style="none" fo:font-weight="normal" officeooo:rsid="012c0f99" officeooo:paragraph-rsid="012c0f99" style:letter-kerning="true" fo:background-color="transparent" style:font-size-asian="14pt" style:font-style-asian="normal" style:font-weight-asian="normal" style:font-size-complex="14pt" style:text-emphasize="none"/>
    </style:style>
    <style:style style:name="P94" style:family="paragraph" style:parent-style-name="Standard">
      <style:paragraph-properties fo:text-align="start" style:justify-single-word="false"/>
      <style:text-properties fo:color="#000000" loext:opacity="100%" fo:language="fr" fo:country="FR" officeooo:paragraph-rsid="0080ef27"/>
    </style:style>
    <style:style style:name="P95" style:family="paragraph" style:parent-style-name="Standard">
      <style:paragraph-properties fo:text-align="start" style:justify-single-word="false"/>
      <style:text-properties fo:color="#000000" loext:opacity="100%" fo:language="fr" fo:country="FR" officeooo:paragraph-rsid="00d1a37c"/>
    </style:style>
    <style:style style:name="P96" style:family="paragraph" style:parent-style-name="Standard">
      <style:paragraph-properties fo:text-align="start" style:justify-single-word="false"/>
      <style:text-properties fo:color="#000000" loext:opacity="100%" fo:language="fr" fo:country="FR" officeooo:paragraph-rsid="0118427c"/>
    </style:style>
    <style:style style:name="P97" style:family="paragraph" style:parent-style-name="Standard">
      <style:paragraph-properties fo:text-align="start" style:justify-single-word="false"/>
      <style:text-properties fo:color="#000000" loext:opacity="100%" fo:language="fr" fo:country="FR" officeooo:rsid="00df8f67" officeooo:paragraph-rsid="00df8f67"/>
    </style:style>
    <style:style style:name="P98"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ee9de" style:font-size-asian="14pt" style:font-size-complex="14pt"/>
    </style:style>
    <style:style style:name="P99"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f5671" style:font-size-asian="14pt" style:font-size-complex="14pt"/>
    </style:style>
    <style:style style:name="P100"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11ac654" style:font-size-asian="14pt" style:font-size-complex="14pt"/>
    </style:style>
    <style:style style:name="P101" style:family="paragraph" style:parent-style-name="Standard">
      <style:paragraph-properties fo:text-align="start" style:justify-single-word="false"/>
      <style:text-properties fo:color="#000000" loext:opacity="100%" style:font-name="Futura Std Condensed" fo:font-size="14pt" style:text-underline-style="solid" style:text-underline-width="auto" style:text-underline-color="font-color" officeooo:rsid="00df8f67" officeooo:paragraph-rsid="00df8f67" fo:background-color="transparent" style:font-size-asian="14pt" style:font-size-complex="14pt"/>
    </style:style>
    <style:style style:name="P102" style:family="paragraph" style:parent-style-name="Standard">
      <style:paragraph-properties fo:text-align="start" style:justify-single-word="false"/>
      <style:text-properties fo:font-size="14pt" fo:language="fr" fo:country="FR" officeooo:paragraph-rsid="00df5671" style:font-size-asian="14pt" style:font-size-complex="14pt"/>
    </style:style>
    <style:style style:name="P103" style:family="paragraph" style:parent-style-name="Standard">
      <style:paragraph-properties fo:text-align="start" style:justify-single-word="false"/>
      <style:text-properties officeooo:paragraph-rsid="00d1a37c"/>
    </style:style>
    <style:style style:name="P104" style:family="paragraph" style:parent-style-name="Standard">
      <style:paragraph-properties fo:text-align="start" style:justify-single-word="false"/>
      <style:text-properties officeooo:paragraph-rsid="00d1c55e"/>
    </style:style>
    <style:style style:name="P105" style:family="paragraph" style:parent-style-name="Standard">
      <style:paragraph-properties fo:text-align="start" style:justify-single-word="false"/>
      <style:text-properties officeooo:paragraph-rsid="00d2bcdf"/>
    </style:style>
    <style:style style:name="P106" style:family="paragraph" style:parent-style-name="Standard">
      <style:paragraph-properties fo:text-align="start" style:justify-single-word="false"/>
      <style:text-properties officeooo:paragraph-rsid="00d416b2"/>
    </style:style>
    <style:style style:name="P107" style:family="paragraph" style:parent-style-name="Standard">
      <style:paragraph-properties fo:text-align="start" style:justify-single-word="false"/>
      <style:text-properties officeooo:paragraph-rsid="00d4efd1"/>
    </style:style>
    <style:style style:name="P108" style:family="paragraph" style:parent-style-name="Standard">
      <style:paragraph-properties fo:text-align="start" style:justify-single-word="false"/>
      <style:text-properties officeooo:paragraph-rsid="0070ff66"/>
    </style:style>
    <style:style style:name="P109" style:family="paragraph" style:parent-style-name="Standard">
      <style:paragraph-properties fo:text-align="start" style:justify-single-word="false"/>
      <style:text-properties officeooo:paragraph-rsid="00dd07b0"/>
    </style:style>
    <style:style style:name="P110" style:family="paragraph" style:parent-style-name="Standard">
      <style:paragraph-properties fo:text-align="start" style:justify-single-word="false"/>
      <style:text-properties officeooo:paragraph-rsid="00df1814"/>
    </style:style>
    <style:style style:name="P111" style:family="paragraph" style:parent-style-name="Text_20_body">
      <style:paragraph-properties fo:text-align="start" style:justify-single-word="false"/>
      <style:text-properties officeooo:paragraph-rsid="00eb3af2"/>
    </style:style>
    <style:style style:name="P112" style:family="paragraph" style:parent-style-name="Standard">
      <style:paragraph-properties fo:text-align="start" style:justify-single-word="false"/>
      <style:text-properties officeooo:paragraph-rsid="0118427c"/>
    </style:style>
    <style:style style:name="P113"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114"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115" style:family="paragraph" style:parent-style-name="Standard">
      <style:paragraph-properties fo:text-align="center" style:justify-single-word="false" fo:break-before="page"/>
      <style:text-properties style:font-name="Futura Std Condensed" fo:font-size="18pt" fo:language="fr" fo:country="FR" officeooo:paragraph-rsid="0070ff66" style:font-size-asian="18pt" style:font-size-complex="18pt"/>
    </style:style>
    <style:style style:name="P116"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117" style:family="paragraph" style:parent-style-name="Standard">
      <style:paragraph-properties fo:text-align="start" style:justify-single-word="false"/>
      <style:text-properties style:font-name="Futura Std Condensed" fo:font-size="14pt" fo:language="fr" fo:country="FR" style:text-underline-style="none" officeooo:rsid="00fd5414" officeooo:paragraph-rsid="00fd5414" style:font-size-asian="14pt" style:font-size-complex="14pt"/>
    </style:style>
    <style:style style:name="P118" style:family="paragraph" style:parent-style-name="Standard">
      <style:paragraph-properties fo:text-align="start" style:justify-single-word="false"/>
      <style:text-properties style:font-name="Futura Std Condensed" fo:font-size="14pt" fo:language="fr" fo:country="FR" officeooo:rsid="00fd5414" officeooo:paragraph-rsid="00fd5414" style:font-size-asian="14pt" style:font-size-complex="14pt"/>
    </style:style>
    <style:style style:name="P119" style:family="paragraph" style:parent-style-name="Standard">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120" style:family="paragraph" style:parent-style-name="Standard">
      <style:paragraph-properties fo:text-align="start" style:justify-single-word="false"/>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solid" style:text-underline-width="auto" style:text-underline-color="font-color" fo:font-weight="normal" officeooo:rsid="00dfad2a" officeooo:paragraph-rsid="00dfad2a" style:letter-kerning="true" fo:background-color="transparent" style:font-size-asian="14pt" style:font-style-asian="normal" style:font-weight-asian="normal" style:font-size-complex="14pt" style:text-emphasize="none"/>
    </style:style>
    <style:style style:name="P121" style:family="paragraph" style:parent-style-name="Standard">
      <style:text-properties fo:color="#c9211e" loext:opacity="100%" style:font-name="Futura Std Condensed Light" fo:font-size="14pt" fo:language="fr" fo:country="FR" style:text-underline-style="none" officeooo:rsid="0085a2f4" officeooo:paragraph-rsid="00ac260d" fo:background-color="transparent" style:font-size-asian="14pt" style:font-size-complex="14pt"/>
    </style:style>
    <style:style style:name="P122" style:family="paragraph" style:parent-style-name="Standard">
      <style:paragraph-properties fo:text-align="start"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23" style:family="paragraph" style:parent-style-name="Standard">
      <style:paragraph-properties fo:text-align="center"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24"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a5229d" style:font-size-asian="14pt" style:font-weight-asian="normal" style:font-size-complex="14pt" style:font-weight-complex="normal"/>
    </style:style>
    <style:style style:name="P125"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569796" style:font-size-asian="14pt" style:font-weight-asian="normal" style:font-size-complex="14pt" style:font-weight-complex="normal"/>
    </style:style>
    <style:style style:name="P126"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7cf6e" officeooo:paragraph-rsid="0057cf6e" style:font-size-asian="14pt" style:font-weight-asian="normal" style:font-size-complex="14pt" style:font-weight-complex="normal"/>
    </style:style>
    <style:style style:name="P127" style:family="paragraph" style:parent-style-name="Standard">
      <style:paragraph-properties fo:text-align="start" style:justify-single-word="false"/>
      <style:text-properties fo:color="#c9211e" loext:opacity="100%" style:font-name="Futura Std Condensed" fo:language="fr" fo:country="FR" style:text-underline-style="solid" style:text-underline-width="auto" style:text-underline-color="font-color" officeooo:rsid="00df8f67" officeooo:paragraph-rsid="0118427c"/>
    </style:style>
    <style:style style:name="P128" style:family="paragraph" style:parent-style-name="Standard">
      <style:text-properties fo:color="#c9211e" loext:opacity="100%" style:font-name="Futura Std Condensed" fo:language="fr" fo:country="FR" officeooo:rsid="00b551f1" officeooo:paragraph-rsid="012fd293"/>
    </style:style>
    <style:style style:name="P129" style:family="paragraph" style:parent-style-name="Text_20_body">
      <style:paragraph-properties fo:text-align="start" style:justify-single-word="false"/>
      <style:text-properties fo:color="#c9211e" loext:opacity="100%" style:text-line-through-style="none" style:text-line-through-type="none" style:font-name="Futura Std Condensed" fo:font-size="14pt" fo:language="fr" fo:country="FR" officeooo:paragraph-rsid="00e86386" style:font-size-asian="14pt" style:font-size-complex="14pt"/>
    </style:style>
    <style:style style:name="P130" style:family="paragraph" style:parent-style-name="Standard">
      <style:text-properties fo:color="#00a933" loext:opacity="100%" fo:language="fr" fo:country="FR" officeooo:paragraph-rsid="002200f8"/>
    </style:style>
    <style:style style:name="P131" style:family="paragraph" style:parent-style-name="Standard">
      <style:text-properties fo:color="#00a933" loext:opacity="100%" fo:language="fr" fo:country="FR" officeooo:rsid="00682f58" officeooo:paragraph-rsid="00682f58"/>
    </style:style>
    <style:style style:name="P132" style:family="paragraph" style:parent-style-name="Standard">
      <style:text-properties fo:language="fr" fo:country="FR" officeooo:paragraph-rsid="002200f8"/>
    </style:style>
    <style:style style:name="P133" style:family="paragraph" style:parent-style-name="Standard">
      <style:text-properties fo:language="fr" fo:country="FR" officeooo:paragraph-rsid="00682f58"/>
    </style:style>
    <style:style style:name="P134" style:family="paragraph" style:parent-style-name="Standard">
      <style:text-properties fo:language="fr" fo:country="FR" officeooo:rsid="00682f58" officeooo:paragraph-rsid="00682f58"/>
    </style:style>
    <style:style style:name="P135" style:family="paragraph" style:parent-style-name="Standard">
      <style:text-properties fo:language="fr" fo:country="FR" officeooo:rsid="00682f58" officeooo:paragraph-rsid="011fe628"/>
    </style:style>
    <style:style style:name="P136" style:family="paragraph" style:parent-style-name="Standard">
      <style:text-properties fo:language="fr" fo:country="FR" officeooo:paragraph-rsid="0076681a"/>
    </style:style>
    <style:style style:name="P137" style:family="paragraph" style:parent-style-name="Standard">
      <style:paragraph-properties fo:text-align="start" style:justify-single-word="false"/>
      <style:text-properties fo:language="fr" fo:country="FR" officeooo:paragraph-rsid="006d2e2b"/>
    </style:style>
    <style:style style:name="P138" style:family="paragraph" style:parent-style-name="Standard">
      <style:paragraph-properties fo:text-align="start" style:justify-single-word="false"/>
      <style:text-properties fo:language="fr" fo:country="FR" officeooo:paragraph-rsid="0070ff66"/>
    </style:style>
    <style:style style:name="P139" style:family="paragraph" style:parent-style-name="Standard">
      <style:paragraph-properties fo:text-align="start" style:justify-single-word="false"/>
      <style:text-properties fo:language="fr" fo:country="FR" officeooo:paragraph-rsid="0080ef27"/>
    </style:style>
    <style:style style:name="P140" style:family="paragraph" style:parent-style-name="Standard">
      <style:paragraph-properties fo:text-align="start" style:justify-single-word="false"/>
      <style:text-properties fo:language="fr" fo:country="FR" officeooo:paragraph-rsid="007938e9"/>
    </style:style>
    <style:style style:name="P141" style:family="paragraph" style:parent-style-name="Standard">
      <style:paragraph-properties fo:text-align="start" style:justify-single-word="false"/>
      <style:text-properties fo:language="fr" fo:country="FR" officeooo:paragraph-rsid="007adcf9"/>
    </style:style>
    <style:style style:name="P142" style:family="paragraph" style:parent-style-name="Standard">
      <style:paragraph-properties fo:text-align="start" style:justify-single-word="false"/>
      <style:text-properties fo:language="fr" fo:country="FR" officeooo:paragraph-rsid="007c134d"/>
    </style:style>
    <style:style style:name="P143" style:family="paragraph" style:parent-style-name="Standard">
      <style:paragraph-properties fo:text-align="start" style:justify-single-word="false"/>
      <style:text-properties fo:language="fr" fo:country="FR" officeooo:paragraph-rsid="00db1b03"/>
    </style:style>
    <style:style style:name="P144" style:family="paragraph" style:parent-style-name="Standard">
      <style:paragraph-properties fo:text-align="start" style:justify-single-word="false"/>
      <style:text-properties fo:language="fr" fo:country="FR" officeooo:paragraph-rsid="00dc27b8"/>
    </style:style>
    <style:style style:name="P145" style:family="paragraph" style:parent-style-name="Standard">
      <style:paragraph-properties fo:text-align="start" style:justify-single-word="false"/>
      <style:text-properties fo:language="fr" fo:country="FR" officeooo:paragraph-rsid="00dee9de"/>
    </style:style>
    <style:style style:name="P146" style:family="paragraph" style:parent-style-name="Standard">
      <style:paragraph-properties fo:text-align="start" style:justify-single-word="false"/>
      <style:text-properties fo:language="fr" fo:country="FR" officeooo:paragraph-rsid="00df1814"/>
    </style:style>
    <style:style style:name="P147" style:family="paragraph" style:parent-style-name="Standard">
      <style:paragraph-properties fo:text-align="start" style:justify-single-word="false"/>
      <style:text-properties fo:language="fr" fo:country="FR" officeooo:paragraph-rsid="00df5671"/>
    </style:style>
    <style:style style:name="P148" style:family="paragraph" style:parent-style-name="Standard">
      <style:paragraph-properties fo:text-align="start" style:justify-single-word="false"/>
      <style:text-properties fo:language="fr" fo:country="FR" officeooo:paragraph-rsid="00df8f67"/>
    </style:style>
    <style:style style:name="P149" style:family="paragraph" style:parent-style-name="Standard">
      <style:paragraph-properties fo:text-align="start" style:justify-single-word="false"/>
      <style:text-properties fo:language="fr" fo:country="FR" officeooo:paragraph-rsid="00dfad2a"/>
    </style:style>
    <style:style style:name="P150" style:family="paragraph" style:parent-style-name="Standard">
      <style:paragraph-properties fo:text-align="start" style:justify-single-word="false"/>
      <style:text-properties fo:language="fr" fo:country="FR" officeooo:paragraph-rsid="011734b1"/>
    </style:style>
    <style:style style:name="P151" style:family="paragraph" style:parent-style-name="Standard">
      <style:paragraph-properties fo:text-align="start" style:justify-single-word="false"/>
      <style:text-properties fo:language="fr" fo:country="FR" officeooo:paragraph-rsid="0118427c"/>
    </style:style>
    <style:style style:name="P152" style:family="paragraph" style:parent-style-name="Standard">
      <style:paragraph-properties fo:text-align="start" style:justify-single-word="false"/>
      <style:text-properties fo:language="fr" fo:country="FR" officeooo:paragraph-rsid="011a4118"/>
    </style:style>
    <style:style style:name="P153" style:family="paragraph" style:parent-style-name="Standard">
      <style:paragraph-properties fo:text-align="start" style:justify-single-word="false"/>
      <style:text-properties fo:language="fr" fo:country="FR" officeooo:paragraph-rsid="011ac654"/>
    </style:style>
    <style:style style:name="P154" style:family="paragraph" style:parent-style-name="Standard">
      <style:paragraph-properties fo:text-align="start" style:justify-single-word="false"/>
      <style:text-properties fo:language="fr" fo:country="FR" style:text-underline-style="solid" style:text-underline-width="auto" style:text-underline-color="font-color" officeooo:rsid="007938e9" officeooo:paragraph-rsid="007938e9"/>
    </style:style>
    <style:style style:name="P155" style:family="paragraph" style:parent-style-name="Standard">
      <style:paragraph-properties fo:text-align="start" style:justify-single-word="false"/>
      <style:text-properties fo:language="fr" fo:country="FR" officeooo:rsid="0076d087" officeooo:paragraph-rsid="0076d087"/>
    </style:style>
    <style:style style:name="P156" style:family="paragraph" style:parent-style-name="Standard">
      <style:paragraph-properties fo:text-align="start" style:justify-single-word="false"/>
      <style:text-properties fo:language="fr" fo:country="FR" officeooo:rsid="0076d087" officeooo:paragraph-rsid="007d6c42"/>
    </style:style>
    <style:style style:name="P157" style:family="paragraph" style:parent-style-name="Standard">
      <style:paragraph-properties fo:text-align="start" style:justify-single-word="false"/>
      <style:text-properties fo:language="fr" fo:country="FR" officeooo:rsid="007938e9" officeooo:paragraph-rsid="007938e9"/>
    </style:style>
    <style:style style:name="P158" style:family="paragraph" style:parent-style-name="Standard">
      <style:paragraph-properties fo:text-align="start" style:justify-single-word="false"/>
      <style:text-properties fo:language="fr" fo:country="FR" officeooo:rsid="007c134d" officeooo:paragraph-rsid="007c134d"/>
    </style:style>
    <style:style style:name="P159" style:family="paragraph" style:parent-style-name="Standard">
      <style:paragraph-properties fo:text-align="start" style:justify-single-word="false"/>
      <style:text-properties fo:language="fr" fo:country="FR" officeooo:rsid="007d6c42" officeooo:paragraph-rsid="007d6c42"/>
    </style:style>
    <style:style style:name="P160" style:family="paragraph" style:parent-style-name="Standard">
      <style:paragraph-properties fo:text-align="start" style:justify-single-word="false"/>
      <style:text-properties fo:language="fr" fo:country="FR" officeooo:rsid="007adcf9" officeooo:paragraph-rsid="007adcf9"/>
    </style:style>
    <style:style style:name="P161" style:family="paragraph" style:parent-style-name="Standard">
      <style:paragraph-properties fo:text-align="start" style:justify-single-word="false"/>
      <style:text-properties fo:language="fr" fo:country="FR" officeooo:rsid="007fdf89" officeooo:paragraph-rsid="007fdf89"/>
    </style:style>
    <style:style style:name="P162" style:family="paragraph" style:parent-style-name="Standard">
      <style:paragraph-properties fo:text-align="start" style:justify-single-word="false"/>
      <style:text-properties fo:language="fr" fo:country="FR" officeooo:rsid="0080ef27" officeooo:paragraph-rsid="0080ef27"/>
    </style:style>
    <style:style style:name="P163" style:family="paragraph" style:parent-style-name="Standard">
      <style:paragraph-properties fo:text-align="start" style:justify-single-word="false"/>
      <style:text-properties fo:language="fr" fo:country="FR" officeooo:rsid="00dc27b8" officeooo:paragraph-rsid="00dc27b8"/>
    </style:style>
    <style:style style:name="P164" style:family="paragraph" style:parent-style-name="Standard">
      <style:text-properties fo:language="fr" fo:country="FR" officeooo:paragraph-rsid="01145041"/>
    </style:style>
    <style:style style:name="P165" style:family="paragraph" style:parent-style-name="Standard">
      <style:paragraph-properties fo:text-align="start" style:justify-single-word="false"/>
      <style:text-properties fo:language="fr" fo:country="FR" officeooo:rsid="00df5671" officeooo:paragraph-rsid="0118427c"/>
    </style:style>
    <style:style style:name="P166" style:family="paragraph" style:parent-style-name="Standard">
      <style:text-properties fo:language="fr" fo:country="FR" officeooo:paragraph-rsid="011cb3d4"/>
    </style:style>
    <style:style style:name="P167" style:family="paragraph" style:parent-style-name="Standard">
      <style:text-properties fo:language="fr" fo:country="FR" officeooo:paragraph-rsid="01206452"/>
    </style:style>
    <style:style style:name="P168" style:family="paragraph" style:parent-style-name="Standard">
      <style:text-properties fo:language="fr" fo:country="FR" officeooo:rsid="00b551f1" officeooo:paragraph-rsid="00b551f1"/>
    </style:style>
    <style:style style:name="P169" style:family="paragraph" style:parent-style-name="Standard">
      <style:text-properties fo:language="fr" fo:country="FR" officeooo:rsid="00b551f1" officeooo:paragraph-rsid="012fd293"/>
    </style:style>
    <style:style style:name="P170" style:family="paragraph" style:parent-style-name="Standard">
      <style:paragraph-properties fo:text-align="start" style:justify-single-word="false"/>
      <style:text-properties style:text-underline-style="solid" style:text-underline-width="auto" style:text-underline-color="font-color" officeooo:rsid="00d4efd1" officeooo:paragraph-rsid="00d4efd1"/>
    </style:style>
    <style:style style:name="P171" style:family="paragraph" style:parent-style-name="Standard">
      <style:paragraph-properties fo:text-align="start" style:justify-single-word="false"/>
      <style:text-properties style:text-underline-style="solid" style:text-underline-width="auto" style:text-underline-color="font-color" officeooo:rsid="00d4efd1" officeooo:paragraph-rsid="00df8f67"/>
    </style:style>
    <style:style style:name="P172" style:family="paragraph" style:parent-style-name="Standard">
      <style:paragraph-properties fo:text-align="start" style:justify-single-word="false"/>
      <style:text-properties style:text-underline-style="solid" style:text-underline-width="auto" style:text-underline-color="font-color" officeooo:rsid="00d4efd1" officeooo:paragraph-rsid="011a4118"/>
    </style:style>
    <style:style style:name="P173" style:family="paragraph" style:parent-style-name="Standard">
      <style:paragraph-properties fo:text-align="start" style:justify-single-word="false"/>
      <style:text-properties style:text-underline-style="solid" style:text-underline-width="auto" style:text-underline-color="font-color" officeooo:paragraph-rsid="0118427c"/>
    </style:style>
    <style:style style:name="P174" style:family="paragraph" style:parent-style-name="Standard">
      <style:paragraph-properties fo:text-align="start" style:justify-single-word="false"/>
      <style:text-properties style:text-underline-style="solid" style:text-underline-width="auto" style:text-underline-color="font-color" officeooo:rsid="00d416b2" officeooo:paragraph-rsid="0118427c"/>
    </style:style>
    <style:style style:name="P175" style:family="paragraph" style:parent-style-name="Standard">
      <style:paragraph-properties fo:text-align="start" style:justify-single-word="false"/>
      <style:text-properties officeooo:rsid="00d4efd1" officeooo:paragraph-rsid="00d4efd1"/>
    </style:style>
    <style:style style:name="P176" style:family="paragraph" style:parent-style-name="Standard">
      <style:paragraph-properties fo:text-align="start" style:justify-single-word="false"/>
      <style:text-properties officeooo:rsid="00d4efd1" officeooo:paragraph-rsid="00dfad2a"/>
    </style:style>
    <style:style style:name="P177" style:family="paragraph" style:parent-style-name="Standard">
      <style:paragraph-properties fo:text-align="start" style:justify-single-word="false"/>
      <style:text-properties officeooo:rsid="00d4efd1" officeooo:paragraph-rsid="011734b1"/>
    </style:style>
    <style:style style:name="P178" style:family="paragraph" style:parent-style-name="Standard">
      <style:paragraph-properties fo:text-align="start" style:justify-single-word="false"/>
      <style:text-properties officeooo:rsid="00db1b03" officeooo:paragraph-rsid="00df8f67"/>
    </style:style>
    <style:style style:name="P179" style:family="paragraph" style:parent-style-name="Standard">
      <style:paragraph-properties fo:text-align="start" style:justify-single-word="false"/>
      <style:text-properties officeooo:rsid="00dd07b0" officeooo:paragraph-rsid="00dd07b0"/>
    </style:style>
    <style:style style:name="P180" style:family="paragraph" style:parent-style-name="Standard">
      <style:paragraph-properties fo:text-align="start" style:justify-single-word="false"/>
      <style:text-properties officeooo:rsid="00dd07b0" officeooo:paragraph-rsid="011a4118"/>
    </style:style>
    <style:style style:name="P181" style:family="paragraph" style:parent-style-name="Standard">
      <style:paragraph-properties fo:text-align="start" style:justify-single-word="false"/>
      <style:text-properties style:text-line-through-style="solid" style:text-line-through-type="single" style:font-name="Futura Std Condensed Light" fo:font-size="14pt" fo:language="fr" fo:country="FR" officeooo:rsid="00413233" officeooo:paragraph-rsid="00dee9de" style:font-size-asian="14pt" style:font-size-complex="14pt"/>
    </style:style>
    <style:style style:name="P182" style:family="paragraph" style:parent-style-name="Standard">
      <style:paragraph-properties fo:text-align="start" style:justify-single-word="false"/>
      <style:text-properties style:text-line-through-style="solid" style:text-line-through-type="single" fo:language="fr" fo:country="FR" officeooo:paragraph-rsid="011734b1"/>
    </style:style>
    <style:style style:name="P183" style:family="paragraph" style:parent-style-name="Standard">
      <style:text-properties style:text-outline="false" style:text-line-through-style="none" style:text-line-through-type="none" style:font-name="Futura Std Condensed Light" fo:font-size="14pt" fo:letter-spacing="normal" fo:language="fr" fo:country="FR" fo:font-style="normal" fo:text-shadow="none" style:text-underline-style="none" fo:font-weight="normal" officeooo:rsid="012ec03a" officeooo:paragraph-rsid="012ec03a" style:letter-kerning="true" fo:background-color="transparent" style:font-size-asian="14pt" style:font-style-asian="normal" style:font-weight-asian="normal" style:font-size-complex="14pt" style:text-emphasize="none"/>
    </style:style>
    <style:style style:name="P184" style:family="paragraph" style:parent-style-name="Text_20_body">
      <style:paragraph-properties fo:text-align="start" style:justify-single-word="false"/>
      <style:text-properties fo:color="#000000" loext:opacity="100%" style:font-name="Futura Std Condensed Light" fo:font-size="14pt" fo:language="fr" fo:country="FR" officeooo:paragraph-rsid="00ab4154" style:font-size-asian="14pt" style:font-size-complex="14pt"/>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officeooo:rsid="006e6dc8" fo:background-color="transparent" loext:char-shading-value="0"/>
    </style:style>
    <style:style style:name="T9" style:family="text">
      <style:text-properties officeooo:rsid="006f90fe" fo:background-color="transparent" loext:char-shading-value="0"/>
    </style:style>
    <style:style style:name="T10"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11"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12" style:family="text">
      <style:text-properties style:font-name="Futura Std Condensed Light" fo:font-size="14pt" fo:language="fr" fo:country="FR" style:text-underline-style="none" officeooo:rsid="006d2e2b" fo:background-color="transparent" loext:char-shading-value="0" style:font-size-asian="14pt" style:font-size-complex="14pt"/>
    </style:style>
    <style:style style:name="T13" style:family="text">
      <style:text-properties style:font-name="Futura Std Condensed Light" fo:font-size="14pt" fo:language="fr" fo:country="FR" style:text-underline-style="none" officeooo:rsid="00d2bcdf" fo:background-color="transparent" loext:char-shading-value="0" style:font-size-asian="14pt" style:font-size-complex="14pt"/>
    </style:style>
    <style:style style:name="T14" style:family="text">
      <style:text-properties style:font-name="Futura Std Condensed Light" fo:font-size="14pt" fo:language="fr" fo:country="FR" style:text-underline-style="none" officeooo:rsid="00dfad2a" fo:background-color="transparent" loext:char-shading-value="0" style:font-size-asian="14pt" style:font-size-complex="14pt"/>
    </style:style>
    <style:style style:name="T15" style:family="text">
      <style:text-properties style:font-name="Futura Std Condensed Light" fo:font-size="14pt" fo:language="fr" fo:country="FR" style:text-underline-style="none" officeooo:rsid="0106d49d" fo:background-color="transparent" loext:char-shading-value="0" style:font-size-asian="14pt" style:font-size-complex="14pt"/>
    </style:style>
    <style:style style:name="T16" style:family="text">
      <style:text-properties style:font-name="Futura Std Condensed Light" fo:font-size="14pt" fo:language="fr" fo:country="FR" style:text-underline-style="none" officeooo:rsid="011734b1" fo:background-color="transparent" loext:char-shading-value="0" style:font-size-asian="14pt" style:font-size-complex="14pt"/>
    </style:style>
    <style:style style:name="T17" style:family="text">
      <style:text-properties style:font-name="Futura Std Condensed Light" fo:font-size="14pt" fo:language="fr" fo:country="FR" style:text-underline-style="none" officeooo:rsid="0118427c" fo:background-color="transparent" loext:char-shading-value="0" style:font-size-asian="14pt" style:font-size-complex="14pt"/>
    </style:style>
    <style:style style:name="T18" style:family="text">
      <style:text-properties style:font-name="Futura Std Condensed Light" fo:font-size="14pt" style:text-underline-style="none" fo:background-color="transparent" loext:char-shading-value="0" style:font-size-asian="14pt" style:font-size-complex="14pt"/>
    </style:style>
    <style:style style:name="T19" style:family="text">
      <style:text-properties style:font-name="Futura Std Condensed Light" fo:font-size="14pt" style:text-underline-style="none" officeooo:rsid="0067de30" fo:background-color="transparent" loext:char-shading-value="0" style:font-size-asian="14pt" style:font-size-complex="14pt"/>
    </style:style>
    <style:style style:name="T20" style:family="text">
      <style:text-properties style:font-name="Futura Std Condensed Light" fo:font-size="14pt" style:text-underline-style="none" officeooo:rsid="00682f58" fo:background-color="transparent" loext:char-shading-value="0" style:font-size-asian="14pt" style:font-size-complex="14pt"/>
    </style:style>
    <style:style style:name="T21" style:family="text">
      <style:text-properties style:font-name="Futura Std Condensed Light" fo:font-size="14pt" style:text-underline-style="none" officeooo:rsid="0063bdfd" fo:background-color="transparent" loext:char-shading-value="0" style:font-size-asian="14pt" style:font-size-complex="14pt"/>
    </style:style>
    <style:style style:name="T22" style:family="text">
      <style:text-properties style:font-name="Futura Std Condensed Light" fo:font-size="14pt" style:text-underline-style="none" officeooo:rsid="0074f0ff" fo:background-color="transparent" loext:char-shading-value="0" style:font-size-asian="14pt" style:font-size-complex="14pt"/>
    </style:style>
    <style:style style:name="T23" style:family="text">
      <style:text-properties style:font-name="Futura Std Condensed Light" fo:font-size="14pt" style:text-underline-style="none" officeooo:rsid="0070c750" fo:background-color="transparent" loext:char-shading-value="0" style:font-size-asian="14pt" style:font-size-complex="14pt"/>
    </style:style>
    <style:style style:name="T24" style:family="text">
      <style:text-properties style:font-name="Futura Std Condensed Light" fo:font-size="14pt" style:text-underline-style="none" officeooo:rsid="0070ff66" fo:background-color="transparent" loext:char-shading-value="0" style:font-size-asian="14pt" style:font-size-complex="14pt"/>
    </style:style>
    <style:style style:name="T25" style:family="text">
      <style:text-properties style:font-name="Futura Std Condensed Light" fo:font-size="14pt" style:text-underline-style="none" officeooo:rsid="00733550" fo:background-color="transparent" loext:char-shading-value="0" style:font-size-asian="14pt" style:font-size-complex="14pt"/>
    </style:style>
    <style:style style:name="T26" style:family="text">
      <style:text-properties style:font-name="Futura Std Condensed Light" fo:font-size="14pt" style:text-underline-style="none" officeooo:rsid="00721c28" fo:background-color="transparent" loext:char-shading-value="0" style:font-size-asian="14pt" style:font-size-complex="14pt"/>
    </style:style>
    <style:style style:name="T27" style:family="text">
      <style:text-properties style:font-name="Futura Std Condensed Light" fo:font-size="14pt" style:text-underline-style="none" officeooo:rsid="00c62c5d" fo:background-color="transparent" loext:char-shading-value="0" style:font-size-asian="14pt" style:font-size-complex="14pt"/>
    </style:style>
    <style:style style:name="T28" style:family="text">
      <style:text-properties style:font-name="Futura Std Condensed Light" fo:font-size="14pt" style:text-underline-style="none" officeooo:rsid="00899dc3" fo:background-color="transparent" loext:char-shading-value="0" style:font-size-asian="14pt" style:font-size-complex="14pt"/>
    </style:style>
    <style:style style:name="T29" style:family="text">
      <style:text-properties style:font-name="Futura Std Condensed Light" fo:font-size="14pt" style:text-underline-style="none" officeooo:rsid="008b72a4" fo:background-color="transparent" loext:char-shading-value="0" style:font-size-asian="14pt" style:font-size-complex="14pt"/>
    </style:style>
    <style:style style:name="T30" style:family="text">
      <style:text-properties style:font-name="Futura Std Condensed Light" fo:font-size="14pt" style:text-underline-style="none" officeooo:rsid="0073b3cf" fo:background-color="transparent" loext:char-shading-value="0" style:font-size-asian="14pt" style:font-size-complex="14pt"/>
    </style:style>
    <style:style style:name="T31" style:family="text">
      <style:text-properties style:font-name="Futura Std Condensed Light" fo:font-size="14pt" style:text-underline-style="none" officeooo:rsid="0098683b" fo:background-color="transparent" loext:char-shading-value="0" style:font-size-asian="14pt" style:font-size-complex="14pt"/>
    </style:style>
    <style:style style:name="T32" style:family="text">
      <style:text-properties style:font-name="Futura Std Condensed Light" fo:font-size="14pt" style:text-underline-style="none" officeooo:rsid="00764c2d" fo:background-color="transparent" loext:char-shading-value="0" style:font-size-asian="14pt" style:font-size-complex="14pt"/>
    </style:style>
    <style:style style:name="T33" style:family="text">
      <style:text-properties style:font-name="Futura Std Condensed Light" fo:font-size="14pt" style:text-underline-style="none" officeooo:rsid="0075ee8e" fo:background-color="transparent" loext:char-shading-value="0" style:font-size-asian="14pt" style:font-size-complex="14pt"/>
    </style:style>
    <style:style style:name="T34" style:family="text">
      <style:text-properties style:font-name="Futura Std Condensed Light" fo:font-size="14pt" style:text-underline-style="none" officeooo:rsid="0073f260" fo:background-color="transparent" loext:char-shading-value="0" style:font-size-asian="14pt" style:font-size-complex="14pt"/>
    </style:style>
    <style:style style:name="T35" style:family="text">
      <style:text-properties style:font-name="Futura Std Condensed Light" fo:font-size="14pt" style:text-underline-style="none" officeooo:rsid="007938e9" fo:background-color="transparent" loext:char-shading-value="0" style:font-size-asian="14pt" style:font-size-complex="14pt"/>
    </style:style>
    <style:style style:name="T36" style:family="text">
      <style:text-properties style:font-name="Futura Std Condensed Light" fo:font-size="14pt" style:text-underline-style="none" officeooo:rsid="007adcf9" fo:background-color="transparent" loext:char-shading-value="0" style:font-size-asian="14pt" style:font-size-complex="14pt"/>
    </style:style>
    <style:style style:name="T37" style:family="text">
      <style:text-properties style:font-name="Futura Std Condensed Light" fo:font-size="14pt" style:text-underline-style="none" officeooo:rsid="007c134d" fo:background-color="transparent" loext:char-shading-value="0" style:font-size-asian="14pt" style:font-size-complex="14pt"/>
    </style:style>
    <style:style style:name="T38" style:family="text">
      <style:text-properties style:font-name="Futura Std Condensed Light" fo:font-size="14pt" style:text-underline-style="none" officeooo:rsid="007fdf89" fo:background-color="transparent" loext:char-shading-value="0" style:font-size-asian="14pt" style:font-size-complex="14pt"/>
    </style:style>
    <style:style style:name="T39" style:family="text">
      <style:text-properties style:font-name="Futura Std Condensed Light" fo:font-size="14pt" style:text-underline-style="none" officeooo:rsid="00d1a37c" fo:background-color="transparent" loext:char-shading-value="0" style:font-size-asian="14pt" style:font-size-complex="14pt"/>
    </style:style>
    <style:style style:name="T40" style:family="text">
      <style:text-properties style:font-name="Futura Std Condensed Light" fo:font-size="14pt" style:text-underline-style="none" officeooo:rsid="0076d087" fo:background-color="transparent" loext:char-shading-value="0" style:font-size-asian="14pt" style:font-size-complex="14pt"/>
    </style:style>
    <style:style style:name="T41" style:family="text">
      <style:text-properties style:font-name="Futura Std Condensed Light" fo:font-size="14pt" style:text-underline-style="none" officeooo:rsid="007d6c42" fo:background-color="transparent" loext:char-shading-value="0" style:font-size-asian="14pt" style:font-size-complex="14pt"/>
    </style:style>
    <style:style style:name="T42" style:family="text">
      <style:text-properties style:font-name="Futura Std Condensed Light" fo:font-size="14pt" style:text-underline-style="none" officeooo:rsid="007ee82c" fo:background-color="transparent" loext:char-shading-value="0" style:font-size-asian="14pt" style:font-size-complex="14pt"/>
    </style:style>
    <style:style style:name="T43" style:family="text">
      <style:text-properties style:font-name="Futura Std Condensed Light" fo:font-size="14pt" style:text-underline-style="none" officeooo:rsid="00814a23" fo:background-color="transparent" loext:char-shading-value="0" style:font-size-asian="14pt" style:font-size-complex="14pt"/>
    </style:style>
    <style:style style:name="T44" style:family="text">
      <style:text-properties style:font-name="Futura Std Condensed Light" fo:font-size="14pt" style:text-underline-style="none" officeooo:rsid="008223cb" fo:background-color="transparent" loext:char-shading-value="0" style:font-size-asian="14pt" style:font-size-complex="14pt"/>
    </style:style>
    <style:style style:name="T45" style:family="text">
      <style:text-properties style:font-name="Futura Std Condensed Light" fo:font-size="14pt" style:text-underline-style="none" officeooo:rsid="00837a21" fo:background-color="transparent" loext:char-shading-value="0" style:font-size-asian="14pt" style:font-size-complex="14pt"/>
    </style:style>
    <style:style style:name="T46" style:family="text">
      <style:text-properties style:font-name="Futura Std Condensed Light" fo:font-size="14pt" style:text-underline-style="none" officeooo:rsid="00c2ff07" fo:background-color="transparent" loext:char-shading-value="0" style:font-size-asian="14pt" style:font-size-complex="14pt"/>
    </style:style>
    <style:style style:name="T47" style:family="text">
      <style:text-properties style:font-name="Futura Std Condensed Light" fo:font-size="14pt" style:text-underline-style="none" officeooo:rsid="00d1a63f" fo:background-color="transparent" loext:char-shading-value="0" style:font-size-asian="14pt" style:font-size-complex="14pt"/>
    </style:style>
    <style:style style:name="T48" style:family="text">
      <style:text-properties style:font-name="Futura Std Condensed Light" fo:font-size="14pt" style:text-underline-style="none" officeooo:rsid="00d1c55e" fo:background-color="transparent" loext:char-shading-value="0" style:font-size-asian="14pt" style:font-size-complex="14pt"/>
    </style:style>
    <style:style style:name="T49" style:family="text">
      <style:text-properties style:font-name="Futura Std Condensed Light" fo:font-size="14pt" style:text-underline-style="none" officeooo:rsid="00d2bcdf" fo:background-color="transparent" loext:char-shading-value="0" style:font-size-asian="14pt" style:font-size-complex="14pt"/>
    </style:style>
    <style:style style:name="T50" style:family="text">
      <style:text-properties style:font-name="Futura Std Condensed Light" fo:font-size="14pt" style:text-underline-style="none" officeooo:rsid="00d416b2" fo:background-color="transparent" loext:char-shading-value="0" style:font-size-asian="14pt" style:font-size-complex="14pt"/>
    </style:style>
    <style:style style:name="T51" style:family="text">
      <style:text-properties style:font-name="Futura Std Condensed Light" fo:font-size="14pt" style:text-underline-style="none" officeooo:rsid="00d65dbb" fo:background-color="transparent" loext:char-shading-value="0" style:font-size-asian="14pt" style:font-size-complex="14pt"/>
    </style:style>
    <style:style style:name="T52" style:family="text">
      <style:text-properties style:font-name="Futura Std Condensed Light" fo:font-size="14pt" style:text-underline-style="none" officeooo:rsid="00ca91a5" fo:background-color="transparent" loext:char-shading-value="0" style:font-size-asian="14pt" style:font-size-complex="14pt"/>
    </style:style>
    <style:style style:name="T53" style:family="text">
      <style:text-properties style:font-name="Futura Std Condensed Light" fo:font-size="14pt" style:text-underline-style="none" officeooo:rsid="006f90fe" fo:background-color="transparent" loext:char-shading-value="0" style:font-size-asian="14pt" style:font-size-complex="14pt"/>
    </style:style>
    <style:style style:name="T54" style:family="text">
      <style:text-properties style:font-name="Futura Std Condensed Light" fo:font-size="14pt" style:text-underline-style="none" officeooo:rsid="00df8f67" fo:background-color="transparent" loext:char-shading-value="0" style:font-size-asian="14pt" style:font-size-complex="14pt"/>
    </style:style>
    <style:style style:name="T55" style:family="text">
      <style:text-properties style:font-name="Futura Std Condensed Light" fo:font-size="14pt" style:text-underline-style="none" officeooo:rsid="00dfad2a" fo:background-color="transparent" loext:char-shading-value="0" style:font-size-asian="14pt" style:font-size-complex="14pt"/>
    </style:style>
    <style:style style:name="T56" style:family="text">
      <style:text-properties style:font-name="Futura Std Condensed Light" fo:font-size="14pt" style:text-underline-style="none" officeooo:rsid="00e08e5e" fo:background-color="transparent" loext:char-shading-value="0" style:font-size-asian="14pt" style:font-size-complex="14pt"/>
    </style:style>
    <style:style style:name="T57" style:family="text">
      <style:text-properties style:font-name="Futura Std Condensed Light" fo:font-size="14pt" style:text-underline-style="none" officeooo:rsid="00e3840e" fo:background-color="transparent" loext:char-shading-value="0" style:font-size-asian="14pt" style:font-size-complex="14pt"/>
    </style:style>
    <style:style style:name="T58" style:family="text">
      <style:text-properties style:font-name="Futura Std Condensed Light" fo:font-size="14pt" style:text-underline-style="none" officeooo:rsid="00fe14ed" fo:background-color="transparent" loext:char-shading-value="0" style:font-size-asian="14pt" style:font-size-complex="14pt"/>
    </style:style>
    <style:style style:name="T59" style:family="text">
      <style:text-properties style:font-name="Futura Std Condensed Light" fo:font-size="14pt" style:text-underline-style="none" officeooo:rsid="0100ec78" fo:background-color="transparent" loext:char-shading-value="0" style:font-size-asian="14pt" style:font-size-complex="14pt"/>
    </style:style>
    <style:style style:name="T60" style:family="text">
      <style:text-properties style:font-name="Futura Std Condensed Light" fo:font-size="14pt" style:text-underline-style="none" officeooo:rsid="0103c593" fo:background-color="transparent" loext:char-shading-value="0" style:font-size-asian="14pt" style:font-size-complex="14pt"/>
    </style:style>
    <style:style style:name="T61" style:family="text">
      <style:text-properties style:font-name="Futura Std Condensed Light" fo:font-size="14pt" style:text-underline-style="none" officeooo:rsid="01052ab7" fo:background-color="transparent" loext:char-shading-value="0" style:font-size-asian="14pt" style:font-size-complex="14pt"/>
    </style:style>
    <style:style style:name="T62" style:family="text">
      <style:text-properties style:font-name="Futura Std Condensed Light" fo:font-size="14pt" style:text-underline-style="none" officeooo:rsid="010b4fb4" fo:background-color="transparent" loext:char-shading-value="0" style:font-size-asian="14pt" style:font-size-complex="14pt"/>
    </style:style>
    <style:style style:name="T63" style:family="text">
      <style:text-properties style:font-name="Futura Std Condensed Light" fo:font-size="14pt" style:text-underline-style="none" officeooo:rsid="010d6131" fo:background-color="transparent" loext:char-shading-value="0" style:font-size-asian="14pt" style:font-size-complex="14pt"/>
    </style:style>
    <style:style style:name="T64" style:family="text">
      <style:text-properties style:font-name="Futura Std Condensed Light" fo:font-size="14pt" style:text-underline-style="none" officeooo:rsid="011734b1" fo:background-color="transparent" loext:char-shading-value="0" style:font-size-asian="14pt" style:font-size-complex="14pt"/>
    </style:style>
    <style:style style:name="T65" style:family="text">
      <style:text-properties style:font-name="Futura Std Condensed Light" fo:font-size="14pt" style:text-underline-style="none" officeooo:rsid="0118427c" fo:background-color="transparent" loext:char-shading-value="0" style:font-size-asian="14pt" style:font-size-complex="14pt"/>
    </style:style>
    <style:style style:name="T66" style:family="text">
      <style:text-properties style:font-name="Futura Std Condensed Light" fo:font-size="14pt" style:text-underline-style="none" officeooo:rsid="011a4118" fo:background-color="transparent" loext:char-shading-value="0" style:font-size-asian="14pt" style:font-size-complex="14pt"/>
    </style:style>
    <style:style style:name="T67" style:family="text">
      <style:text-properties style:font-name="Futura Std Condensed Light" fo:font-size="14pt" style:text-underline-style="none" officeooo:rsid="011cb3d4" fo:background-color="transparent" loext:char-shading-value="0" style:font-size-asian="14pt" style:font-size-complex="14pt"/>
    </style:style>
    <style:style style:name="T68" style:family="text">
      <style:text-properties style:font-name="Futura Std Condensed Light" fo:font-size="14pt" officeooo:rsid="002200f8" style:font-size-asian="14pt" style:font-size-complex="14pt"/>
    </style:style>
    <style:style style:name="T69" style:family="text">
      <style:text-properties style:font-name="Futura Std Condensed Light" fo:font-size="14pt" officeooo:rsid="00332973" style:font-size-asian="14pt" style:font-size-complex="14pt"/>
    </style:style>
    <style:style style:name="T70" style:family="text">
      <style:text-properties style:font-name="Futura Std Condensed Light" fo:font-size="14pt" officeooo:rsid="0048c52f" style:font-size-asian="14pt" style:font-size-complex="14pt"/>
    </style:style>
    <style:style style:name="T71" style:family="text">
      <style:text-properties style:font-name="Futura Std Condensed Light" fo:font-size="14pt" officeooo:rsid="0059112a" style:font-size-asian="14pt" style:font-size-complex="14pt"/>
    </style:style>
    <style:style style:name="T72" style:family="text">
      <style:text-properties style:font-name="Futura Std Condensed Light" fo:font-size="14pt" officeooo:rsid="0076681a" style:font-size-asian="14pt" style:font-size-complex="14pt"/>
    </style:style>
    <style:style style:name="T73" style:family="text">
      <style:text-properties style:font-name="Futura Std Condensed Light" fo:font-size="14pt" officeooo:rsid="01145041" style:font-size-asian="14pt" style:font-size-complex="14pt"/>
    </style:style>
    <style:style style:name="T74" style:family="text">
      <style:text-properties style:font-name="Futura Std Condensed Light" fo:font-size="14pt" fo:background-color="transparent" loext:char-shading-value="0" style:font-size-asian="14pt" style:font-size-complex="14pt"/>
    </style:style>
    <style:style style:name="T75" style:family="text">
      <style:text-properties style:font-name="Futura Std Condensed Light" fo:font-size="14pt" officeooo:rsid="0076d087" fo:background-color="transparent" loext:char-shading-value="0" style:font-size-asian="14pt" style:font-size-complex="14pt"/>
    </style:style>
    <style:style style:name="T76" style:family="text">
      <style:text-properties style:font-name="Futura Std Condensed Light" fo:font-size="14pt" officeooo:rsid="00d1c55e" fo:background-color="transparent" loext:char-shading-value="0" style:font-size-asian="14pt" style:font-size-complex="14pt"/>
    </style:style>
    <style:style style:name="T77" style:family="text">
      <style:text-properties style:font-name="Futura Std Condensed Light" fo:font-size="14pt" officeooo:rsid="00df1814" fo:background-color="transparent" loext:char-shading-value="0" style:font-size-asian="14pt" style:font-size-complex="14pt"/>
    </style:style>
    <style:style style:name="T78" style:family="text">
      <style:text-properties style:font-name="Futura Std Condensed Light" fo:font-size="14pt" style:text-underline-style="solid" style:text-underline-width="auto" style:text-underline-color="font-color" fo:background-color="transparent" loext:char-shading-value="0" style:font-size-asian="14pt" style:font-size-complex="14pt"/>
    </style:style>
    <style:style style:name="T79" style:family="text">
      <style:text-properties style:font-name="Futura Std Condensed Light" fo:font-size="14pt" style:text-underline-style="solid" style:text-underline-width="auto" style:text-underline-color="font-color" officeooo:rsid="00899dc3" fo:background-color="transparent" loext:char-shading-value="0" style:font-size-asian="14pt" style:font-size-complex="14pt"/>
    </style:style>
    <style:style style:name="T80" style:family="text">
      <style:text-properties style:font-name="Futura Std Condensed Light" fo:font-size="14pt" style:text-underline-style="solid" style:text-underline-width="auto" style:text-underline-color="font-color" officeooo:rsid="00cec4ff" fo:background-color="transparent" loext:char-shading-value="0" style:font-size-asian="14pt" style:font-size-complex="14pt"/>
    </style:style>
    <style:style style:name="T81" style:family="text">
      <style:text-properties style:font-name="Futura Std Condensed Light" fo:font-size="14pt" style:text-underline-style="solid" style:text-underline-width="auto" style:text-underline-color="font-color" officeooo:rsid="0073b3cf" fo:background-color="transparent" loext:char-shading-value="0" style:font-size-asian="14pt" style:font-size-complex="14pt"/>
    </style:style>
    <style:style style:name="T82" style:family="text">
      <style:text-properties style:font-name="Futura Std Condensed Light" fo:font-size="14pt" fo:font-weight="normal" officeooo:rsid="00eb3af2" style:font-size-asian="14pt" style:font-weight-asian="normal" style:font-size-complex="14pt" style:font-weight-complex="normal"/>
    </style:style>
    <style:style style:name="T83" style:family="text">
      <style:text-properties style:font-name="Futura Std Condensed Light" fo:font-size="14pt" fo:font-weight="normal" officeooo:rsid="00ecedca" style:font-size-asian="14pt" style:font-weight-asian="normal" style:font-size-complex="14pt" style:font-weight-complex="normal"/>
    </style:style>
    <style:style style:name="T84" style:family="text">
      <style:text-properties style:font-name="Futura Std Condensed Light" officeooo:rsid="006f90fe" fo:background-color="transparent" loext:char-shading-value="0"/>
    </style:style>
    <style:style style:name="T85" style:family="text">
      <style:text-properties style:font-name="Futura Std Condensed Light" style:text-underline-style="none" officeooo:rsid="00c62c5d" fo:background-color="transparent" loext:char-shading-value="0"/>
    </style:style>
    <style:style style:name="T86" style:family="text">
      <style:text-properties style:font-name="Futura Std Condensed Light" style:text-underline-style="none" officeooo:rsid="0070c750" fo:background-color="transparent" loext:char-shading-value="0"/>
    </style:style>
    <style:style style:name="T87" style:family="text">
      <style:text-properties style:font-name="Futura Std Condensed Light" style:text-underline-style="none" officeooo:rsid="011734b1" fo:background-color="transparent" loext:char-shading-value="0"/>
    </style:style>
    <style:style style:name="T88" style:family="text">
      <style:text-properties style:font-name="Futura Std Condensed" officeooo:rsid="001900db"/>
    </style:style>
    <style:style style:name="T89" style:family="text">
      <style:text-properties style:font-name="Futura Std Condensed" officeooo:rsid="006250a9" fo:background-color="transparent" loext:char-shading-value="0"/>
    </style:style>
    <style:style style:name="T90" style:family="text">
      <style:text-properties style:font-name="Futura Std Condensed" officeooo:rsid="006d0f4c" fo:background-color="transparent" loext:char-shading-value="0"/>
    </style:style>
    <style:style style:name="T91" style:family="text">
      <style:text-properties style:font-name="Futura Std Condensed" fo:language="fr" fo:country="FR" officeooo:rsid="002200f8"/>
    </style:style>
    <style:style style:name="T92" style:family="text">
      <style:text-properties style:font-name="Futura Std Condensed" style:text-underline-style="solid" style:text-underline-width="auto" style:text-underline-color="font-color"/>
    </style:style>
    <style:style style:name="T93" style:family="text">
      <style:text-properties style:font-name="Futura Std Condensed" style:text-underline-style="solid" style:text-underline-width="auto" style:text-underline-color="font-color" officeooo:rsid="00413233"/>
    </style:style>
    <style:style style:name="T94" style:family="text">
      <style:text-properties style:font-name="Futura Std Condensed" style:text-underline-style="solid" style:text-underline-width="auto" style:text-underline-color="font-color" officeooo:rsid="004653c4"/>
    </style:style>
    <style:style style:name="T95" style:family="text">
      <style:text-properties style:font-name="Futura Std Condensed" style:text-underline-style="solid" style:text-underline-width="auto" style:text-underline-color="font-color" fo:background-color="transparent" loext:char-shading-value="0"/>
    </style:style>
    <style:style style:name="T96" style:family="text">
      <style:text-properties style:font-name="Futura Std Condensed" style:text-underline-style="solid" style:text-underline-width="auto" style:text-underline-color="font-color" officeooo:rsid="006d2e2b" fo:background-color="transparent" loext:char-shading-value="0"/>
    </style:style>
    <style:style style:name="T97" style:family="text">
      <style:text-properties style:font-name="Futura Std Condensed" style:text-underline-style="solid" style:text-underline-width="auto" style:text-underline-color="font-color" officeooo:rsid="006e6dc8" fo:background-color="transparent" loext:char-shading-value="0"/>
    </style:style>
    <style:style style:name="T98" style:family="text">
      <style:text-properties style:font-name="Futura Std Condensed" fo:font-size="14pt" style:text-underline-style="none" officeooo:rsid="0067de30" fo:background-color="transparent" loext:char-shading-value="0" style:font-size-asian="14pt" style:font-size-complex="14pt"/>
    </style:style>
    <style:style style:name="T99" style:family="text">
      <style:text-properties style:font-name="Futura Std Condensed" fo:font-size="14pt" style:text-underline-style="none" officeooo:rsid="0063bdfd" fo:background-color="transparent" loext:char-shading-value="0" style:font-size-asian="14pt" style:font-size-complex="14pt"/>
    </style:style>
    <style:style style:name="T100" style:family="text">
      <style:text-properties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101" style:family="text">
      <style:text-properties style:font-name="Futura Std Condensed" fo:font-size="14pt" style:text-underline-style="solid" style:text-underline-width="auto" style:text-underline-color="font-color" officeooo:rsid="00df1814" fo:background-color="transparent" loext:char-shading-value="0" style:font-size-asian="14pt" style:font-size-complex="14pt"/>
    </style:style>
    <style:style style:name="T102" style:family="text">
      <style:text-properties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103" style:family="text">
      <style:text-properties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104" style:family="text">
      <style:text-properties style:font-name="Futura Std Condensed" fo:font-size="14pt" fo:font-weight="normal" officeooo:rsid="00eb3af2" style:font-size-asian="14pt" style:font-weight-asian="normal" style:font-size-complex="14pt" style:font-weight-complex="normal"/>
    </style:style>
    <style:style style:name="T105" style:family="text">
      <style:text-properties style:font-name="Futura Std Condensed" fo:font-size="14pt" fo:font-weight="normal" officeooo:rsid="00ecedca" style:font-size-asian="14pt" style:font-weight-asian="normal" style:font-size-complex="14pt" style:font-weight-complex="normal"/>
    </style:style>
    <style:style style:name="T106" style:family="text">
      <style:text-properties style:font-name="Futura Std Condensed" officeooo:rsid="00a5229d"/>
    </style:style>
    <style:style style:name="T107" style:family="text">
      <style:text-properties style:font-name="Futura Std Condensed" officeooo:rsid="00ac260d"/>
    </style:style>
    <style:style style:name="T108" style:family="text">
      <style:text-properties style:font-name="Futura Std Condensed" officeooo:rsid="00c48288"/>
    </style:style>
    <style:style style:name="T109" style:family="text">
      <style:text-properties style:font-name="Futura Std Condensed" style:text-underline-style="none" fo:background-color="transparent" loext:char-shading-value="0"/>
    </style:style>
    <style:style style:name="T110" style:family="text">
      <style:text-properties style:font-name="Futura Std Condensed" style:text-underline-style="none" officeooo:rsid="00682f58" fo:background-color="transparent" loext:char-shading-value="0"/>
    </style:style>
    <style:style style:name="T111" style:family="text">
      <style:text-properties fo:color="#c9211e" loext:opacity="100%"/>
    </style:style>
    <style:style style:name="T112" style:family="text">
      <style:text-properties fo:color="#c9211e" loext:opacity="100%" style:font-name="Futura Std Condensed"/>
    </style:style>
    <style:style style:name="T113" style:family="text">
      <style:text-properties fo:color="#c9211e" loext:opacity="100%" style:font-name="Futura Std Condensed" officeooo:rsid="001900db"/>
    </style:style>
    <style:style style:name="T114" style:family="text">
      <style:text-properties fo:color="#c9211e" loext:opacity="100%" style:font-name="Futura Std Condensed" officeooo:rsid="001900db" fo:background-color="transparent" loext:char-shading-value="0"/>
    </style:style>
    <style:style style:name="T115" style:family="text">
      <style:text-properties fo:color="#c9211e" loext:opacity="100%" style:font-name="Futura Std Condensed" officeooo:rsid="000cd120" fo:background-color="transparent" loext:char-shading-value="0"/>
    </style:style>
    <style:style style:name="T116" style:family="text">
      <style:text-properties fo:color="#c9211e" loext:opacity="100%" style:font-name="Futura Std Condensed" style:text-underline-style="none" officeooo:rsid="001900db" fo:background-color="transparent" loext:char-shading-value="0"/>
    </style:style>
    <style:style style:name="T117" style:family="text">
      <style:text-properties fo:color="#c9211e" loext:opacity="100%" style:font-name="Futura Std Condensed" style:text-underline-style="none" officeooo:rsid="00413233" fo:background-color="transparent" loext:char-shading-value="0"/>
    </style:style>
    <style:style style:name="T118" style:family="text">
      <style:text-properties fo:color="#c9211e" loext:opacity="100%" style:font-name="Futura Std Condensed" style:text-underline-style="none" officeooo:rsid="000edf9e" fo:background-color="transparent" loext:char-shading-value="0"/>
    </style:style>
    <style:style style:name="T119" style:family="text">
      <style:text-properties fo:color="#c9211e" loext:opacity="100%" style:font-name="Futura Std Condensed" style:text-underline-style="none" officeooo:rsid="00166244" fo:background-color="transparent" loext:char-shading-value="0"/>
    </style:style>
    <style:style style:name="T120" style:family="text">
      <style:text-properties fo:color="#c9211e" loext:opacity="100%" style:font-name="Futura Std Condensed" style:text-underline-style="none" officeooo:rsid="00105a80" fo:background-color="transparent" loext:char-shading-value="0"/>
    </style:style>
    <style:style style:name="T121" style:family="text">
      <style:text-properties fo:color="#c9211e" loext:opacity="100%" style:font-name="Futura Std Condensed" style:text-underline-style="none" officeooo:rsid="00682f58" fo:background-color="transparent" loext:char-shading-value="0"/>
    </style:style>
    <style:style style:name="T122" style:family="text">
      <style:text-properties fo:color="#c9211e" loext:opacity="100%" style:font-name="Futura Std Condensed" style:text-underline-style="none" officeooo:rsid="004740f5" fo:background-color="transparent" loext:char-shading-value="0"/>
    </style:style>
    <style:style style:name="T123" style:family="text">
      <style:text-properties fo:color="#c9211e" loext:opacity="100%" style:font-name="Futura Std Condensed" style:text-underline-style="none" officeooo:rsid="004653c4" fo:background-color="transparent" loext:char-shading-value="0"/>
    </style:style>
    <style:style style:name="T124" style:family="text">
      <style:text-properties fo:color="#c9211e" loext:opacity="100%" style:font-name="Futura Std Condensed" style:text-underline-style="none" officeooo:rsid="006d2e2b" fo:background-color="transparent" loext:char-shading-value="0"/>
    </style:style>
    <style:style style:name="T125" style:family="text">
      <style:text-properties fo:color="#c9211e" loext:opacity="100%" style:font-name="Futura Std Condensed" style:text-underline-style="none" officeooo:rsid="00764c2d" fo:background-color="transparent" loext:char-shading-value="0"/>
    </style:style>
    <style:style style:name="T126" style:family="text">
      <style:text-properties fo:color="#c9211e" loext:opacity="100%" style:font-name="Futura Std Condensed" style:text-underline-style="none" officeooo:rsid="00cc62cc" fo:background-color="transparent" loext:char-shading-value="0"/>
    </style:style>
    <style:style style:name="T127" style:family="text">
      <style:text-properties fo:color="#c9211e" loext:opacity="100%" style:font-name="Futura Std Condensed" style:text-underline-style="none" officeooo:rsid="006d5890" fo:background-color="transparent" loext:char-shading-value="0"/>
    </style:style>
    <style:style style:name="T128" style:family="text">
      <style:text-properties fo:color="#c9211e" loext:opacity="100%" style:font-name="Futura Std Condensed" style:text-underline-style="none" officeooo:rsid="006e6dc8" fo:background-color="transparent" loext:char-shading-value="0"/>
    </style:style>
    <style:style style:name="T129" style:family="text">
      <style:text-properties fo:color="#c9211e" loext:opacity="100%" style:font-name="Futura Std Condensed" style:text-underline-style="none" officeooo:rsid="006f90fe" fo:background-color="transparent" loext:char-shading-value="0"/>
    </style:style>
    <style:style style:name="T130" style:family="text">
      <style:text-properties fo:color="#c9211e" loext:opacity="100%" style:font-name="Futura Std Condensed" style:text-underline-style="none" officeooo:rsid="00707bd7" fo:background-color="transparent" loext:char-shading-value="0"/>
    </style:style>
    <style:style style:name="T131" style:family="text">
      <style:text-properties fo:color="#c9211e" loext:opacity="100%" style:font-name="Futura Std Condensed" style:text-underline-style="none" officeooo:rsid="00c7b90a" fo:background-color="transparent" loext:char-shading-value="0"/>
    </style:style>
    <style:style style:name="T132" style:family="text">
      <style:text-properties fo:color="#c9211e" loext:opacity="100%" style:font-name="Futura Std Condensed" style:text-underline-style="none" officeooo:rsid="00c919c1" fo:background-color="transparent" loext:char-shading-value="0"/>
    </style:style>
    <style:style style:name="T133" style:family="text">
      <style:text-properties fo:color="#c9211e" loext:opacity="100%" style:font-name="Futura Std Condensed" style:text-underline-style="none" officeooo:rsid="00ca91a5" fo:background-color="transparent" loext:char-shading-value="0"/>
    </style:style>
    <style:style style:name="T134" style:family="text">
      <style:text-properties fo:color="#c9211e" loext:opacity="100%" style:font-name="Futura Std Condensed" style:text-underline-style="none" officeooo:rsid="0070c750" fo:background-color="transparent" loext:char-shading-value="0"/>
    </style:style>
    <style:style style:name="T135" style:family="text">
      <style:text-properties fo:color="#c9211e" loext:opacity="100%" style:font-name="Futura Std Condensed" style:text-underline-style="none" officeooo:rsid="0074f0ff" fo:background-color="transparent" loext:char-shading-value="0"/>
    </style:style>
    <style:style style:name="T136" style:family="text">
      <style:text-properties fo:color="#c9211e" loext:opacity="100%" style:font-name="Futura Std Condensed" style:text-underline-style="none" officeooo:rsid="00c62c5d" fo:background-color="transparent" loext:char-shading-value="0"/>
    </style:style>
    <style:style style:name="T137" style:family="text">
      <style:text-properties fo:color="#c9211e" loext:opacity="100%" style:font-name="Futura Std Condensed" style:text-underline-style="none" officeooo:rsid="00df8f67" fo:background-color="transparent" loext:char-shading-value="0"/>
    </style:style>
    <style:style style:name="T138" style:family="text">
      <style:text-properties fo:color="#c9211e" loext:opacity="100%" style:font-name="Futura Std Condensed" style:text-underline-style="none" officeooo:rsid="00df1814" fo:background-color="transparent" loext:char-shading-value="0"/>
    </style:style>
    <style:style style:name="T139" style:family="text">
      <style:text-properties fo:color="#c9211e" loext:opacity="100%" style:font-name="Futura Std Condensed" style:text-underline-style="none" officeooo:rsid="00413233"/>
    </style:style>
    <style:style style:name="T140" style:family="text">
      <style:text-properties fo:color="#c9211e" loext:opacity="100%" style:font-name="Futura Std Condensed" fo:font-weight="normal" style:font-weight-asian="normal" style:font-weight-complex="normal"/>
    </style:style>
    <style:style style:name="T141" style:family="text">
      <style:text-properties fo:color="#c9211e" loext:opacity="100%" style:font-name="Futura Std Condensed" fo:font-weight="normal" officeooo:rsid="0040bc3e" style:font-weight-asian="normal" style:font-weight-complex="normal"/>
    </style:style>
    <style:style style:name="T142" style:family="text">
      <style:text-properties fo:color="#c9211e" loext:opacity="100%" style:font-name="Futura Std Condensed" fo:font-weight="normal" officeooo:rsid="00569796" style:font-weight-asian="normal" style:font-weight-complex="normal"/>
    </style:style>
    <style:style style:name="T143" style:family="text">
      <style:text-properties fo:color="#c9211e" loext:opacity="100%" style:font-name="Futura Std Condensed" fo:font-weight="normal" officeooo:rsid="0057cf6e" style:font-weight-asian="normal" style:font-weight-complex="normal"/>
    </style:style>
    <style:style style:name="T144" style:family="text">
      <style:text-properties fo:color="#c9211e" loext:opacity="100%" style:font-name="Futura Std Condensed" fo:font-weight="normal" officeooo:rsid="0059112a" style:font-weight-asian="normal" style:font-weight-complex="normal"/>
    </style:style>
    <style:style style:name="T145" style:family="text">
      <style:text-properties fo:color="#c9211e" loext:opacity="100%" style:font-name="Futura Std Condensed" fo:font-weight="normal" officeooo:rsid="005ad1db" style:font-weight-asian="normal" style:font-weight-complex="normal"/>
    </style:style>
    <style:style style:name="T146" style:family="text">
      <style:text-properties fo:color="#c9211e" loext:opacity="100%" style:font-name="Futura Std Condensed" fo:font-weight="normal" officeooo:rsid="00696e0a" style:font-weight-asian="normal" style:font-weight-complex="normal"/>
    </style:style>
    <style:style style:name="T147" style:family="text">
      <style:text-properties fo:color="#c9211e" loext:opacity="100%" style:font-name="Futura Std Condensed" fo:font-weight="normal" officeooo:rsid="00901f4b" style:font-weight-asian="normal" style:font-weight-complex="normal"/>
    </style:style>
    <style:style style:name="T148" style:family="text">
      <style:text-properties fo:color="#c9211e" loext:opacity="100%" style:font-name="Futura Std Condensed" fo:font-weight="normal" officeooo:rsid="009e1de1" style:font-weight-asian="normal" style:font-weight-complex="normal"/>
    </style:style>
    <style:style style:name="T149" style:family="text">
      <style:text-properties fo:color="#c9211e" loext:opacity="100%" style:font-name="Futura Std Condensed" fo:font-weight="normal" officeooo:rsid="00a9acf7" style:font-weight-asian="normal" style:font-weight-complex="normal"/>
    </style:style>
    <style:style style:name="T150" style:family="text">
      <style:text-properties fo:color="#c9211e" loext:opacity="100%" style:font-name="Futura Std Condensed" fo:font-weight="normal" officeooo:rsid="00a8f083" style:font-weight-asian="normal" style:font-weight-complex="normal"/>
    </style:style>
    <style:style style:name="T151" style:family="text">
      <style:text-properties fo:color="#c9211e" loext:opacity="100%" style:font-name="Futura Std Condensed" fo:font-weight="normal" officeooo:rsid="00ab4154" style:font-weight-asian="normal" style:font-weight-complex="normal"/>
    </style:style>
    <style:style style:name="T152" style:family="text">
      <style:text-properties fo:color="#c9211e" loext:opacity="100%" style:font-name="Futura Std Condensed" fo:font-weight="normal" officeooo:rsid="00bbf3f3" style:font-weight-asian="normal" style:font-weight-complex="normal"/>
    </style:style>
    <style:style style:name="T153" style:family="text">
      <style:text-properties fo:color="#c9211e" loext:opacity="100%" style:font-name="Futura Std Condensed" fo:font-weight="normal" officeooo:rsid="00c146db" style:font-weight-asian="normal" style:font-weight-complex="normal"/>
    </style:style>
    <style:style style:name="T154" style:family="text">
      <style:text-properties fo:color="#c9211e" loext:opacity="100%" style:font-name="Futura Std Condensed" fo:font-weight="normal" officeooo:rsid="00e48c5e" style:font-weight-asian="normal" style:font-weight-complex="normal"/>
    </style:style>
    <style:style style:name="T155" style:family="text">
      <style:text-properties fo:color="#c9211e" loext:opacity="100%" style:font-name="Futura Std Condensed" fo:font-weight="normal" officeooo:rsid="00e86386" style:font-weight-asian="normal" style:font-weight-complex="normal"/>
    </style:style>
    <style:style style:name="T156" style:family="text">
      <style:text-properties fo:color="#c9211e" loext:opacity="100%" style:font-name="Futura Std Condensed" fo:font-weight="normal" officeooo:rsid="00e9d1b7" style:font-weight-asian="normal" style:font-weight-complex="normal"/>
    </style:style>
    <style:style style:name="T157" style:family="text">
      <style:text-properties fo:color="#c9211e" loext:opacity="100%" style:font-name="Futura Std Condensed" fo:font-weight="normal" officeooo:rsid="00eb3af2" style:font-weight-asian="normal" style:font-weight-complex="normal"/>
    </style:style>
    <style:style style:name="T158" style:family="text">
      <style:text-properties fo:color="#c9211e" loext:opacity="100%" style:font-name="Futura Std Condensed" fo:font-weight="normal" officeooo:rsid="00bf6e61" style:font-weight-asian="normal" style:font-weight-complex="normal"/>
    </style:style>
    <style:style style:name="T159" style:family="text">
      <style:text-properties fo:color="#c9211e" loext:opacity="100%" style:font-name="Futura Std Condensed" fo:font-weight="normal" officeooo:rsid="00bcbc83" style:font-weight-asian="normal" style:font-weight-complex="normal"/>
    </style:style>
    <style:style style:name="T160" style:family="text">
      <style:text-properties fo:color="#c9211e" loext:opacity="100%" style:font-name="Futura Std Condensed" fo:font-weight="normal" officeooo:rsid="00c11cca" style:font-weight-asian="normal" style:font-weight-complex="normal"/>
    </style:style>
    <style:style style:name="T161" style:family="text">
      <style:text-properties fo:color="#c9211e" loext:opacity="100%" style:font-name="Futura Std Condensed" fo:font-weight="normal" officeooo:rsid="00f6a1f3" style:font-weight-asian="normal" style:font-weight-complex="normal"/>
    </style:style>
    <style:style style:name="T162" style:family="text">
      <style:text-properties fo:color="#c9211e" loext:opacity="100%" style:font-name="Futura Std Condensed" fo:font-weight="normal" officeooo:rsid="00f72817" style:font-weight-asian="normal" style:font-weight-complex="normal"/>
    </style:style>
    <style:style style:name="T163" style:family="text">
      <style:text-properties fo:color="#c9211e" loext:opacity="100%" style:font-name="Futura Std Condensed" fo:font-weight="normal" officeooo:rsid="00fa215d" style:font-weight-asian="normal" style:font-weight-complex="normal"/>
    </style:style>
    <style:style style:name="T164" style:family="text">
      <style:text-properties fo:color="#c9211e" loext:opacity="100%" style:font-name="Futura Std Condensed" fo:font-weight="normal" officeooo:rsid="010a5a7b" style:font-weight-asian="normal" style:font-weight-complex="normal"/>
    </style:style>
    <style:style style:name="T165" style:family="text">
      <style:text-properties fo:color="#c9211e" loext:opacity="100%" style:font-name="Futura Std Condensed" fo:font-weight="normal" officeooo:rsid="01348a79" style:font-weight-asian="normal" style:font-weight-complex="normal"/>
    </style:style>
    <style:style style:name="T166" style:family="text">
      <style:text-properties fo:color="#c9211e" loext:opacity="100%" style:font-name="Futura Std Condensed" officeooo:rsid="0040bc3e"/>
    </style:style>
    <style:style style:name="T167" style:family="text">
      <style:text-properties fo:color="#c9211e" loext:opacity="100%" style:font-name="Futura Std Condensed" officeooo:rsid="00413233"/>
    </style:style>
    <style:style style:name="T168" style:family="text">
      <style:text-properties fo:color="#c9211e" loext:opacity="100%" style:font-name="Futura Std Condensed" officeooo:rsid="0042ce9a"/>
    </style:style>
    <style:style style:name="T169" style:family="text">
      <style:text-properties fo:color="#c9211e" loext:opacity="100%" style:font-name="Futura Std Condensed" officeooo:rsid="004580dd"/>
    </style:style>
    <style:style style:name="T170" style:family="text">
      <style:text-properties fo:color="#c9211e" loext:opacity="100%" style:font-name="Futura Std Condensed" officeooo:rsid="004632a2"/>
    </style:style>
    <style:style style:name="T171" style:family="text">
      <style:text-properties fo:color="#c9211e" loext:opacity="100%" style:font-name="Futura Std Condensed" officeooo:rsid="004653c4"/>
    </style:style>
    <style:style style:name="T172" style:family="text">
      <style:text-properties fo:color="#c9211e" loext:opacity="100%" style:font-name="Futura Std Condensed" fo:font-weight="bold" officeooo:rsid="00569796" style:font-weight-asian="bold" style:font-weight-complex="bold"/>
    </style:style>
    <style:style style:name="T173"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174"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75" style:family="text">
      <style:text-properties fo:color="#c9211e" loext:opacity="100%" style:font-name="Futura Std Condensed" fo:font-size="14pt" fo:language="fr" fo:country="FR" style:text-underline-style="none" officeooo:rsid="00d1a63f" fo:background-color="transparent" loext:char-shading-value="0" style:font-size-asian="14pt" style:font-size-complex="14pt"/>
    </style:style>
    <style:style style:name="T176" style:family="text">
      <style:text-properties fo:color="#c9211e" loext:opacity="100%" style:font-name="Futura Std Condensed" fo:font-size="14pt" fo:language="fr" fo:country="FR" style:text-underline-style="none" officeooo:rsid="00d1c55e" fo:background-color="transparent" loext:char-shading-value="0" style:font-size-asian="14pt" style:font-size-complex="14pt"/>
    </style:style>
    <style:style style:name="T177" style:family="text">
      <style:text-properties fo:color="#c9211e" loext:opacity="100%" style:font-name="Futura Std Condensed" fo:font-size="14pt" fo:language="fr" fo:country="FR" style:text-underline-style="none" officeooo:rsid="00dd07b0" fo:background-color="transparent" loext:char-shading-value="0" style:font-size-asian="14pt" style:font-size-complex="14pt"/>
    </style:style>
    <style:style style:name="T178" style:family="text">
      <style:text-properties fo:color="#c9211e" loext:opacity="100%" style:font-name="Futura Std Condensed" fo:font-size="14pt" fo:language="fr" fo:country="FR" style:text-underline-style="none" officeooo:rsid="00dfad2a" fo:background-color="transparent" loext:char-shading-value="0" style:font-size-asian="14pt" style:font-size-complex="14pt"/>
    </style:style>
    <style:style style:name="T179" style:family="text">
      <style:text-properties fo:color="#c9211e" loext:opacity="100%" style:font-name="Futura Std Condensed" fo:font-size="14pt" fo:language="fr" fo:country="FR" style:text-underline-style="solid" style:text-underline-width="auto" style:text-underline-color="font-color" fo:background-color="transparent" loext:char-shading-value="0" style:font-size-asian="14pt" style:font-size-complex="14pt"/>
    </style:style>
    <style:style style:name="T180" style:family="text">
      <style:text-properties fo:color="#c9211e" loext:opacity="100%" style:font-name="Futura Std Condensed" fo:font-size="14pt" fo:language="fr" fo:country="FR" fo:font-weight="normal" officeooo:rsid="00eb3af2" style:font-size-asian="14pt" style:font-weight-asian="normal" style:font-size-complex="14pt" style:font-weight-complex="normal"/>
    </style:style>
    <style:style style:name="T181" style:family="text">
      <style:text-properties fo:color="#c9211e" loext:opacity="100%" style:font-name="Futura Std Condensed" fo:font-size="14pt" style:text-underline-style="none" fo:background-color="transparent" loext:char-shading-value="0" style:font-size-asian="14pt" style:font-size-complex="14pt"/>
    </style:style>
    <style:style style:name="T182" style:family="text">
      <style:text-properties fo:color="#c9211e" loext:opacity="100%" style:font-name="Futura Std Condensed" fo:font-size="14pt" style:text-underline-style="none" officeooo:rsid="00b551f1" fo:background-color="transparent" loext:char-shading-value="0" style:font-size-asian="14pt" style:font-size-complex="14pt"/>
    </style:style>
    <style:style style:name="T183" style:family="text">
      <style:text-properties fo:color="#c9211e" loext:opacity="100%" style:font-name="Futura Std Condensed" fo:font-size="14pt" style:text-underline-style="none" officeooo:rsid="0070c750" fo:background-color="transparent" loext:char-shading-value="0" style:font-size-asian="14pt" style:font-size-complex="14pt"/>
    </style:style>
    <style:style style:name="T184" style:family="text">
      <style:text-properties fo:color="#c9211e" loext:opacity="100%" style:font-name="Futura Std Condensed" fo:font-size="14pt" style:text-underline-style="none" officeooo:rsid="0070ff66" fo:background-color="transparent" loext:char-shading-value="0" style:font-size-asian="14pt" style:font-size-complex="14pt"/>
    </style:style>
    <style:style style:name="T185" style:family="text">
      <style:text-properties fo:color="#c9211e" loext:opacity="100%" style:font-name="Futura Std Condensed" fo:font-size="14pt" style:text-underline-style="none" officeooo:rsid="00c62c5d" fo:background-color="transparent" loext:char-shading-value="0" style:font-size-asian="14pt" style:font-size-complex="14pt"/>
    </style:style>
    <style:style style:name="T186" style:family="text">
      <style:text-properties fo:color="#c9211e" loext:opacity="100%" style:font-name="Futura Std Condensed" fo:font-size="14pt" style:text-underline-style="none" officeooo:rsid="00899dc3" fo:background-color="transparent" loext:char-shading-value="0" style:font-size-asian="14pt" style:font-size-complex="14pt"/>
    </style:style>
    <style:style style:name="T187" style:family="text">
      <style:text-properties fo:color="#c9211e" loext:opacity="100%" style:font-name="Futura Std Condensed" fo:font-size="14pt" style:text-underline-style="none" officeooo:rsid="00733550" fo:background-color="transparent" loext:char-shading-value="0" style:font-size-asian="14pt" style:font-size-complex="14pt"/>
    </style:style>
    <style:style style:name="T188" style:family="text">
      <style:text-properties fo:color="#c9211e" loext:opacity="100%" style:font-name="Futura Std Condensed" fo:font-size="14pt" style:text-underline-style="none" officeooo:rsid="008b72a4" fo:background-color="transparent" loext:char-shading-value="0" style:font-size-asian="14pt" style:font-size-complex="14pt"/>
    </style:style>
    <style:style style:name="T189" style:family="text">
      <style:text-properties fo:color="#c9211e" loext:opacity="100%" style:font-name="Futura Std Condensed" fo:font-size="14pt" style:text-underline-style="none" officeooo:rsid="0073b3cf" fo:background-color="transparent" loext:char-shading-value="0" style:font-size-asian="14pt" style:font-size-complex="14pt"/>
    </style:style>
    <style:style style:name="T190" style:family="text">
      <style:text-properties fo:color="#c9211e" loext:opacity="100%" style:font-name="Futura Std Condensed" fo:font-size="14pt" style:text-underline-style="none" officeooo:rsid="00764c2d" fo:background-color="transparent" loext:char-shading-value="0" style:font-size-asian="14pt" style:font-size-complex="14pt"/>
    </style:style>
    <style:style style:name="T191" style:family="text">
      <style:text-properties fo:color="#c9211e" loext:opacity="100%" style:font-name="Futura Std Condensed" fo:font-size="14pt" style:text-underline-style="none" officeooo:rsid="0073f260" fo:background-color="transparent" loext:char-shading-value="0" style:font-size-asian="14pt" style:font-size-complex="14pt"/>
    </style:style>
    <style:style style:name="T192" style:family="text">
      <style:text-properties fo:color="#c9211e" loext:opacity="100%" style:font-name="Futura Std Condensed" fo:font-size="14pt" style:text-underline-style="none" officeooo:rsid="007adcf9" fo:background-color="transparent" loext:char-shading-value="0" style:font-size-asian="14pt" style:font-size-complex="14pt"/>
    </style:style>
    <style:style style:name="T193" style:family="text">
      <style:text-properties fo:color="#c9211e" loext:opacity="100%" style:font-name="Futura Std Condensed" fo:font-size="14pt" style:text-underline-style="none" officeooo:rsid="007c134d" fo:background-color="transparent" loext:char-shading-value="0" style:font-size-asian="14pt" style:font-size-complex="14pt"/>
    </style:style>
    <style:style style:name="T194" style:family="text">
      <style:text-properties fo:color="#c9211e" loext:opacity="100%" style:font-name="Futura Std Condensed" fo:font-size="14pt" style:text-underline-style="none" officeooo:rsid="007fdf89" fo:background-color="transparent" loext:char-shading-value="0" style:font-size-asian="14pt" style:font-size-complex="14pt"/>
    </style:style>
    <style:style style:name="T195" style:family="text">
      <style:text-properties fo:color="#c9211e" loext:opacity="100%" style:font-name="Futura Std Condensed" fo:font-size="14pt" style:text-underline-style="none" officeooo:rsid="00814a23" fo:background-color="transparent" loext:char-shading-value="0" style:font-size-asian="14pt" style:font-size-complex="14pt"/>
    </style:style>
    <style:style style:name="T196" style:family="text">
      <style:text-properties fo:color="#c9211e" loext:opacity="100%" style:font-name="Futura Std Condensed" fo:font-size="14pt" style:text-underline-style="none" officeooo:rsid="00ca91a5" fo:background-color="transparent" loext:char-shading-value="0" style:font-size-asian="14pt" style:font-size-complex="14pt"/>
    </style:style>
    <style:style style:name="T197" style:family="text">
      <style:text-properties fo:color="#c9211e" loext:opacity="100%" style:font-name="Futura Std Condensed" fo:font-size="14pt" style:text-underline-style="none" officeooo:rsid="00d1a37c" fo:background-color="transparent" loext:char-shading-value="0" style:font-size-asian="14pt" style:font-size-complex="14pt"/>
    </style:style>
    <style:style style:name="T198" style:family="text">
      <style:text-properties fo:color="#c9211e" loext:opacity="100%" style:font-name="Futura Std Condensed" fo:font-size="14pt" style:text-underline-style="none" officeooo:rsid="00d1a63f" fo:background-color="transparent" loext:char-shading-value="0" style:font-size-asian="14pt" style:font-size-complex="14pt"/>
    </style:style>
    <style:style style:name="T199" style:family="text">
      <style:text-properties fo:color="#c9211e" loext:opacity="100%" style:font-name="Futura Std Condensed" fo:font-size="14pt" style:text-underline-style="none" officeooo:rsid="00d1c55e" fo:background-color="transparent" loext:char-shading-value="0" style:font-size-asian="14pt" style:font-size-complex="14pt"/>
    </style:style>
    <style:style style:name="T200" style:family="text">
      <style:text-properties fo:color="#c9211e" loext:opacity="100%" style:font-name="Futura Std Condensed" fo:font-size="14pt" style:text-underline-style="none" officeooo:rsid="00d2bcdf" fo:background-color="transparent" loext:char-shading-value="0" style:font-size-asian="14pt" style:font-size-complex="14pt"/>
    </style:style>
    <style:style style:name="T201" style:family="text">
      <style:text-properties fo:color="#c9211e" loext:opacity="100%" style:font-name="Futura Std Condensed" fo:font-size="14pt" style:text-underline-style="none" officeooo:rsid="00d416b2" fo:background-color="transparent" loext:char-shading-value="0" style:font-size-asian="14pt" style:font-size-complex="14pt"/>
    </style:style>
    <style:style style:name="T202" style:family="text">
      <style:text-properties fo:color="#c9211e" loext:opacity="100%" style:font-name="Futura Std Condensed" fo:font-size="14pt" style:text-underline-style="none" officeooo:rsid="00d65dbb" fo:background-color="transparent" loext:char-shading-value="0" style:font-size-asian="14pt" style:font-size-complex="14pt"/>
    </style:style>
    <style:style style:name="T203" style:family="text">
      <style:text-properties fo:color="#c9211e" loext:opacity="100%" style:font-name="Futura Std Condensed" fo:font-size="14pt" style:text-underline-style="none" officeooo:rsid="00dd07b0" fo:background-color="transparent" loext:char-shading-value="0" style:font-size-asian="14pt" style:font-size-complex="14pt"/>
    </style:style>
    <style:style style:name="T204" style:family="text">
      <style:text-properties fo:color="#c9211e" loext:opacity="100%" style:font-name="Futura Std Condensed" fo:font-size="14pt" style:text-underline-style="none" officeooo:rsid="00df8f67" fo:background-color="transparent" loext:char-shading-value="0" style:font-size-asian="14pt" style:font-size-complex="14pt"/>
    </style:style>
    <style:style style:name="T205" style:family="text">
      <style:text-properties fo:color="#c9211e" loext:opacity="100%" style:font-name="Futura Std Condensed" fo:font-size="14pt" style:text-underline-style="none" officeooo:rsid="00dfad2a" fo:background-color="transparent" loext:char-shading-value="0" style:font-size-asian="14pt" style:font-size-complex="14pt"/>
    </style:style>
    <style:style style:name="T206" style:family="text">
      <style:text-properties fo:color="#c9211e" loext:opacity="100%" style:font-name="Futura Std Condensed" fo:font-size="14pt" style:text-underline-style="none" officeooo:rsid="00e08e5e" fo:background-color="transparent" loext:char-shading-value="0" style:font-size-asian="14pt" style:font-size-complex="14pt"/>
    </style:style>
    <style:style style:name="T207" style:family="text">
      <style:text-properties fo:color="#c9211e" loext:opacity="100%" style:font-name="Futura Std Condensed" fo:font-size="14pt" style:text-underline-style="none" officeooo:rsid="00e1c4ea" fo:background-color="transparent" loext:char-shading-value="0" style:font-size-asian="14pt" style:font-size-complex="14pt"/>
    </style:style>
    <style:style style:name="T208" style:family="text">
      <style:text-properties fo:color="#c9211e" loext:opacity="100%" style:font-name="Futura Std Condensed" fo:font-size="14pt" style:text-underline-style="none" officeooo:rsid="00fe14ed" fo:background-color="transparent" loext:char-shading-value="0" style:font-size-asian="14pt" style:font-size-complex="14pt"/>
    </style:style>
    <style:style style:name="T209" style:family="text">
      <style:text-properties fo:color="#c9211e" loext:opacity="100%" style:font-name="Futura Std Condensed" fo:font-size="14pt" style:text-underline-style="none" officeooo:rsid="0100ec78" fo:background-color="transparent" loext:char-shading-value="0" style:font-size-asian="14pt" style:font-size-complex="14pt"/>
    </style:style>
    <style:style style:name="T210" style:family="text">
      <style:text-properties fo:color="#c9211e" loext:opacity="100%" style:font-name="Futura Std Condensed" fo:font-size="14pt" style:text-underline-style="none" officeooo:rsid="010b4fb4" fo:background-color="transparent" loext:char-shading-value="0" style:font-size-asian="14pt" style:font-size-complex="14pt"/>
    </style:style>
    <style:style style:name="T211" style:family="text">
      <style:text-properties fo:color="#c9211e" loext:opacity="100%" style:font-name="Futura Std Condensed" fo:font-size="14pt" style:text-underline-style="solid" style:text-underline-width="auto" style:text-underline-color="font-color" fo:background-color="transparent" loext:char-shading-value="0" style:font-size-asian="14pt" style:font-size-complex="14pt"/>
    </style:style>
    <style:style style:name="T212" style:family="text">
      <style:text-properties fo:color="#c9211e" loext:opacity="100%" style:font-name="Futura Std Condensed" fo:font-size="14pt" style:text-underline-style="solid" style:text-underline-width="auto" style:text-underline-color="font-color" officeooo:rsid="00899dc3" fo:background-color="transparent" loext:char-shading-value="0" style:font-size-asian="14pt" style:font-size-complex="14pt"/>
    </style:style>
    <style:style style:name="T213" style:family="text">
      <style:text-properties fo:color="#c9211e" loext:opacity="100%" style:font-name="Futura Std Condensed" fo:font-size="14pt" style:text-underline-style="solid" style:text-underline-width="auto" style:text-underline-color="font-color" officeooo:rsid="00d65dbb" fo:background-color="transparent" loext:char-shading-value="0" style:font-size-asian="14pt" style:font-size-complex="14pt"/>
    </style:style>
    <style:style style:name="T214" style:family="text">
      <style:text-properties fo:color="#c9211e" loext:opacity="100%" style:font-name="Futura Std Condensed" fo:font-size="14pt" style:text-underline-style="solid" style:text-underline-width="auto" style:text-underline-color="font-color" officeooo:rsid="007c134d" fo:background-color="transparent" loext:char-shading-value="0" style:font-size-asian="14pt" style:font-size-complex="14pt"/>
    </style:style>
    <style:style style:name="T215" style:family="text">
      <style:text-properties fo:color="#c9211e" loext:opacity="100%"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216" style:family="text">
      <style:text-properties fo:color="#c9211e" loext:opacity="100%"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217" style:family="text">
      <style:text-properties fo:color="#c9211e" loext:opacity="100%"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218" style:family="text">
      <style:text-properties fo:color="#c9211e" loext:opacity="100%" style:font-name="Futura Std Condensed" fo:font-size="14pt" style:text-underline-style="solid" style:text-underline-width="auto" style:text-underline-color="font-color" officeooo:rsid="007adcf9" fo:background-color="transparent" loext:char-shading-value="0" style:font-size-asian="14pt" style:font-size-complex="14pt"/>
    </style:style>
    <style:style style:name="T219" style:family="text">
      <style:text-properties fo:color="#c9211e" loext:opacity="100%" style:font-name="Futura Std Condensed" fo:font-size="14pt" fo:background-color="transparent" loext:char-shading-value="0" style:font-size-asian="14pt" style:font-size-complex="14pt"/>
    </style:style>
    <style:style style:name="T220" style:family="text">
      <style:text-properties fo:color="#c9211e" loext:opacity="100%" style:font-name="Futura Std Condensed" fo:font-size="14pt" officeooo:rsid="00d2bcdf" fo:background-color="transparent" loext:char-shading-value="0" style:font-size-asian="14pt" style:font-size-complex="14pt"/>
    </style:style>
    <style:style style:name="T221" style:family="text">
      <style:text-properties fo:color="#c9211e" loext:opacity="100%" style:font-name="Futura Std Condensed" fo:font-size="14pt" officeooo:rsid="00d416b2" fo:background-color="transparent" loext:char-shading-value="0" style:font-size-asian="14pt" style:font-size-complex="14pt"/>
    </style:style>
    <style:style style:name="T222" style:family="text">
      <style:text-properties fo:color="#c9211e" loext:opacity="100%" style:font-name="Futura Std Condensed" fo:font-size="14pt" officeooo:rsid="00d1c55e" fo:background-color="transparent" loext:char-shading-value="0" style:font-size-asian="14pt" style:font-size-complex="14pt"/>
    </style:style>
    <style:style style:name="T223" style:family="text">
      <style:text-properties fo:color="#c9211e" loext:opacity="100%" style:font-name="Futura Std Condensed" fo:font-size="14pt" fo:font-style="italic" style:text-underline-style="none" officeooo:rsid="011cb3d4" fo:background-color="transparent" loext:char-shading-value="0" style:font-size-asian="14pt" style:font-style-asian="italic" style:font-size-complex="14pt" style:font-style-complex="italic"/>
    </style:style>
    <style:style style:name="T224" style:family="text">
      <style:text-properties fo:color="#c9211e" loext:opacity="100%" style:font-name="Futura Std Condensed" officeooo:rsid="0093f191"/>
    </style:style>
    <style:style style:name="T225" style:family="text">
      <style:text-properties fo:color="#c9211e" loext:opacity="100%" style:font-name="Futura Std Condensed" officeooo:rsid="00ae1fbe"/>
    </style:style>
    <style:style style:name="T226" style:family="text">
      <style:text-properties fo:color="#c9211e" loext:opacity="100%" style:font-name="Futura Std Condensed" officeooo:rsid="0022f8a2"/>
    </style:style>
    <style:style style:name="T227" style:family="text">
      <style:text-properties fo:color="#c9211e" loext:opacity="100%" style:font-name="Futura Std Condensed" officeooo:rsid="0040283b"/>
    </style:style>
    <style:style style:name="T228" style:family="text">
      <style:text-properties fo:color="#c9211e" loext:opacity="100%" style:font-name="Futura Std Condensed" style:text-underline-style="solid" style:text-underline-width="auto" style:text-underline-color="font-color" fo:background-color="transparent" loext:char-shading-value="0"/>
    </style:style>
    <style:style style:name="T229" style:family="text">
      <style:text-properties fo:color="#c9211e" loext:opacity="100%" style:font-name="Futura Std Condensed" style:text-underline-style="solid" style:text-underline-width="auto" style:text-underline-color="font-color" officeooo:rsid="00d2bcdf" fo:background-color="transparent" loext:char-shading-value="0"/>
    </style:style>
    <style:style style:name="T230" style:family="text">
      <style:text-properties fo:color="#c9211e" loext:opacity="100%" style:font-name="Futura Std Condensed" style:text-underline-style="solid" style:text-underline-width="auto" style:text-underline-color="font-color" officeooo:rsid="00cc62cc" fo:background-color="transparent" loext:char-shading-value="0"/>
    </style:style>
    <style:style style:name="T231" style:family="text">
      <style:text-properties fo:color="#c9211e" loext:opacity="100%" style:font-name="Futura Std Condensed" style:text-underline-style="solid" style:text-underline-width="auto" style:text-underline-color="font-color" officeooo:rsid="006d2e2b" fo:background-color="transparent" loext:char-shading-value="0"/>
    </style:style>
    <style:style style:name="T232" style:family="text">
      <style:text-properties fo:color="#c9211e" loext:opacity="100%" style:font-name="Futura Std Condensed" style:text-underline-style="solid" style:text-underline-width="auto" style:text-underline-color="font-color" officeooo:rsid="00dee9de" fo:background-color="transparent" loext:char-shading-value="0"/>
    </style:style>
    <style:style style:name="T233" style:family="text">
      <style:text-properties fo:color="#c9211e" loext:opacity="100%" style:font-name="Futura Std Condensed" style:text-underline-style="solid" style:text-underline-width="auto" style:text-underline-color="font-color" officeooo:rsid="006d5890" fo:background-color="transparent" loext:char-shading-value="0"/>
    </style:style>
    <style:style style:name="T234" style:family="text">
      <style:text-properties fo:color="#c9211e" loext:opacity="100%" style:font-name="Futura Std Condensed" style:text-underline-style="solid" style:text-underline-width="auto" style:text-underline-color="font-color" fo:font-weight="normal" officeooo:rsid="00a9acf7" style:font-weight-asian="normal" style:font-weight-complex="normal"/>
    </style:style>
    <style:style style:name="T235" style:family="text">
      <style:text-properties fo:color="#c9211e" loext:opacity="100%" style:font-name="Futura Std Condensed" style:text-underline-style="solid" style:text-underline-width="auto" style:text-underline-color="font-color" fo:font-weight="normal" officeooo:rsid="00f6a1f3" style:font-weight-asian="normal" style:font-weight-complex="normal"/>
    </style:style>
    <style:style style:name="T236" style:family="text">
      <style:text-properties fo:color="#c9211e" loext:opacity="100%" style:font-name="Futura Std Condensed" officeooo:rsid="01145041"/>
    </style:style>
    <style:style style:name="T237" style:family="text">
      <style:text-properties fo:color="#c9211e" loext:opacity="100%" officeooo:rsid="00696e0a"/>
    </style:style>
    <style:style style:name="T238" style:family="text">
      <style:text-properties fo:color="#c9211e" loext:opacity="100%" style:font-name="Futura Std Condensed Light" fo:font-size="14pt" style:text-underline-style="none" officeooo:rsid="00b551f1" fo:background-color="transparent" loext:char-shading-value="0" style:font-size-asian="14pt" style:font-size-complex="14pt"/>
    </style:style>
    <style:style style:name="T239" style:family="text">
      <style:text-properties fo:color="#c9211e" loext:opacity="100%" style:font-name="Futura Std Condensed Light" fo:font-size="14pt" style:text-underline-style="none" officeooo:rsid="00ae1fbe" fo:background-color="transparent" loext:char-shading-value="0" style:font-size-asian="14pt" style:font-size-complex="14pt"/>
    </style:style>
    <style:style style:name="T240" style:family="text">
      <style:text-properties fo:color="#c9211e" loext:opacity="100%" style:font-name="Futura Std Condensed Light" fo:font-size="14pt" style:text-underline-style="none" officeooo:rsid="0073b3cf" fo:background-color="transparent" loext:char-shading-value="0" style:font-size-asian="14pt" style:font-size-complex="14pt"/>
    </style:style>
    <style:style style:name="T241" style:family="text">
      <style:text-properties fo:color="#c9211e" loext:opacity="100%" style:font-name="Futura Std Condensed Light" fo:font-size="14pt" style:text-underline-style="none" fo:font-weight="bold" officeooo:rsid="00721c28" fo:background-color="transparent" loext:char-shading-value="0" style:font-size-asian="14pt" style:font-weight-asian="bold" style:font-size-complex="14pt" style:font-weight-complex="bold"/>
    </style:style>
    <style:style style:name="T242" style:family="text">
      <style:text-properties fo:color="#c9211e" loext:opacity="100%" officeooo:rsid="00ac260d"/>
    </style:style>
    <style:style style:name="T243" style:family="text">
      <style:text-properties fo:color="#c9211e" loext:opacity="100%" officeooo:rsid="00ae1fbe"/>
    </style:style>
    <style:style style:name="T244"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45"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246" style:family="text">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47" style:family="text">
      <style:text-properties fo:color="#c9211e" loext:opacity="100%" style:text-outline="false" style:text-line-through-style="none" style:text-line-through-type="none"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48" style:family="text">
      <style:text-properties fo:color="#c9211e" loext:opacity="100%" fo:font-weight="normal" officeooo:rsid="00bbf3f3" style:font-weight-asian="normal" style:font-weight-complex="normal"/>
    </style:style>
    <style:style style:name="T249" style:family="text">
      <style:text-properties fo:color="#c9211e" loext:opacity="100%" fo:font-weight="normal" officeooo:rsid="00c11cca" style:font-weight-asian="normal" style:font-weight-complex="normal"/>
    </style:style>
    <style:style style:name="T250" style:family="text">
      <style:text-properties fo:color="#c9211e" loext:opacity="100%" style:text-underline-style="none" officeooo:rsid="00c62c5d" fo:background-color="transparent" loext:char-shading-value="0"/>
    </style:style>
    <style:style style:name="T251" style:family="text">
      <style:text-properties fo:color="#c9211e" loext:opacity="100%" officeooo:rsid="006f90fe" fo:background-color="transparent" loext:char-shading-value="0"/>
    </style:style>
    <style:style style:name="T252" style:family="text">
      <style:text-properties fo:color="#c9211e" loext:opacity="100%" style:text-line-through-style="solid" style:text-line-through-type="single" style:font-name="Futura Std Condensed" fo:font-size="14pt" style:text-underline-style="none" officeooo:rsid="0070ff66" fo:background-color="transparent" loext:char-shading-value="0" style:font-size-asian="14pt" style:font-size-complex="14pt"/>
    </style:style>
    <style:style style:name="T253" style:family="text">
      <style:text-properties fo:color="#c9211e" loext:opacity="100%" style:text-line-through-style="solid" style:text-line-through-type="single" style:font-name="Futura Std Condensed" style:text-underline-style="none" officeooo:rsid="00d1a63f" fo:background-color="transparent" loext:char-shading-value="0"/>
    </style:style>
    <style:style style:name="T254" style:family="text">
      <style:text-properties fo:color="#c9211e" loext:opacity="100%" style:text-line-through-style="solid" style:text-line-through-type="single" style:font-name="Futura Std Condensed" fo:font-weight="normal" officeooo:rsid="00e86386" style:font-weight-asian="normal" style:font-weight-complex="normal"/>
    </style:style>
    <style:style style:name="T255" style:family="text">
      <style:text-properties officeooo:rsid="001bccdb"/>
    </style:style>
    <style:style style:name="T256" style:family="text">
      <style:text-properties officeooo:rsid="001ee8d9"/>
    </style:style>
    <style:style style:name="T257" style:family="text">
      <style:text-properties officeooo:rsid="001fc2c5"/>
    </style:style>
    <style:style style:name="T258" style:family="text">
      <style:text-properties fo:language="fr" fo:country="FR" fo:font-weight="normal" officeooo:rsid="001900db" fo:background-color="transparent" loext:char-shading-value="0" style:font-weight-asian="normal" style:font-weight-complex="normal"/>
    </style:style>
    <style:style style:name="T259" style:family="text">
      <style:text-properties fo:language="fr" fo:country="FR" fo:font-weight="normal" officeooo:rsid="000d6291" fo:background-color="transparent" loext:char-shading-value="0" style:font-weight-asian="normal" style:font-weight-complex="normal"/>
    </style:style>
    <style:style style:name="T260" style:family="text">
      <style:text-properties fo:language="fr" fo:country="FR" fo:font-weight="normal" officeooo:rsid="0026faf3" fo:background-color="transparent" loext:char-shading-value="0" style:font-weight-asian="normal" style:font-weight-complex="normal"/>
    </style:style>
    <style:style style:name="T261" style:family="text">
      <style:text-properties fo:language="fr" fo:country="FR" officeooo:rsid="001900db" fo:background-color="transparent" loext:char-shading-value="0"/>
    </style:style>
    <style:style style:name="T262" style:family="text">
      <style:text-properties fo:language="fr" fo:country="FR" officeooo:rsid="001900db"/>
    </style:style>
    <style:style style:name="T263" style:family="text">
      <style:text-properties fo:language="fr" fo:country="FR" officeooo:rsid="001d69f7"/>
    </style:style>
    <style:style style:name="T264" style:family="text">
      <style:text-properties fo:language="fr" fo:country="FR" officeooo:rsid="0019a220"/>
    </style:style>
    <style:style style:name="T265" style:family="text">
      <style:text-properties fo:language="fr" fo:country="FR" officeooo:rsid="002506df"/>
    </style:style>
    <style:style style:name="T266" style:family="text">
      <style:text-properties fo:color="#000000" loext:opacity="100%"/>
    </style:style>
    <style:style style:name="T267"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68"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269"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270"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271"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127253c" style:letter-kerning="true" style:font-size-asian="14pt" style:font-style-asian="normal" style:font-weight-asian="normal" style:font-size-complex="14pt" style:text-emphasize="none"/>
    </style:style>
    <style:style style:name="T272"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solid" style:text-underline-width="auto" style:text-underline-color="font-color" fo:font-weight="normal" officeooo:rsid="011e5678" style:letter-kerning="true" fo:background-color="transparent" loext:char-shading-value="0" style:font-size-asian="14pt" style:font-style-asian="normal" style:font-weight-asian="normal" style:font-size-complex="14pt" style:text-emphasize="none"/>
    </style:style>
    <style:style style:name="T273"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solid" style:text-underline-width="auto" style:text-underline-color="font-color" fo:font-weight="normal" officeooo:rsid="01206452" style:letter-kerning="true" fo:background-color="transparent" loext:char-shading-value="0" style:font-size-asian="14pt" style:font-style-asian="normal" style:font-weight-asian="normal" style:font-size-complex="14pt" style:text-emphasize="none"/>
    </style:style>
    <style:style style:name="T274"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75"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officeooo:rsid="0110bb07" style:letter-kerning="true" fo:background-color="transparent" loext:char-shading-value="0" style:font-style-asian="normal" style:font-weight-asian="normal" style:text-emphasize="none"/>
    </style:style>
    <style:style style:name="T276" style:family="text">
      <style:text-properties fo:color="#000000" loext:opacity="100%" style:text-outline="false" style:text-line-through-style="none" style:text-line-through-type="none" style:font-name="Futura Std Condensed Light" fo:letter-spacing="normal" fo:font-style="normal" fo:text-shadow="none" style:text-underline-style="none" fo:font-weight="normal" style:letter-kerning="true" fo:background-color="transparent" loext:char-shading-value="0" style:font-style-asian="normal" style:font-weight-asian="normal" style:text-emphasize="none"/>
    </style:style>
    <style:style style:name="T277" style:family="text">
      <style:text-properties fo:color="#000000" loext:opacity="100%" style:text-outline="false" style:text-line-through-style="none" style:text-line-through-type="none" style:font-name="Futura Std Condensed Light" fo:letter-spacing="normal" fo:font-style="normal" fo:text-shadow="none" style:text-underline-style="none" fo:font-weight="normal" officeooo:rsid="01145041" style:letter-kerning="true" fo:background-color="transparent" loext:char-shading-value="0" style:font-style-asian="normal" style:font-weight-asian="normal" style:text-emphasize="none"/>
    </style:style>
    <style:style style:name="T278" style:family="text">
      <style:text-properties fo:color="#000000" loext:opacity="100%" style:text-outline="false" style:text-line-through-style="none" style:text-line-through-type="none" style:font-name="Futura Std Condensed Light" fo:letter-spacing="normal" fo:font-style="normal" fo:text-shadow="none" fo:font-weight="normal" style:letter-kerning="true" fo:background-color="transparent" loext:char-shading-value="0" style:font-style-asian="normal" style:font-weight-asian="normal" style:text-emphasize="none"/>
    </style:style>
    <style:style style:name="T279" style:family="text">
      <style:text-properties fo:color="#000000" loext:opacity="100%" style:text-outline="false" style:text-line-through-style="none" style:text-line-through-type="none" style:font-name="Futura Std Condensed Light" fo:letter-spacing="normal" fo:font-style="normal" fo:text-shadow="none" fo:font-weight="normal" officeooo:rsid="012c0f99" style:letter-kerning="true" fo:background-color="transparent" loext:char-shading-value="0" style:font-style-asian="normal" style:font-weight-asian="normal" style:text-emphasize="none"/>
    </style:style>
    <style:style style:name="T280" style:family="text">
      <style:text-properties fo:color="#000000" loext:opacity="100%" style:text-outline="false" style:text-line-through-style="none" style:text-line-through-type="none"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81" style:family="text">
      <style:text-properties fo:color="#000000" loext:opacity="100%" officeooo:rsid="0040bc3e"/>
    </style:style>
    <style:style style:name="T282" style:family="text">
      <style:text-properties fo:color="#000000" loext:opacity="100%" style:text-underline-style="solid" style:text-underline-width="auto" style:text-underline-color="font-color" officeooo:rsid="0040bc3e"/>
    </style:style>
    <style:style style:name="T283" style:family="text">
      <style:text-properties fo:color="#000000" loext:opacity="100%" style:text-underline-style="solid" style:text-underline-width="auto" style:text-underline-color="font-color" officeooo:rsid="0042ce9a"/>
    </style:style>
    <style:style style:name="T284" style:family="text">
      <style:text-properties fo:color="#000000" loext:opacity="100%" officeooo:rsid="0042ce9a"/>
    </style:style>
    <style:style style:name="T285" style:family="text">
      <style:text-properties fo:color="#000000" loext:opacity="100%" style:font-name="Futura Std Condensed Light" fo:font-weight="normal" officeooo:rsid="00569796" style:font-weight-asian="normal" style:font-weight-complex="normal"/>
    </style:style>
    <style:style style:name="T286" style:family="text">
      <style:text-properties fo:color="#000000" loext:opacity="100%" style:font-name="Futura Std Condensed Light" fo:font-weight="normal" officeooo:rsid="0057cf6e" style:font-weight-asian="normal" style:font-weight-complex="normal"/>
    </style:style>
    <style:style style:name="T287"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288" style:family="text">
      <style:text-properties fo:color="#000000" loext:opacity="100%" style:font-name="Futura Std Condensed Light" fo:font-size="14pt" fo:language="fr" fo:country="FR" style:text-underline-style="none" officeooo:rsid="00d1a63f" fo:background-color="transparent" loext:char-shading-value="0" style:font-size-asian="14pt" style:font-size-complex="14pt"/>
    </style:style>
    <style:style style:name="T289" style:family="text">
      <style:text-properties fo:color="#000000" loext:opacity="100%" style:font-name="Futura Std Condensed Light" fo:font-size="14pt" fo:language="fr" fo:country="FR" style:text-underline-style="none" officeooo:rsid="00dd07b0" fo:background-color="transparent" loext:char-shading-value="0" style:font-size-asian="14pt" style:font-size-complex="14pt"/>
    </style:style>
    <style:style style:name="T290" style:family="text">
      <style:text-properties fo:color="#000000" loext:opacity="100%" style:font-name="Futura Std Condensed Light" fo:font-size="14pt" fo:language="fr" fo:country="FR" style:text-underline-style="none" officeooo:rsid="006d2e2b" fo:background-color="transparent" loext:char-shading-value="0" style:font-size-asian="14pt" style:font-size-complex="14pt"/>
    </style:style>
    <style:style style:name="T291" style:family="text">
      <style:text-properties fo:color="#000000" loext:opacity="100%" style:font-name="Futura Std Condensed Light" fo:font-size="14pt" fo:language="fr" fo:country="FR" style:text-underline-style="none" officeooo:rsid="01052ab7" fo:background-color="transparent" loext:char-shading-value="0" style:font-size-asian="14pt" style:font-size-complex="14pt"/>
    </style:style>
    <style:style style:name="T292" style:family="text">
      <style:text-properties fo:color="#000000" loext:opacity="100%" style:font-name="Futura Std Condensed Light" fo:font-size="14pt" fo:language="fr" fo:country="FR" style:text-underline-style="none" officeooo:rsid="011a4118" fo:background-color="transparent" loext:char-shading-value="0" style:font-size-asian="14pt" style:font-size-complex="14pt"/>
    </style:style>
    <style:style style:name="T293" style:family="text">
      <style:text-properties fo:color="#000000" loext:opacity="100%" style:font-name="Futura Std Condensed Light" fo:font-size="14pt" fo:language="fr" fo:country="FR" style:text-underline-style="none" officeooo:rsid="0070c750" fo:background-color="transparent" loext:char-shading-value="0" style:font-size-asian="14pt" style:font-size-complex="14pt"/>
    </style:style>
    <style:style style:name="T294" style:family="text">
      <style:text-properties fo:color="#000000" loext:opacity="100%" style:font-name="Futura Std Condensed Light" fo:font-size="14pt" fo:language="fr" fo:country="FR" style:text-underline-style="none" officeooo:rsid="011734b1" fo:background-color="transparent" loext:char-shading-value="0" style:font-size-asian="14pt" style:font-size-complex="14pt"/>
    </style:style>
    <style:style style:name="T295" style:family="text">
      <style:text-properties fo:color="#000000" loext:opacity="100%" style:font-name="Futura Std Condensed Light" fo:font-size="14pt" fo:language="fr" fo:country="FR" style:text-underline-style="none" officeooo:rsid="01299be6" fo:background-color="transparent" loext:char-shading-value="0" style:font-size-asian="14pt" style:font-size-complex="14pt"/>
    </style:style>
    <style:style style:name="T296" style:family="text">
      <style:text-properties fo:color="#000000" loext:opacity="100%" style:font-name="Futura Std Condensed Light" fo:font-size="14pt" fo:language="fr" fo:country="FR" fo:font-weight="normal" officeooo:rsid="00eb3af2" style:font-size-asian="14pt" style:font-weight-asian="normal" style:font-size-complex="14pt" style:font-weight-complex="normal"/>
    </style:style>
    <style:style style:name="T297" style:family="text">
      <style:text-properties fo:color="#000000" loext:opacity="100%" style:font-name="Futura Std Condensed Light" fo:font-size="14pt" style:text-underline-style="none" fo:background-color="transparent" loext:char-shading-value="0" style:font-size-asian="14pt" style:font-size-complex="14pt"/>
    </style:style>
    <style:style style:name="T298" style:family="text">
      <style:text-properties fo:color="#000000" loext:opacity="100%" style:font-name="Futura Std Condensed Light" fo:font-size="14pt" style:text-underline-style="none" officeooo:rsid="007fdf89" fo:background-color="transparent" loext:char-shading-value="0" style:font-size-asian="14pt" style:font-size-complex="14pt"/>
    </style:style>
    <style:style style:name="T299" style:family="text">
      <style:text-properties fo:color="#000000" loext:opacity="100%" style:font-name="Futura Std Condensed Light" fo:font-size="14pt" style:text-underline-style="none" officeooo:rsid="00dd07b0" fo:background-color="transparent" loext:char-shading-value="0" style:font-size-asian="14pt" style:font-size-complex="14pt"/>
    </style:style>
    <style:style style:name="T300" style:family="text">
      <style:text-properties fo:color="#000000" loext:opacity="100%" style:font-name="Futura Std Condensed Light" fo:font-size="14pt" style:text-underline-style="none" officeooo:rsid="0073b3cf" fo:background-color="transparent" loext:char-shading-value="0" style:font-size-asian="14pt" style:font-size-complex="14pt"/>
    </style:style>
    <style:style style:name="T301" style:family="text">
      <style:text-properties fo:color="#000000" loext:opacity="100%" style:font-name="Futura Std Condensed Light" fo:font-size="14pt" style:text-underline-style="none" officeooo:rsid="0073f260" fo:background-color="transparent" loext:char-shading-value="0" style:font-size-asian="14pt" style:font-size-complex="14pt"/>
    </style:style>
    <style:style style:name="T302" style:family="text">
      <style:text-properties fo:color="#000000" loext:opacity="100%" style:font-name="Futura Std Condensed Light" fo:font-size="14pt" style:text-underline-style="none" officeooo:rsid="00994da9" fo:background-color="transparent" loext:char-shading-value="0" style:font-size-asian="14pt" style:font-size-complex="14pt"/>
    </style:style>
    <style:style style:name="T303" style:family="text">
      <style:text-properties fo:color="#000000" loext:opacity="100%" style:font-name="Futura Std Condensed Light" fo:font-size="14pt" style:text-underline-style="none" officeooo:rsid="00c6dd54" fo:background-color="transparent" loext:char-shading-value="0" style:font-size-asian="14pt" style:font-size-complex="14pt"/>
    </style:style>
    <style:style style:name="T304" style:family="text">
      <style:text-properties fo:color="#000000" loext:opacity="100%" style:font-name="Futura Std Condensed Light" fo:font-size="14pt" style:text-underline-style="none" officeooo:rsid="00fe14ed" fo:background-color="transparent" loext:char-shading-value="0" style:font-size-asian="14pt" style:font-size-complex="14pt"/>
    </style:style>
    <style:style style:name="T305" style:family="text">
      <style:text-properties fo:color="#000000" loext:opacity="100%" style:font-name="Futura Std Condensed Light" fo:font-size="14pt" style:text-underline-style="none" officeooo:rsid="01015dca" fo:background-color="transparent" loext:char-shading-value="0" style:font-size-asian="14pt" style:font-size-complex="14pt"/>
    </style:style>
    <style:style style:name="T306" style:family="text">
      <style:text-properties fo:color="#000000" loext:opacity="100%" style:font-name="Futura Std Condensed Light" fo:font-size="14pt" style:text-underline-style="none" officeooo:rsid="01052ab7" fo:background-color="transparent" loext:char-shading-value="0" style:font-size-asian="14pt" style:font-size-complex="14pt"/>
    </style:style>
    <style:style style:name="T307" style:family="text">
      <style:text-properties fo:color="#000000" loext:opacity="100%" style:font-name="Futura Std Condensed Light" fo:font-size="14pt" style:text-underline-style="none" officeooo:rsid="00d1a63f" fo:background-color="transparent" loext:char-shading-value="0" style:font-size-asian="14pt" style:font-size-complex="14pt"/>
    </style:style>
    <style:style style:name="T308" style:family="text">
      <style:text-properties fo:color="#000000" loext:opacity="100%" style:font-name="Futura Std Condensed Light" fo:font-size="14pt" style:text-underline-style="none" officeooo:rsid="0070c750" fo:background-color="transparent" loext:char-shading-value="0" style:font-size-asian="14pt" style:font-size-complex="14pt"/>
    </style:style>
    <style:style style:name="T309" style:family="text">
      <style:text-properties fo:color="#000000" loext:opacity="100%" style:font-name="Futura Std Condensed Light" fo:font-size="14pt" style:text-underline-style="none" officeooo:rsid="011734b1" fo:background-color="transparent" loext:char-shading-value="0" style:font-size-asian="14pt" style:font-size-complex="14pt"/>
    </style:style>
    <style:style style:name="T310" style:family="text">
      <style:text-properties fo:color="#000000" loext:opacity="100%" style:font-name="Futura Std Condensed Light" fo:font-size="14pt" style:text-underline-style="none" officeooo:rsid="0118427c" fo:background-color="transparent" loext:char-shading-value="0" style:font-size-asian="14pt" style:font-size-complex="14pt"/>
    </style:style>
    <style:style style:name="T311" style:family="text">
      <style:text-properties fo:color="#000000" loext:opacity="100%" style:font-name="Futura Std Condensed Light" fo:font-size="14pt" style:text-underline-style="none" officeooo:rsid="011cb3d4" fo:background-color="transparent" loext:char-shading-value="0" style:font-size-asian="14pt" style:font-size-complex="14pt"/>
    </style:style>
    <style:style style:name="T312" style:family="text">
      <style:text-properties fo:color="#000000" loext:opacity="100%" style:font-name="Futura Std Condensed Light" fo:font-size="14pt" style:text-underline-style="none" officeooo:rsid="01299be6" fo:background-color="transparent" loext:char-shading-value="0" style:font-size-asian="14pt" style:font-size-complex="14pt"/>
    </style:style>
    <style:style style:name="T313" style:family="text">
      <style:text-properties fo:color="#000000" loext:opacity="100%" style:font-name="Futura Std Condensed Light" fo:font-size="14pt" fo:background-color="transparent" loext:char-shading-value="0" style:font-size-asian="14pt" style:font-size-complex="14pt"/>
    </style:style>
    <style:style style:name="T314" style:family="text">
      <style:text-properties fo:color="#000000" loext:opacity="100%" style:font-name="Futura Std Condensed Light" fo:font-size="14pt" style:text-underline-style="solid" style:text-underline-width="auto" style:text-underline-color="font-color" officeooo:rsid="011e5678" fo:background-color="transparent" loext:char-shading-value="0" style:font-size-asian="14pt" style:font-size-complex="14pt"/>
    </style:style>
    <style:style style:name="T315" style:family="text">
      <style:text-properties fo:color="#000000" loext:opacity="100%" style:font-name="Futura Std Condensed Light" fo:font-size="14pt" style:text-underline-style="solid" style:text-underline-width="auto" style:text-underline-color="font-color" officeooo:rsid="01206452" fo:background-color="transparent" loext:char-shading-value="0" style:font-size-asian="14pt" style:font-size-complex="14pt"/>
    </style:style>
    <style:style style:name="T316" style:family="text">
      <style:text-properties fo:color="#000000" loext:opacity="100%" style:font-name="Futura Std Condensed" fo:font-weight="bold" officeooo:rsid="00569796" style:font-weight-asian="bold" style:font-weight-complex="bold"/>
    </style:style>
    <style:style style:name="T317" style:family="text">
      <style:text-properties fo:color="#000000" loext:opacity="100%" style:font-name="Futura Std Condensed" style:text-underline-style="none" officeooo:rsid="00df8f67" fo:background-color="transparent" loext:char-shading-value="0"/>
    </style:style>
    <style:style style:name="T318" style:family="text">
      <style:text-properties fo:color="#000000" loext:opacity="100%" style:font-name="Futura Std Condensed" fo:font-size="14pt" fo:background-color="transparent" loext:char-shading-value="0" style:font-size-asian="14pt" style:font-size-complex="14pt"/>
    </style:style>
    <style:style style:name="T319" style:family="text">
      <style:text-properties fo:color="#000000" loext:opacity="100%" style:font-name="Futura Std Condensed" fo:font-size="14pt" officeooo:rsid="00d1c55e" fo:background-color="transparent" loext:char-shading-value="0" style:font-size-asian="14pt" style:font-size-complex="14pt"/>
    </style:style>
    <style:style style:name="T320" style:family="text">
      <style:text-properties fo:color="#000000" loext:opacity="100%" style:font-name="Futura Std Condensed" fo:font-size="14pt" fo:language="fr" fo:country="FR" fo:font-weight="normal" officeooo:rsid="00eb3af2" style:font-size-asian="14pt" style:font-weight-asian="normal" style:font-size-complex="14pt" style:font-weight-complex="normal"/>
    </style:style>
    <style:style style:name="T321" style:family="text">
      <style:text-properties fo:color="#000000" loext:opacity="100%" style:font-name="Futura Std Condensed" style:text-underline-style="solid" style:text-underline-width="auto" style:text-underline-color="font-color" fo:background-color="transparent" loext:char-shading-value="0"/>
    </style:style>
    <style:style style:name="T322" style:family="text">
      <style:text-properties fo:color="#000000" loext:opacity="100%" style:font-name="Futura Std Condensed" style:text-underline-style="solid" style:text-underline-width="auto" style:text-underline-color="font-color" officeooo:rsid="006d2e2b" fo:background-color="transparent" loext:char-shading-value="0"/>
    </style:style>
    <style:style style:name="T323" style:family="text">
      <style:text-properties fo:color="#000000" loext:opacity="100%" style:font-name="Futura Std Condensed" style:text-underline-style="solid" style:text-underline-width="auto" style:text-underline-color="font-color" officeooo:rsid="00721c28" fo:background-color="transparent" loext:char-shading-value="0"/>
    </style:style>
    <style:style style:name="T324" style:family="text">
      <style:text-properties fo:color="#000000" loext:opacity="100%" style:font-name="Futura Std Condensed" style:text-underline-style="solid" style:text-underline-width="auto" style:text-underline-color="font-color" officeooo:rsid="006e6dc8" fo:background-color="transparent" loext:char-shading-value="0"/>
    </style:style>
    <style:style style:name="T325" style:family="text">
      <style:text-properties fo:color="#000000" loext:opacity="100%" style:font-name="Futura Std Condensed" fo:font-weight="normal" style:font-weight-asian="normal" style:font-weight-complex="normal"/>
    </style:style>
    <style:style style:name="T326" style:family="text">
      <style:text-properties fo:color="#000000" loext:opacity="100%" style:font-name="Futura Std Condensed" fo:font-weight="normal" officeooo:rsid="00e48c5e" style:font-weight-asian="normal" style:font-weight-complex="normal"/>
    </style:style>
    <style:style style:name="T327" style:family="text">
      <style:text-properties fo:color="#000000" loext:opacity="100%" style:font-name="Futura Std Condensed" fo:font-weight="normal" officeooo:rsid="00075189" style:font-weight-asian="normal" style:font-weight-complex="normal"/>
    </style:style>
    <style:style style:name="T328" style:family="text">
      <style:text-properties fo:color="#000000" loext:opacity="100%" fo:font-weight="normal" style:font-weight-asian="normal" style:font-weight-complex="normal"/>
    </style:style>
    <style:style style:name="T329" style:family="text">
      <style:text-properties fo:color="#000000" loext:opacity="100%" fo:font-weight="normal" officeooo:rsid="00569796" style:font-weight-asian="normal" style:font-weight-complex="normal"/>
    </style:style>
    <style:style style:name="T330" style:family="text">
      <style:text-properties fo:color="#000000" loext:opacity="100%" fo:font-weight="normal" officeooo:rsid="005c448a" style:font-weight-asian="normal" style:font-weight-complex="normal"/>
    </style:style>
    <style:style style:name="T331" style:family="text">
      <style:text-properties fo:color="#000000" loext:opacity="100%" fo:font-weight="normal" officeooo:rsid="005ad1db" style:font-weight-asian="normal" style:font-weight-complex="normal"/>
    </style:style>
    <style:style style:name="T332" style:family="text">
      <style:text-properties fo:color="#000000" loext:opacity="100%" fo:font-weight="normal" officeooo:rsid="0057cf6e" style:font-weight-asian="normal" style:font-weight-complex="normal"/>
    </style:style>
    <style:style style:name="T333" style:family="text">
      <style:text-properties fo:color="#000000" loext:opacity="100%" fo:font-weight="normal" officeooo:rsid="0059112a" style:font-weight-asian="normal" style:font-weight-complex="normal"/>
    </style:style>
    <style:style style:name="T334" style:family="text">
      <style:text-properties fo:color="#000000" loext:opacity="100%" fo:font-weight="normal" officeooo:rsid="005a9ace" style:font-weight-asian="normal" style:font-weight-complex="normal"/>
    </style:style>
    <style:style style:name="T335" style:family="text">
      <style:text-properties fo:color="#000000" loext:opacity="100%" fo:font-weight="normal" officeooo:rsid="00901f4b" style:font-weight-asian="normal" style:font-weight-complex="normal"/>
    </style:style>
    <style:style style:name="T336" style:family="text">
      <style:text-properties fo:color="#000000" loext:opacity="100%" fo:font-weight="normal" officeooo:rsid="009e1de1" style:font-weight-asian="normal" style:font-weight-complex="normal"/>
    </style:style>
    <style:style style:name="T337" style:family="text">
      <style:text-properties fo:color="#000000" loext:opacity="100%" fo:font-weight="normal" officeooo:rsid="00a9acf7" style:font-weight-asian="normal" style:font-weight-complex="normal"/>
    </style:style>
    <style:style style:name="T338" style:family="text">
      <style:text-properties fo:color="#000000" loext:opacity="100%" fo:font-weight="normal" officeooo:rsid="00bbf3f3" style:font-weight-asian="normal" style:font-weight-complex="normal"/>
    </style:style>
    <style:style style:name="T339" style:family="text">
      <style:text-properties fo:color="#000000" loext:opacity="100%" fo:font-weight="normal" officeooo:rsid="00bcbc83" style:font-weight-asian="normal" style:font-weight-complex="normal"/>
    </style:style>
    <style:style style:name="T340" style:family="text">
      <style:text-properties fo:color="#000000" loext:opacity="100%" fo:font-weight="normal" officeooo:rsid="00bf6e61" style:font-weight-asian="normal" style:font-weight-complex="normal"/>
    </style:style>
    <style:style style:name="T341" style:family="text">
      <style:text-properties fo:color="#000000" loext:opacity="100%" fo:font-weight="normal" officeooo:rsid="00c11cca" style:font-weight-asian="normal" style:font-weight-complex="normal"/>
    </style:style>
    <style:style style:name="T342" style:family="text">
      <style:text-properties fo:color="#000000" loext:opacity="100%" fo:font-weight="normal" officeooo:rsid="00c146db" style:font-weight-asian="normal" style:font-weight-complex="normal"/>
    </style:style>
    <style:style style:name="T343" style:family="text">
      <style:text-properties fo:color="#000000" loext:opacity="100%" fo:font-weight="normal" officeooo:rsid="00e48c5e" style:font-weight-asian="normal" style:font-weight-complex="normal"/>
    </style:style>
    <style:style style:name="T344" style:family="text">
      <style:text-properties fo:color="#000000" loext:opacity="100%" fo:font-weight="normal" officeooo:rsid="00e9d1b7" style:font-weight-asian="normal" style:font-weight-complex="normal"/>
    </style:style>
    <style:style style:name="T345" style:family="text">
      <style:text-properties fo:color="#000000" loext:opacity="100%" fo:font-weight="normal" officeooo:rsid="00fa215d" style:font-weight-asian="normal" style:font-weight-complex="normal"/>
    </style:style>
    <style:style style:name="T346" style:family="text">
      <style:text-properties fo:color="#000000" loext:opacity="100%" fo:font-weight="normal" officeooo:rsid="00f72817" style:font-weight-asian="normal" style:font-weight-complex="normal"/>
    </style:style>
    <style:style style:name="T347" style:family="text">
      <style:text-properties fo:color="#000000" loext:opacity="100%" fo:font-weight="normal" officeooo:rsid="0108b237" style:font-weight-asian="normal" style:font-weight-complex="normal"/>
    </style:style>
    <style:style style:name="T348" style:family="text">
      <style:text-properties fo:color="#000000" loext:opacity="100%" fo:font-weight="normal" officeooo:rsid="010a5a7b" style:font-weight-asian="normal" style:font-weight-complex="normal"/>
    </style:style>
    <style:style style:name="T349" style:family="text">
      <style:text-properties fo:color="#000000" loext:opacity="100%" fo:font-weight="normal" officeooo:rsid="01348a79" style:font-weight-asian="normal" style:font-weight-complex="normal"/>
    </style:style>
    <style:style style:name="T350" style:family="text">
      <style:text-properties fo:color="#000000" loext:opacity="100%" officeooo:rsid="00879f54"/>
    </style:style>
    <style:style style:name="T351" style:family="text">
      <style:text-properties fo:color="#000000" loext:opacity="100%" officeooo:rsid="008d2cbb"/>
    </style:style>
    <style:style style:name="T352" style:family="text">
      <style:text-properties fo:color="#000000" loext:opacity="100%" officeooo:rsid="00a2d740"/>
    </style:style>
    <style:style style:name="T353" style:family="text">
      <style:text-properties fo:color="#000000" loext:opacity="100%" officeooo:rsid="00a5229d"/>
    </style:style>
    <style:style style:name="T354" style:family="text">
      <style:text-properties fo:color="#000000" loext:opacity="100%" officeooo:rsid="0059112a"/>
    </style:style>
    <style:style style:name="T355" style:family="text">
      <style:text-properties fo:color="#000000" loext:opacity="100%" officeooo:rsid="00b93904"/>
    </style:style>
    <style:style style:name="T356" style:family="text">
      <style:text-properties fo:color="#000000" loext:opacity="100%" officeooo:rsid="00bdf149"/>
    </style:style>
    <style:style style:name="T357" style:family="text">
      <style:text-properties fo:color="#000000" loext:opacity="100%" style:text-underline-style="none" officeooo:rsid="004653c4" fo:background-color="transparent" loext:char-shading-value="0"/>
    </style:style>
    <style:style style:name="T358" style:family="text">
      <style:text-properties fo:color="#000000" loext:opacity="100%" style:text-underline-style="none" officeooo:rsid="007fdf89" fo:background-color="transparent" loext:char-shading-value="0"/>
    </style:style>
    <style:style style:name="T359" style:family="text">
      <style:text-properties fo:color="#000000" loext:opacity="100%" style:text-underline-style="none" officeooo:rsid="006d5890" fo:background-color="transparent" loext:char-shading-value="0"/>
    </style:style>
    <style:style style:name="T360" style:family="text">
      <style:text-properties fo:color="#000000" loext:opacity="100%" style:text-underline-style="none" officeooo:rsid="00cc62cc" fo:background-color="transparent" loext:char-shading-value="0"/>
    </style:style>
    <style:style style:name="T361" style:family="text">
      <style:text-properties fo:color="#000000" loext:opacity="100%" style:text-underline-style="none" officeooo:rsid="00dee9de" fo:background-color="transparent" loext:char-shading-value="0"/>
    </style:style>
    <style:style style:name="T362" style:family="text">
      <style:text-properties fo:color="#000000" loext:opacity="100%" style:text-underline-style="none" officeooo:rsid="00df5671" fo:background-color="transparent" loext:char-shading-value="0"/>
    </style:style>
    <style:style style:name="T363" style:family="text">
      <style:text-properties fo:color="#000000" loext:opacity="100%" style:text-underline-style="none" officeooo:rsid="0074f0ff" fo:background-color="transparent" loext:char-shading-value="0"/>
    </style:style>
    <style:style style:name="T364" style:family="text">
      <style:text-properties fo:color="#000000" loext:opacity="100%" style:text-underline-style="none" officeooo:rsid="006f90fe" fo:background-color="transparent" loext:char-shading-value="0"/>
    </style:style>
    <style:style style:name="T365" style:family="text">
      <style:text-properties fo:color="#000000" loext:opacity="100%" style:text-underline-style="none" officeooo:rsid="011a4118" fo:background-color="transparent" loext:char-shading-value="0"/>
    </style:style>
    <style:style style:name="T366" style:family="text">
      <style:text-properties fo:color="#000000" loext:opacity="100%" style:text-underline-style="none" officeooo:rsid="0070c750" fo:background-color="transparent" loext:char-shading-value="0"/>
    </style:style>
    <style:style style:name="T367" style:family="text">
      <style:text-properties fo:color="#000000" loext:opacity="100%" style:text-underline-style="none" officeooo:rsid="011575fb" fo:background-color="transparent" loext:char-shading-value="0"/>
    </style:style>
    <style:style style:name="T368" style:family="text">
      <style:text-properties fo:color="#000000" loext:opacity="100%" style:text-line-through-style="solid" style:text-line-through-type="single" style:text-underline-style="none" officeooo:rsid="00d1a63f" fo:background-color="transparent" loext:char-shading-value="0"/>
    </style:style>
    <style:style style:name="T369" style:family="text">
      <style:text-properties fo:color="#000000" loext:opacity="100%" style:text-line-through-style="solid" style:text-line-through-type="single" style:text-underline-style="none" officeooo:rsid="011ac654" fo:background-color="transparent" loext:char-shading-value="0"/>
    </style:style>
    <style:style style:name="T370" style:family="text">
      <style:text-properties fo:color="#000000" loext:opacity="100%" style:text-line-through-style="solid" style:text-line-through-type="single" style:text-underline-style="solid" style:text-underline-width="auto" style:text-underline-color="font-color" officeooo:rsid="00d1a63f" fo:background-color="transparent" loext:char-shading-value="0"/>
    </style:style>
    <style:style style:name="T371"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372"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373"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74"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375"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12fd293" style:letter-kerning="true" fo:background-color="transparent" loext:char-shading-value="0" style:font-size-asian="14pt" style:font-style-asian="normal" style:font-weight-asian="normal" style:font-size-complex="14pt" style:text-emphasize="none"/>
    </style:style>
    <style:style style:name="T376" style:family="text">
      <style:text-properties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77" style:family="text">
      <style:text-properties style:text-outline="false" style:text-line-through-style="none" style:text-line-through-type="none" fo:font-size="14pt" fo:letter-spacing="normal" fo:font-style="normal" fo:text-shadow="none" style:text-underline-style="none" fo:font-weight="normal" officeooo:rsid="012fd293" style:letter-kerning="true" fo:background-color="transparent" loext:char-shading-value="0" style:font-size-asian="14pt" style:font-style-asian="normal" style:font-weight-asian="normal" style:font-size-complex="14pt" style:text-emphasize="none"/>
    </style:style>
    <style:style style:name="T378" style:family="text">
      <style:text-properties style:text-outline="false" style:text-line-through-style="none" style:text-line-through-type="none" fo:font-size="14pt" fo:letter-spacing="normal" fo:font-style="normal" fo:text-shadow="none" style:text-underline-style="none" fo:font-weight="normal" officeooo:rsid="01323ec1" style:letter-kerning="true" fo:background-color="transparent" loext:char-shading-value="0" style:font-size-asian="14pt" style:font-style-asian="normal" style:font-weight-asian="normal" style:font-size-complex="14pt" style:text-emphasize="none"/>
    </style:style>
    <style:style style:name="T379" style:family="text">
      <style:text-properties officeooo:rsid="00332973"/>
    </style:style>
    <style:style style:name="T380" style:family="text">
      <style:text-properties officeooo:rsid="0040bc3e"/>
    </style:style>
    <style:style style:name="T381" style:family="text">
      <style:text-properties style:text-underline-style="solid" style:text-underline-width="auto" style:text-underline-color="font-color"/>
    </style:style>
    <style:style style:name="T382" style:family="text">
      <style:text-properties style:text-underline-style="solid" style:text-underline-width="auto" style:text-underline-color="font-color" officeooo:rsid="0040bc3e"/>
    </style:style>
    <style:style style:name="T383" style:family="text">
      <style:text-properties style:text-underline-style="solid" style:text-underline-width="auto" style:text-underline-color="font-color" officeooo:rsid="0042ce9a"/>
    </style:style>
    <style:style style:name="T384" style:family="text">
      <style:text-properties style:text-underline-style="solid" style:text-underline-width="auto" style:text-underline-color="font-color" officeooo:rsid="004580dd"/>
    </style:style>
    <style:style style:name="T385" style:family="text">
      <style:text-properties style:text-underline-style="solid" style:text-underline-width="auto" style:text-underline-color="font-color" officeooo:rsid="004653c4"/>
    </style:style>
    <style:style style:name="T386" style:family="text">
      <style:text-properties style:text-underline-style="solid" style:text-underline-width="auto" style:text-underline-color="font-color" officeooo:rsid="00413233"/>
    </style:style>
    <style:style style:name="T387" style:family="text">
      <style:text-properties style:text-underline-style="solid" style:text-underline-width="auto" style:text-underline-color="font-color" officeooo:rsid="007c134d"/>
    </style:style>
    <style:style style:name="T388" style:family="text">
      <style:text-properties style:text-underline-style="solid" style:text-underline-width="auto" style:text-underline-color="font-color" officeooo:rsid="00899dc3"/>
    </style:style>
    <style:style style:name="T389" style:family="text">
      <style:text-properties style:text-underline-style="solid" style:text-underline-width="auto" style:text-underline-color="font-color" officeooo:rsid="00a6fab6"/>
    </style:style>
    <style:style style:name="T390" style:family="text">
      <style:text-properties style:text-underline-style="solid" style:text-underline-width="auto" style:text-underline-color="font-color" officeooo:rsid="0042ce9a" fo:background-color="transparent" loext:char-shading-value="0"/>
    </style:style>
    <style:style style:name="T391" style:family="text">
      <style:text-properties style:text-underline-style="solid" style:text-underline-width="auto" style:text-underline-color="font-color" officeooo:rsid="007adcf9" fo:background-color="transparent" loext:char-shading-value="0"/>
    </style:style>
    <style:style style:name="T392" style:family="text">
      <style:text-properties style:text-underline-style="solid" style:text-underline-width="auto" style:text-underline-color="font-color" officeooo:rsid="00cc62cc" fo:background-color="transparent" loext:char-shading-value="0"/>
    </style:style>
    <style:style style:name="T393" style:family="text">
      <style:text-properties style:text-underline-style="solid" style:text-underline-width="auto" style:text-underline-color="font-color" officeooo:rsid="00d65dbb" fo:background-color="transparent" loext:char-shading-value="0"/>
    </style:style>
    <style:style style:name="T394" style:family="text">
      <style:text-properties style:text-underline-style="solid" style:text-underline-width="auto" style:text-underline-color="font-color" officeooo:rsid="011a4118" fo:background-color="transparent" loext:char-shading-value="0"/>
    </style:style>
    <style:style style:name="T395" style:family="text">
      <style:text-properties officeooo:rsid="00413233"/>
    </style:style>
    <style:style style:name="T396" style:family="text">
      <style:text-properties style:text-underline-style="none" fo:background-color="transparent" loext:char-shading-value="0"/>
    </style:style>
    <style:style style:name="T397" style:family="text">
      <style:text-properties style:text-underline-style="none" officeooo:rsid="00105a80" fo:background-color="transparent" loext:char-shading-value="0"/>
    </style:style>
    <style:style style:name="T398" style:family="text">
      <style:text-properties style:text-underline-style="none" officeooo:rsid="001900db" fo:background-color="transparent" loext:char-shading-value="0"/>
    </style:style>
    <style:style style:name="T399" style:family="text">
      <style:text-properties style:text-underline-style="none" officeooo:rsid="004740f5" fo:background-color="transparent" loext:char-shading-value="0"/>
    </style:style>
    <style:style style:name="T400" style:family="text">
      <style:text-properties style:text-underline-style="none" officeooo:rsid="00721c28" fo:background-color="transparent" loext:char-shading-value="0"/>
    </style:style>
    <style:style style:name="T401" style:family="text">
      <style:text-properties style:text-underline-style="none" officeooo:rsid="004653c4" fo:background-color="transparent" loext:char-shading-value="0"/>
    </style:style>
    <style:style style:name="T402" style:family="text">
      <style:text-properties style:text-underline-style="none" officeooo:rsid="00899dc3" fo:background-color="transparent" loext:char-shading-value="0"/>
    </style:style>
    <style:style style:name="T403" style:family="text">
      <style:text-properties style:text-underline-style="none" officeooo:rsid="006d2e2b" fo:background-color="transparent" loext:char-shading-value="0"/>
    </style:style>
    <style:style style:name="T404" style:family="text">
      <style:text-properties style:text-underline-style="none" officeooo:rsid="00764c2d" fo:background-color="transparent" loext:char-shading-value="0"/>
    </style:style>
    <style:style style:name="T405" style:family="text">
      <style:text-properties style:text-underline-style="none" officeooo:rsid="00cc62cc" fo:background-color="transparent" loext:char-shading-value="0"/>
    </style:style>
    <style:style style:name="T406" style:family="text">
      <style:text-properties style:text-underline-style="none" officeooo:rsid="007adcf9" fo:background-color="transparent" loext:char-shading-value="0"/>
    </style:style>
    <style:style style:name="T407" style:family="text">
      <style:text-properties style:text-underline-style="none" officeooo:rsid="006d5890" fo:background-color="transparent" loext:char-shading-value="0"/>
    </style:style>
    <style:style style:name="T408" style:family="text">
      <style:text-properties style:text-underline-style="none" officeooo:rsid="006e6dc8" fo:background-color="transparent" loext:char-shading-value="0"/>
    </style:style>
    <style:style style:name="T409" style:family="text">
      <style:text-properties style:text-underline-style="none" officeooo:rsid="006f90fe" fo:background-color="transparent" loext:char-shading-value="0"/>
    </style:style>
    <style:style style:name="T410" style:family="text">
      <style:text-properties style:text-underline-style="none" officeooo:rsid="00a5229d" fo:background-color="transparent" loext:char-shading-value="0"/>
    </style:style>
    <style:style style:name="T411" style:family="text">
      <style:text-properties style:text-underline-style="none" officeooo:rsid="00707bd7" fo:background-color="transparent" loext:char-shading-value="0"/>
    </style:style>
    <style:style style:name="T412" style:family="text">
      <style:text-properties style:text-underline-style="none" officeooo:rsid="008d2cbb" fo:background-color="transparent" loext:char-shading-value="0"/>
    </style:style>
    <style:style style:name="T413" style:family="text">
      <style:text-properties style:text-underline-style="none" officeooo:rsid="00c6dd54" fo:background-color="transparent" loext:char-shading-value="0"/>
    </style:style>
    <style:style style:name="T414" style:family="text">
      <style:text-properties style:text-underline-style="none" officeooo:rsid="00c7b90a" fo:background-color="transparent" loext:char-shading-value="0"/>
    </style:style>
    <style:style style:name="T415" style:family="text">
      <style:text-properties style:text-underline-style="none" officeooo:rsid="00c919c1" fo:background-color="transparent" loext:char-shading-value="0"/>
    </style:style>
    <style:style style:name="T416" style:family="text">
      <style:text-properties style:text-underline-style="none" officeooo:rsid="00ca91a5" fo:background-color="transparent" loext:char-shading-value="0"/>
    </style:style>
    <style:style style:name="T417" style:family="text">
      <style:text-properties style:text-underline-style="none" officeooo:rsid="0074f0ff" fo:background-color="transparent" loext:char-shading-value="0"/>
    </style:style>
    <style:style style:name="T418" style:family="text">
      <style:text-properties style:text-underline-style="none" officeooo:rsid="0070c750" fo:background-color="transparent" loext:char-shading-value="0"/>
    </style:style>
    <style:style style:name="T419" style:family="text">
      <style:text-properties style:text-underline-style="none" officeooo:rsid="0075ee8e" fo:background-color="transparent" loext:char-shading-value="0"/>
    </style:style>
    <style:style style:name="T420" style:family="text">
      <style:text-properties style:text-underline-style="none" officeooo:rsid="0076d087" fo:background-color="transparent" loext:char-shading-value="0"/>
    </style:style>
    <style:style style:name="T421" style:family="text">
      <style:text-properties style:text-underline-style="none" officeooo:rsid="004b899e" fo:background-color="transparent" loext:char-shading-value="0"/>
    </style:style>
    <style:style style:name="T422" style:family="text">
      <style:text-properties style:text-underline-style="none" officeooo:rsid="008eb8f7" fo:background-color="transparent" loext:char-shading-value="0"/>
    </style:style>
    <style:style style:name="T423" style:family="text">
      <style:text-properties style:text-underline-style="none" officeooo:rsid="006250a9" fo:background-color="transparent" loext:char-shading-value="0"/>
    </style:style>
    <style:style style:name="T424" style:family="text">
      <style:text-properties style:text-underline-style="none" officeooo:rsid="00696e0a" fo:background-color="transparent" loext:char-shading-value="0"/>
    </style:style>
    <style:style style:name="T425" style:family="text">
      <style:text-properties style:text-underline-style="none" officeooo:rsid="00c30572" fo:background-color="transparent" loext:char-shading-value="0"/>
    </style:style>
    <style:style style:name="T426" style:family="text">
      <style:text-properties style:text-underline-style="none" officeooo:rsid="005daacd" fo:background-color="transparent" loext:char-shading-value="0"/>
    </style:style>
    <style:style style:name="T427" style:family="text">
      <style:text-properties style:text-underline-style="none" officeooo:rsid="004d37fd" fo:background-color="transparent" loext:char-shading-value="0"/>
    </style:style>
    <style:style style:name="T428" style:family="text">
      <style:text-properties style:text-underline-style="none" officeooo:rsid="00d2bcdf" fo:background-color="transparent" loext:char-shading-value="0"/>
    </style:style>
    <style:style style:name="T429" style:family="text">
      <style:text-properties style:text-underline-style="none" officeooo:rsid="00d65dbb" fo:background-color="transparent" loext:char-shading-value="0"/>
    </style:style>
    <style:style style:name="T430" style:family="text">
      <style:text-properties style:text-underline-style="none" officeooo:rsid="00d8493f" fo:background-color="transparent" loext:char-shading-value="0"/>
    </style:style>
    <style:style style:name="T431" style:family="text">
      <style:text-properties style:text-underline-style="none" officeooo:rsid="00db1b03" fo:background-color="transparent" loext:char-shading-value="0"/>
    </style:style>
    <style:style style:name="T432" style:family="text">
      <style:text-properties style:text-underline-style="none" officeooo:rsid="00dee9de" fo:background-color="transparent" loext:char-shading-value="0"/>
    </style:style>
    <style:style style:name="T433" style:family="text">
      <style:text-properties style:text-underline-style="none" officeooo:rsid="0070ff66" fo:background-color="transparent" loext:char-shading-value="0"/>
    </style:style>
    <style:style style:name="T434" style:family="text">
      <style:text-properties style:text-underline-style="none" officeooo:rsid="00c62c5d" fo:background-color="transparent" loext:char-shading-value="0"/>
    </style:style>
    <style:style style:name="T435" style:family="text">
      <style:text-properties style:text-underline-style="none" officeooo:rsid="00df1814" fo:background-color="transparent" loext:char-shading-value="0"/>
    </style:style>
    <style:style style:name="T436" style:family="text">
      <style:text-properties style:text-underline-style="none" officeooo:rsid="007938e9" fo:background-color="transparent" loext:char-shading-value="0"/>
    </style:style>
    <style:style style:name="T437" style:family="text">
      <style:text-properties style:text-underline-style="none" officeooo:rsid="0103c593" fo:background-color="transparent" loext:char-shading-value="0"/>
    </style:style>
    <style:style style:name="T438" style:family="text">
      <style:text-properties style:text-underline-style="none" officeooo:rsid="011734b1" fo:background-color="transparent" loext:char-shading-value="0"/>
    </style:style>
    <style:style style:name="T439" style:family="text">
      <style:text-properties style:text-underline-style="none" officeooo:rsid="011a4118" fo:background-color="transparent" loext:char-shading-value="0"/>
    </style:style>
    <style:style style:name="T440" style:family="text">
      <style:text-properties style:text-underline-style="none" officeooo:rsid="011ac654" fo:background-color="transparent" loext:char-shading-value="0"/>
    </style:style>
    <style:style style:name="T441" style:family="text">
      <style:text-properties style:text-underline-style="none" officeooo:rsid="0121de24" fo:background-color="transparent" loext:char-shading-value="0"/>
    </style:style>
    <style:style style:name="T442" style:family="text">
      <style:text-properties style:text-underline-style="none" officeooo:rsid="00413233"/>
    </style:style>
    <style:style style:name="T443" style:family="text">
      <style:text-properties style:text-underline-style="none" officeooo:rsid="0042ce9a"/>
    </style:style>
    <style:style style:name="T444" style:family="text">
      <style:text-properties style:text-underline-style="none" officeooo:rsid="00925b0d"/>
    </style:style>
    <style:style style:name="T445" style:family="text">
      <style:text-properties officeooo:rsid="0042ce9a"/>
    </style:style>
    <style:style style:name="T446" style:family="text">
      <style:text-properties officeooo:rsid="004580dd"/>
    </style:style>
    <style:style style:name="T447" style:family="text">
      <style:text-properties officeooo:rsid="004632a2"/>
    </style:style>
    <style:style style:name="T448" style:family="text">
      <style:text-properties officeooo:rsid="004653c4"/>
    </style:style>
    <style:style style:name="T449" style:family="text">
      <style:text-properties officeooo:rsid="0048c52f"/>
    </style:style>
    <style:style style:name="T450" style:family="text">
      <style:text-properties fo:font-weight="normal" style:font-weight-asian="normal" style:font-weight-complex="normal"/>
    </style:style>
    <style:style style:name="T451" style:family="text">
      <style:text-properties fo:font-weight="normal" officeooo:rsid="00aaefa2" style:font-weight-asian="normal" style:font-weight-complex="normal"/>
    </style:style>
    <style:style style:name="T452" style:family="text">
      <style:text-properties fo:font-weight="normal" officeooo:rsid="00ab4154" style:font-weight-asian="normal" style:font-weight-complex="normal"/>
    </style:style>
    <style:style style:name="T453" style:family="text">
      <style:text-properties fo:font-weight="normal" officeooo:rsid="00e1c4ea" style:font-weight-asian="normal" style:font-weight-complex="normal"/>
    </style:style>
    <style:style style:name="T454" style:family="text">
      <style:text-properties fo:font-weight="normal" officeooo:rsid="00e86386" style:font-weight-asian="normal" style:font-weight-complex="normal"/>
    </style:style>
    <style:style style:name="T455" style:family="text">
      <style:text-properties fo:font-weight="normal" officeooo:rsid="00e9d1b7" style:font-weight-asian="normal" style:font-weight-complex="normal"/>
    </style:style>
    <style:style style:name="T456" style:family="text">
      <style:text-properties fo:font-weight="normal" officeooo:rsid="01348a79" style:font-weight-asian="normal" style:font-weight-complex="normal"/>
    </style:style>
    <style:style style:name="T457" style:family="text">
      <style:text-properties fo:font-weight="normal" officeooo:rsid="00a8f083" style:font-weight-asian="normal" style:font-weight-complex="normal"/>
    </style:style>
    <style:style style:name="T458" style:family="text">
      <style:text-properties fo:font-weight="normal" officeooo:rsid="01390cc7" style:font-weight-asian="normal" style:font-weight-complex="normal"/>
    </style:style>
    <style:style style:name="T459" style:family="text">
      <style:text-properties fo:color="#00a933" loext:opacity="100%"/>
    </style:style>
    <style:style style:name="T460" style:family="text">
      <style:text-properties fo:color="#00a933" loext:opacity="100%" style:font-name="Futura Std Condensed Light" fo:font-size="14pt" style:text-underline-style="none" fo:background-color="transparent" loext:char-shading-value="0" style:font-size-asian="14pt" style:font-size-complex="14pt"/>
    </style:style>
    <style:style style:name="T461" style:family="text">
      <style:text-properties fo:color="#00a933" loext:opacity="100%" style:font-name="Futura Std Condensed Light" fo:font-size="14pt" style:text-underline-style="none" officeooo:rsid="0080ef27" fo:background-color="transparent" loext:char-shading-value="0" style:font-size-asian="14pt" style:font-size-complex="14pt"/>
    </style:style>
    <style:style style:name="T462" style:family="text">
      <style:text-properties fo:color="#00a933" loext:opacity="100%" style:font-name="Futura Std Condensed Light" fo:font-size="14pt" style:text-underline-style="none" officeooo:rsid="007fdf89" fo:background-color="transparent" loext:char-shading-value="0" style:font-size-asian="14pt" style:font-size-complex="14pt"/>
    </style:style>
    <style:style style:name="T463" style:family="text">
      <style:text-properties fo:color="#00a933" loext:opacity="100%" style:font-name="Futura Std Condensed Light" fo:font-size="14pt" style:text-underline-style="none" officeooo:rsid="00996e35" fo:background-color="transparent" loext:char-shading-value="0" style:font-size-asian="14pt" style:font-size-complex="14pt"/>
    </style:style>
    <style:style style:name="T464" style:family="text">
      <style:text-properties fo:color="#00a933" loext:opacity="100%" style:font-name="Futura Std Condensed Light" fo:font-size="14pt" style:text-underline-style="none" officeooo:rsid="007938e9" fo:background-color="transparent" loext:char-shading-value="0" style:font-size-asian="14pt" style:font-size-complex="14pt"/>
    </style:style>
    <style:style style:name="T465" style:family="text">
      <style:text-properties fo:color="#00a933" loext:opacity="100%" style:font-name="Futura Std Condensed Light" fo:font-size="14pt" style:text-underline-style="none" officeooo:rsid="007adcf9" fo:background-color="transparent" loext:char-shading-value="0" style:font-size-asian="14pt" style:font-size-complex="14pt"/>
    </style:style>
    <style:style style:name="T466" style:family="text">
      <style:text-properties fo:color="#00a933" loext:opacity="100%" style:font-name="Futura Std Condensed Light" fo:font-size="14pt" style:text-underline-style="none" officeooo:rsid="007c134d" fo:background-color="transparent" loext:char-shading-value="0" style:font-size-asian="14pt" style:font-size-complex="14pt"/>
    </style:style>
    <style:style style:name="T467" style:family="text">
      <style:text-properties fo:color="#00a933" loext:opacity="100%" style:font-name="Futura Std Condensed Light" fo:font-size="14pt" style:text-underline-style="none" officeooo:rsid="0084fdf3" fo:background-color="transparent" loext:char-shading-value="0" style:font-size-asian="14pt" style:font-size-complex="14pt"/>
    </style:style>
    <style:style style:name="T468" style:family="text">
      <style:text-properties fo:color="#00a933" loext:opacity="100%" style:font-name="Futura Std Condensed Light" fo:font-size="14pt" style:text-underline-style="none" officeooo:rsid="01052ab7" fo:background-color="transparent" loext:char-shading-value="0" style:font-size-asian="14pt" style:font-size-complex="14pt"/>
    </style:style>
    <style:style style:name="T469" style:family="text">
      <style:text-properties fo:color="#00a933" loext:opacity="100%" fo:font-weight="normal" officeooo:rsid="00bcbc83" style:font-weight-asian="normal" style:font-weight-complex="normal"/>
    </style:style>
    <style:style style:name="T470" style:family="text">
      <style:text-properties fo:color="#00a933" loext:opacity="100%" fo:font-weight="normal" officeooo:rsid="01348a79" style:font-weight-asian="normal" style:font-weight-complex="normal"/>
    </style:style>
    <style:style style:name="T471" style:family="text">
      <style:text-properties fo:color="#00a933" loext:opacity="100%" style:text-underline-style="none" fo:background-color="transparent" loext:char-shading-value="0"/>
    </style:style>
    <style:style style:name="T472" style:family="text">
      <style:text-properties fo:color="#00a933" loext:opacity="100%" style:text-underline-style="none" officeooo:rsid="0085a2f4" fo:background-color="transparent" loext:char-shading-value="0"/>
    </style:style>
    <style:style style:name="T473" style:family="text">
      <style:text-properties fo:color="#00a933" loext:opacity="100%" style:text-underline-style="none" officeooo:rsid="00b5c8d5" fo:background-color="transparent" loext:char-shading-value="0"/>
    </style:style>
    <style:style style:name="T474" style:family="text">
      <style:text-properties fo:color="#00a933" loext:opacity="100%" style:text-underline-style="none" officeooo:rsid="008d2cbb" fo:background-color="transparent" loext:char-shading-value="0"/>
    </style:style>
    <style:style style:name="T475" style:family="text">
      <style:text-properties fo:color="#00a933" loext:opacity="100%" style:text-underline-style="none" officeooo:rsid="0106d49d" fo:background-color="transparent" loext:char-shading-value="0"/>
    </style:style>
    <style:style style:name="T476" style:family="text">
      <style:text-properties fo:color="#00a933" loext:opacity="100%" style:text-underline-style="none" fo:font-weight="bold" officeooo:rsid="008d2cbb" fo:background-color="transparent" loext:char-shading-value="0" style:font-weight-asian="bold" style:font-weight-complex="bold"/>
    </style:style>
    <style:style style:name="T477" style:family="text">
      <style:text-properties officeooo:rsid="005daacd"/>
    </style:style>
    <style:style style:name="T478" style:family="text">
      <style:text-properties officeooo:rsid="00696e0a"/>
    </style:style>
    <style:style style:name="T479" style:family="text">
      <style:text-properties officeooo:rsid="006d0f4c"/>
    </style:style>
    <style:style style:name="T480" style:family="text">
      <style:text-properties officeooo:rsid="006d2e2b"/>
    </style:style>
    <style:style style:name="T481" style:family="text">
      <style:text-properties style:font-name="Futura condensed book light" fo:font-size="14pt" officeooo:rsid="0059112a" style:font-size-asian="14pt" style:font-size-complex="14pt"/>
    </style:style>
    <style:style style:name="T482" style:family="text">
      <style:text-properties style:font-name="Futura condensed book light" fo:font-size="14pt" officeooo:rsid="01145041" style:font-size-asian="14pt" style:font-size-complex="14pt"/>
    </style:style>
    <style:style style:name="T483" style:family="text">
      <style:text-properties officeooo:rsid="0088bda4"/>
    </style:style>
    <style:style style:name="T484" style:family="text">
      <style:text-properties officeooo:rsid="00899dc3"/>
    </style:style>
    <style:style style:name="T485" style:family="text">
      <style:text-properties officeooo:rsid="008eb8f7"/>
    </style:style>
    <style:style style:name="T486" style:family="text">
      <style:text-properties officeooo:rsid="00925b0d"/>
    </style:style>
    <style:style style:name="T487" style:family="text">
      <style:text-properties officeooo:rsid="0093f191"/>
    </style:style>
    <style:style style:name="T488" style:family="text">
      <style:text-properties officeooo:rsid="00a3a4ac"/>
    </style:style>
    <style:style style:name="T489" style:family="text">
      <style:text-properties officeooo:rsid="00a5229d"/>
    </style:style>
    <style:style style:name="T490" style:family="text">
      <style:text-properties officeooo:rsid="0059112a"/>
    </style:style>
    <style:style style:name="T491" style:family="text">
      <style:text-properties fo:color="#2a6099" loext:opacity="100%" fo:font-weight="normal" officeooo:rsid="00a8f083" style:font-weight-asian="normal" style:font-weight-complex="normal"/>
    </style:style>
    <style:style style:name="T492" style:family="text">
      <style:text-properties fo:color="#2a6099" loext:opacity="100%" style:font-name="Futura Std Condensed Light" fo:font-size="14pt" fo:language="fr" fo:country="FR" fo:font-weight="normal" officeooo:rsid="00a8f083" style:font-size-asian="14pt" style:font-weight-asian="normal" style:font-size-complex="14pt" style:font-weight-complex="normal"/>
    </style:style>
    <style:style style:name="T493" style:family="text">
      <style:text-properties officeooo:rsid="00ac260d"/>
    </style:style>
    <style:style style:name="T494" style:family="text">
      <style:text-properties officeooo:rsid="00ae1fbe"/>
    </style:style>
    <style:style style:name="T495" style:family="text">
      <style:text-properties officeooo:rsid="00cc4b38"/>
    </style:style>
    <style:style style:name="T496" style:family="text">
      <style:text-properties officeooo:rsid="0040283b"/>
    </style:style>
    <style:style style:name="T497" style:family="text">
      <style:text-properties officeooo:rsid="0022f8a2"/>
    </style:style>
    <style:style style:name="T498" style:family="text">
      <style:text-properties officeooo:rsid="00b64917"/>
    </style:style>
    <style:style style:name="T499" style:family="text">
      <style:text-properties fo:font-size="14pt" fo:background-color="transparent" loext:char-shading-value="0" style:font-size-asian="14pt" style:font-size-complex="14pt"/>
    </style:style>
    <style:style style:name="T500" style:family="text">
      <style:text-properties fo:font-size="14pt" officeooo:rsid="00d1a63f" fo:background-color="transparent" loext:char-shading-value="0" style:font-size-asian="14pt" style:font-size-complex="14pt"/>
    </style:style>
    <style:style style:name="T501" style:family="text">
      <style:text-properties style:text-line-through-style="none" style:text-line-through-type="none" style:text-underline-style="none" officeooo:rsid="00707bd7" fo:background-color="transparent" loext:char-shading-value="0"/>
    </style:style>
    <style:style style:name="T502" style:family="text">
      <style:text-properties style:text-line-through-style="none" style:text-line-through-type="none" style:font-name="Futura Std Condensed Light" fo:font-size="14pt" officeooo:rsid="00764c2d" style:font-size-asian="14pt" style:font-size-complex="14pt"/>
    </style:style>
    <style:style style:name="T503" style:family="text">
      <style:text-properties style:text-line-through-style="none" style:text-line-through-type="none" style:font-name="Futura Std Condensed Light" fo:font-size="14pt" style:text-underline-style="none" officeooo:rsid="0113bef6" fo:background-color="transparent" loext:char-shading-value="0" style:font-size-asian="14pt" style:font-size-complex="14pt"/>
    </style:style>
    <style:style style:name="T504" style:family="text">
      <style:text-properties style:text-line-through-style="none" style:text-line-through-type="none" style:font-name="Futura Std Condensed Light" fo:font-size="14pt" style:text-underline-style="none" officeooo:rsid="0076681a" fo:background-color="transparent" loext:char-shading-value="0" style:font-size-asian="14pt" style:font-size-complex="14pt"/>
    </style:style>
    <style:style style:name="T505" style:family="text">
      <style:text-properties style:text-line-through-style="none" style:text-line-through-type="none" style:font-name="Futura condensed book light" fo:font-size="14pt" style:text-underline-style="none" officeooo:rsid="0076681a" fo:background-color="transparent" loext:char-shading-value="0" style:font-size-asian="14pt" style:font-size-complex="14pt"/>
    </style:style>
    <style:style style:name="T506" style:family="text">
      <style:text-properties style:text-line-through-style="none" style:text-line-through-type="none" style:font-name="Futura condensed book light" fo:font-size="14pt" style:text-underline-style="none" officeooo:rsid="01145041" fo:background-color="transparent" loext:char-shading-value="0" style:font-size-asian="14pt" style:font-size-complex="14pt"/>
    </style:style>
    <style:style style:name="T507" style:family="text">
      <style:text-properties officeooo:rsid="0110edbf"/>
    </style:style>
    <style:style style:name="T508" style:family="text">
      <style:text-properties style:text-line-through-style="solid" style:text-line-through-type="single" style:font-name="Futura Std Condensed Light" fo:font-size="14pt" style:text-underline-style="none" officeooo:rsid="0070ff66" fo:background-color="transparent" loext:char-shading-value="0" style:font-size-asian="14pt" style:font-size-complex="14pt"/>
    </style:style>
    <style:style style:name="T509" style:family="text">
      <style:text-properties style:text-line-through-style="solid" style:text-line-through-type="single" style:font-name="Futura Std Condensed Light" fo:font-size="14pt" style:text-underline-style="none" officeooo:rsid="011734b1" fo:background-color="transparent" loext:char-shading-value="0" style:font-size-asian="14pt" style:font-size-complex="14pt"/>
    </style:style>
    <style:style style:name="T510" style:family="text">
      <style:text-properties style:text-line-through-style="solid" style:text-line-through-type="single" fo:font-weight="normal" officeooo:rsid="00e86386" style:font-weight-asian="normal" style:font-weight-complex="normal"/>
    </style:style>
    <style:style style:name="T511" style:family="text">
      <style:text-properties style:text-line-through-style="solid" style:text-line-through-type="single" fo:font-weight="normal" officeooo:rsid="00ab4154" style:font-weight-asian="normal" style:font-weight-complex="normal"/>
    </style:style>
    <style:style style:name="T512" style:family="text">
      <style:text-properties officeooo:rsid="011a4118"/>
    </style:style>
    <style:style style:name="T513" style:family="text">
      <style:text-properties officeooo:rsid="011ba653"/>
    </style:style>
    <style:style style:name="T514" style:family="text">
      <style:text-properties officeooo:rsid="01206452"/>
    </style:style>
    <style:style style:name="T515" style:family="text">
      <style:text-properties officeooo:rsid="012ec0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Java Jolt (ou Amère caféine ?)</text:p>
      <text:p text:style-name="P18"/>
      <text:p text:style-name="P18"/>
      <text:p text:style-name="P18"/>
      <text:p text:style-name="P19"><text:tab/><text:span text:style-name="T1">Le jeu sera donc un </text:span><text:span text:style-name="T88">Point &amp; Click</text:span><text:span text:style-name="T1">. </text:span><text:span text:style-name="T255">En anglais ?</text:span></text:p>
      <text:p text:style-name="P19"/>
      <text:p text:style-name="P1"><text:span text:style-name="T262"><text:tab/>Il racontera l’histoire d’une femme, </text:span><text:span text:style-name="T91">Rowena Pitifool</text:span><text:span text:style-name="T262">, </text:span><text:span text:style-name="Strong_20_Emphasis"><text:span text:style-name="T258">une conceptrice rédactrice publicitaire, "toxicomane" accro au café, </text:span></text:span><text:span text:style-name="Strong_20_Emphasis"><text:span text:style-name="T260">célibataire par dépit </text:span></text:span><text:span text:style-name="Strong_20_Emphasis"><text:span text:style-name="T259">et</text:span></text:span><text:span text:style-name="Strong_20_Emphasis"><text:span text:style-name="T258"> dépressive</text:span></text:span><text:span text:style-name="Strong_20_Emphasis"><text:span text:style-name="T261"> </text:span></text:span><text:span text:style-name="T262">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263">en</text:span><text:span text:style-name="T262"> </text:span><text:span text:style-name="T263">temps réel </text:span><text:span text:style-name="T264">(à ajuster ultérieurement </text:span><text:span text:style-name="T265">et très probablement plutôt 30 minutes</text:span><text:span text:style-name="T264">) </text:span><text:span text:style-name="T262">pour trouver un moyen de faire un café malgré tout. Passées ces 15 </text:span><text:span text:style-name="T265">(ou 30)</text:span><text:span text:style-name="T262"> minutes, le téléphone sonnera et en décrochant, son patron lui dira « t’es virée ! »</text:span></text:p>
      <text:p text:style-name="P19"/>
      <text:p text:style-name="P19"><text:tab/><text:span text:style-name="T1">Le fait est que de toute manière elle sera virée car elle ne pourra pas se faire de café. Cela signifie donc qu’il s’agit là d’un jeu dans lequel le joueur ne pourra pas gagner </text:span><text:span text:style-name="T479">à moins de considérer qu’arriver à la fin de l’histoire signifie gagner.</text:span></text:p>
      <text:p text:style-name="P19"/>
      <text:p text:style-name="P19"><text:tab/><text:span text:style-name="T256">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19"/>
      <text:p text:style-name="P19"/>
      <text:p text:style-name="P20"><text:tab/><text:span text:style-name="T1">La première </text:span><text:span text:style-name="T257">tentative </text:span><text:span text:style-name="T1">la verra</text:span><text:span text:style-name="T4"> </text:span><text:span text:style-name="T114">d</text:span><text:span text:style-name="T115">émonter la machine à café pour en lécher les restes de café </text:span><text:span text:style-name="T114">dans les « tuyaux »</text:span><text:span text:style-name="T3">.</text:span></text:p>
      <text:p text:style-name="P21"><text:span text:style-name="T2"><text:tab/></text:span><text:span text:style-name="T4">La suivante sera de </text:span><text:span text:style-name="T116">récupérer des vieux grains de café tombés derrière </text:span><text:span text:style-name="T117">les pots et </text:span><text:span text:style-name="T116">le meuble</text:span><text:span text:style-name="T118"> </text:span><text:span text:style-name="T117">pour</text:span><text:span text:style-name="T118"> les moudre </text:span><text:span text:style-name="T117">et</text:span><text:span text:style-name="T118"> obtenir une poudre </text:span><text:span text:style-name="T117">afin de</text:span><text:span text:style-name="T119"> s’</text:span><text:span text:style-name="T120">e</text:span><text:span text:style-name="T119">n</text:span><text:span text:style-name="T120"> faire des patchs</text:span><text:span text:style-name="T397">.</text:span></text:p>
      <text:p text:style-name="P19"><text:tab/><text:span text:style-name="T1">La </text:span><text:span text:style-name="T257">dernière</text:span><text:span text:style-name="T1"> consistera à </text:span><text:span text:style-name="T113">faire recuire le café de la veille pris dans la poubelle</text:span><text:span text:style-name="T1">.</text:span></text:p>
      <text:p text:style-name="P19"><text:span text:style-name="T6"/></text:p>
      <text:p text:style-name="P19"><text:span text:style-name="T6"/></text:p>
      <text:p text:style-name="P19"><text:span text:style-name="T6"><text:tab/></text:span><text:span text:style-name="T7">Dans ce jeu il y aura aussi un second personnage avec lequel Rowena va discuter.</text:span></text:p>
      <text:p text:style-name="P19"><text:span text:style-name="T7"/></text:p>
      <text:p text:style-name="P22"><text:span text:style-name="T4"><text:tab/></text:span><text:span text:style-name="T90">Le docteur F. </text:span><text:span text:style-name="T89">:</text:span></text:p>
      <text:p text:style-name="P22"><text:span text:style-name="T4"><text:tab/></text:span><text:span text:style-name="T5">L</text:span><text:span text:style-name="T6">a présence du </text:span><text:span text:style-name="T89">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114"><text:span text:style-name="T4">U</text:span><text:span text:style-name="T2">n peu plus de détails...</text:span></text:p>
      <text:p text:style-name="P23"/>
      <text:p text:style-name="P23"/>
      <text:p text:style-name="P74">Pendant la scène qui suit on voit le générique du jeu.</text:p>
      <text:p text:style-name="P23"/>
      <text:p text:style-name="P74">Plan fixe de la cuisine. <text:span text:style-name="T379">Lumière éteinte.</text:span></text:p>
      <text:p text:style-name="P74"><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23"/>
      <text:p text:style-name="P23">Fin du générique</text:p>
      <text:p text:style-name="P23"/>
      <text:p text:style-name="P132"><text:span text:style-name="T68"><text:tab/></text:span><text:span text:style-name="T69">Clic ! (la lumière s’allume). </text:span><text:span text:style-name="T68">Rowena entre dans la cuisine et referme la porte de la chambre (la salle de bain était de l’autre côté de la chambre, donc). Elle se dirige </text:span><text:span text:style-name="T267">vers le placard </text:span><text:span text:style-name="T271">à café</text:span><text:span text:style-name="T267"> légèrement sur la droite. Elle l’ouvre et va saisir le… HORREUR ! Il n’y a plus de café. Il lui en faut absolument ! </text:span><text:span text:style-name="T270">I</text:span><text:span text:style-name="T267">l ne lui reste plus qu</text:span><text:span text:style-name="T268">e 15 (ou </text:span><text:span text:style-name="T270">jusqu’à </text:span><text:span text:style-name="T268">30,</text:span><text:span text:style-name="T269"> on verra plus tard</text:span><text:span text:style-name="T268">) minutes</text:span><text:span text:style-name="T267"> avant de partir au boulot.</text:span></text:p>
      <text:p text:style-name="P132"/>
      <text:p text:style-name="P119">Le chrono se lance !</text:p>
      <text:p text:style-name="P130"><text:span text:style-name="T372"/></text:p>
      <text:p text:style-name="P130"><text:span text:style-name="T372"/></text:p>
      <text:p text:style-name="P131"><text:span text:style-name="T372">L</text:span><text:span text:style-name="T371">à prend place le jeu.</text:span></text:p>
      <text:p text:style-name="P131"><text:span text:style-name="T371"/></text:p>
      <text:p text:style-name="P131"><text:span text:style-name="T371"/></text:p>
      <text:p text:style-name="P30"><text:span text:style-name="T121">Fin</text:span><text:span text:style-name="T110"> </text:span><text:span text:style-name="T396">(séquence prévue en animation) ! </text:span><text:span text:style-name="T471">/!\ </text:span><text:span text:style-name="T472">Il faudra prendre garde à ce que Rowena soit loin des bords de l’écran pour l’animation où elle attrape son téléphone en la faisant se déplacer avant si besoin car il est sur le comptoir de la cuisine (</text:span><text:span text:style-name="T473">peu importe où, </text:span><text:span text:style-name="T472">on ne le voit pas le reste du jeu).</text:span></text:p>
      <text:p text:style-name="P30"><text:span text:style-name="T396"/></text:p>
      <text:p text:style-name="P4">« Dialogue » de la séquence finale, quand le téléphone sonne et que Rowena répond.</text:p>
      <text:p text:style-name="P4"/>
      <text:p text:style-name="P15"><text:span text:style-name="T112">A partir d’ici, on n’utilisera plus les animation de Wait alternatives</text:span>.</text:p>
      <text:p text:style-name="P31"><text:span text:style-name="T396"/></text:p>
      <text:p text:style-name="P14">1 seconde après que Rowena ait recraché son café et se soit retournée :</text:p>
      <text:p text:style-name="P12"/>
      <text:p text:style-name="P12">Le téléphone sonne… <text:span text:style-name="T242">(Phone_Ring – AudioStreamPlayer2D – dans la scène Rowena.tscn qui est en mode « loop »)</text:span></text:p>
      <text:p text:style-name="P32"><text:span text:style-name="T396"/></text:p>
      <text:p text:style-name="P167"><text:span text:style-name="T98">Rowena</text:span><text:span text:style-name="T19"> </text:span><text:span text:style-name="T314">(Ici, on utilise la boîte des commentaires, pas le setup de</text:span><text:span text:style-name="T315">s</text:span><text:span text:style-name="T314"> dialogues)</text:span><text:span text:style-name="T98"> </text:span><text:span text:style-name="T19">: Uh -oh</text:span><text:span text:style-name="T18">! </text:span><text:span text:style-name="T20">That</text:span><text:span text:style-name="T18"> smells like disaster…</text:span></text:p>
      <text:p text:style-name="P133"><text:span text:style-name="T18"/></text:p>
      <text:p text:style-name="P121"><text:soft-page-break/>Là commence l’animation<text:span text:style-name="T493"> </text:span><text:span text:style-name="T107">Phone_Call</text:span><text:span text:style-name="T493"> dans la scène Rowena.tscn</text:span> où elle attrape son téléphone <text:span text:style-name="T493">et </text:span><text:span text:style-name="T107">la sonnerie du téléphone se coupe</text:span><text:span text:style-name="T493"> à la </text:span><text:span text:style-name="T107">frame 21</text:span><text:span text:style-name="T493"> de l’animation).</text:span></text:p>
      <text:p text:style-name="P133"><text:span text:style-name="T18"/></text:p>
      <text:p text:style-name="P13">Elle <text:span text:style-name="T515">décroche</text:span> son téléphone <text:span text:style-name="T515">(toujours dans l’animation)</text:span>. <text:span text:style-name="T494">On </text:span><text:span text:style-name="T243">freeze l’animation à la </text:span><text:span text:style-name="T225">frame 30</text:span><text:span text:style-name="T494">.</text:span></text:p>
      <text:p text:style-name="P13"/>
      <text:p text:style-name="P3"><text:span text:style-name="T513">Pour </text:span><text:span text:style-name="T514">ce dialogue,</text:span><text:span text:style-name="T513"> on utilisera le setup des... dialogues. Les phrases de Rowena auront toujours la même couleur (Rose) et le Boss sera en violet (144, 91, 194). La couleur du Boss sera éventuellement à exporter s</text:span><text:span text:style-name="T515">i jamais </text:span><text:span text:style-name="T513">il faut la modifier.</text:span></text:p>
      <text:p text:style-name="P31"><text:span text:style-name="T396"/></text:p>
      <text:p text:style-name="P31"><text:span text:style-name="T109">Rowena </text:span><text:span text:style-name="T396">: Hello ?</text:span></text:p>
      <text:p text:style-name="P31"><text:span text:style-name="T396"/></text:p>
      <text:p text:style-name="P166"><text:span text:style-name="T99">Boss </text:span><text:span text:style-name="T21">: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text:span><text:span text:style-name="T223">(BREAK avec les « ... », sinon le texte ne rentrera pas dans la fenêtre et on enchaîne automatiquement au bout de 2 secondes si le joueur ne clique pas)</text:span><text:span text:style-name="T67"> </text:span><text:span text:style-name="T21">You've single-handedly torpedoed everything ! You are so expendable, Rowena ! Let's skip the pleasantries: You're goddamn fired ! Don't even think about showing your face here ever again ! You're done ! Finished !</text:span><text:span text:style-name="T223">(BREAK avec les « ... », sinon le texte ne rentrera pas dans la fenêtre et on enchaîne automatiquement au bout de 2 secondes si le joueur ne clique pas).</text:span><text:span text:style-name="T67"> </text:span><text:span text:style-name="T311">Fin du dialogue</text:span><text:span text:style-name="T67">.</text:span></text:p>
      <text:p text:style-name="P135"><text:span text:style-name="T238"/></text:p>
      <text:p text:style-name="P135"><text:span text:style-name="T238">On </text:span><text:span text:style-name="T182">relance</text:span><text:span text:style-name="T238"> l’animation à la </text:span><text:span text:style-name="T182">frame 31</text:span><text:span text:style-name="T239">.</text:span></text:p>
      <text:p text:style-name="P134"><text:span text:style-name="T18"/></text:p>
      <text:p text:style-name="P5">Elle lâche son téléphone qui tombe par terre <text:span text:style-name="T515">(toujours dans l’animation)</text:span>.</text:p>
      <text:p text:style-name="P134"><text:span text:style-name="T18"/></text:p>
      <text:p text:style-name="P167"><text:span text:style-name="T376">Rowena </text:span><text:span text:style-name="T272">(Ici, on utilise la boîte des commentaires, pas le setup de</text:span><text:span text:style-name="T273">s</text:span><text:span text:style-name="T272"> dialogues)</text:span><text:span text:style-name="T376"> </text:span><text:span text:style-name="T373">: </text:span><text:span text:style-name="T374">(</text:span><text:span text:style-name="T245">Wait_Base animation</text:span><text:span text:style-name="T374">)</text:span><text:span text:style-name="T373">That's it then... </text:span><text:span text:style-name="T374">(</text:span><text:span text:style-name="T245">Nonsense animation</text:span><text:span text:style-name="T374">) </text:span><text:span text:style-name="T373">Well. Back to bed. </text:span><text:span text:style-name="T374">(</text:span><text:span text:style-name="T245">Walk animation to the right until Rowena’s out of the field</text:span><text:span text:style-name="T374">).</text:span></text:p>
      <text:p text:style-name="P133"><text:span text:style-name="T374"/></text:p>
      <text:p text:style-name="P169"><text:span text:style-name="T244">As soon as Rowena’s out, we play the </text:span><text:span text:style-name="T246">OUTRO.tscn</text:span><text:span text:style-name="T373">.</text:span></text:p>
      <text:p text:style-name="P169"><text:span text:style-name="T375"/></text:p>
      <text:p text:style-name="P128"><text:span text:style-name="T377">Si jamais la radio jouait encore à </text:span><text:span text:style-name="T378">ce moment-là, </text:span><text:span text:style-name="T377">alors elle sera coupée à la frame 28 de l’animation Outro dans OUTRO.tscn !</text:span></text:p>
      <text:p text:style-name="P168"><text:span text:style-name="T373"/></text:p>
      <text:p text:style-name="P183">À la fin de la séquence d’animation le jeu quitte !</text:p>
      <text:p text:style-name="P85">Ce qu<text:span text:style-name="T483">e Rowena</text:span> peut essayer de faire <text:span text:style-name="T449">(ou pas)</text:span>...</text:p>
      <text:p text:style-name="P23"/>
      <text:p text:style-name="P23"/>
      <text:p text:style-name="P23"><text:tab/>Dans tous les cas, elle finira par faire repasser le café de la veille qu’elle a mis à la poubelle, en ayant pris soin de s’en servir une tasse et <text:span text:style-name="T496">de </text:span>le boire avant de tout recracher tellement c’est dégueulasse. <text:span text:style-name="T497">Si le joueur essaye de faire cela avant 9h1</text:span><text:span text:style-name="T507">0</text:span><text:span text:style-name="T497">, systématiquement Rowena se dira « Non, je ne peux pas faire ça ! ». C’est seulement à partir de 9h1</text:span><text:span text:style-name="T507">0</text:span><text:span text:style-name="T497"> (?) qu’elle regardera l’horloge et se dira « Bon, tant pis, plus le choix ! » et lancera les opérations. Alors </text:span><text:span text:style-name="T226">à ce moment-là, la partie sera bien entendu perdue </text:span><text:span text:style-name="T227">puisqu’elle renoncera à tout et retournera se coucher</text:span><text:span text:style-name="T497"> ! </text:span><text:span text:style-name="T496">Elle sortira par où elle est entrée au départ et refermera la porte (son).</text:span></text:p>
      <text:p text:style-name="P23"/>
      <text:p text:style-name="P33"><text:span text:style-name="T496"><text:tab/>O</text:span>n devra garder à l’esprit que Rowena n’a que 2 mains et pas <text:span text:style-name="T498">de </text:span>poche puisqu’elle sort de la douche en serviette de toilette. Cela signifie qu’il ne sera <text:span text:style-name="T112">pas possible de se balader avec plus de </text:span><text:span text:style-name="T236">quatre</text:span><text:span text:style-name="T112"> objets en mains</text:span>. <text:span text:style-name="T459">Si les objets sont petits, on pourra moduler cette limite</text:span>. Par exemple : tous les grains de café qu’elle ramassera pourront tenir dans une main, il en deviendront éventuellement instantanément un seul.</text:p>
      <text:p text:style-name="P33"/>
      <text:p text:style-name="P136"><text:span text:style-name="T70"><text:tab/></text:span><text:span text:style-name="T71">Si le joueur veut prendre plusieurs exemplaires d’un objet dont il n’aura pas besoin, Rowena aura </text:span><text:span text:style-name="T73">c</text:span><text:span text:style-name="T71">es répliques : « </text:span><text:span text:style-name="T72">One will be more than enough!</text:span><text:span text:style-name="T71"> » </text:span><text:span text:style-name="T73">ou</text:span><text:span text:style-name="T71"> « </text:span><text:span text:style-name="T481">No, I'm not starting a collection! » </text:span><text:span text:style-name="T482">(aléatoirement).</text:span></text:p>
      <text:p text:style-name="P33"/>
      <text:p text:style-name="P164"><text:span text:style-name="T71"><text:tab/></text:span><text:span text:style-name="T502">Si Rowena essaye d’utiliser un objet avec un autre mais que cela ne sert à rien, elle dira :</text:span><text:span text:style-name="T505"> </text:span><text:span text:style-name="T506">a</text:span><text:span text:style-name="T503">léatoirement, </text:span><text:span text:style-name="T504">« </text:span><text:span text:style-name="T503">That’s doesn’t ring any bell to me !</text:span><text:span text:style-name="T504"> », « </text:span><text:span text:style-name="T503">Maybe some other day», « Yeah, or I could just lick the floor... » ou encore « No way, Jose ! » si on lui demande de combiner des mauvais objets.</text:span></text:p>
      <text:p text:style-name="P86">Ce que Rowena peut trouver d’utile dans la cuisine pour chaque tentative</text:p>
      <text:p text:style-name="P23"/>
      <text:p text:style-name="P23"/>
      <text:p text:style-name="P34">On fait court pour la première tentative pour que le joueur choppe l’esprit du scénario.</text:p>
      <text:p text:style-name="P48">Là où l’on peut trouver des éléments cachés nécessaires à une autre tentative que celle en cours, on ne trouvera rien pour la tentative en cours. Par exemple des grains de café lors de la première tentative.</text:p>
      <text:p text:style-name="P23"/>
      <text:p text:style-name="P49"><text:span text:style-name="T92">1ère tentative :</text:span> <text:span text:style-name="T114">d</text:span><text:span text:style-name="T115">émonter la machine à café pour en lécher les restes de café </text:span><text:span text:style-name="T114">dans les « tuyaux »</text:span><text:span text:style-name="T3">.</text:span></text:p>
      <text:p text:style-name="P49"><text:span text:style-name="T3"/></text:p>
      <text:p text:style-name="P50"><text:tab/>Dans le <text:span text:style-name="T168">réfrigérateur</text:span> <text:span text:style-name="T380">il y a du</text:span> <text:span text:style-name="T166">beurre </text:span><text:span text:style-name="T281">dans lequel est planté</text:span> un <text:span text:style-name="T141">couteau à beurre</text:span>. <text:span text:style-name="T380">Il servira à démonter le </text:span><text:span text:style-name="T166">support du filtre en plastique rouge de la cafetière</text:span><text:span text:style-name="T281"> </text:span><text:span text:style-name="T380">sans la casser. </text:span><text:span text:style-name="T384">Tout autre couteau ne fera pas l’affaire !</text:span></text:p>
      <text:p text:style-name="P51"><text:tab/><text:span text:style-name="T380">À gauche de la fenêtre </text:span><text:span text:style-name="T447">de droite</text:span><text:span text:style-name="T380">, </text:span><text:span text:style-name="T395">contre le mur</text:span><text:span text:style-name="T380">, il y a un </text:span><text:span text:style-name="T166">petit torchon</text:span><text:span text:style-name="T380"> que Rowena devra aller passer dans le </text:span><text:span text:style-name="T166">support à filtre</text:span><text:span text:style-name="T380"> pour essayer de récupérer un peu de </text:span><text:span text:style-name="T166">café</text:span><text:span text:style-name="T380"> en l’« essuyant ». </text:span><text:span text:style-name="T382">Ça ne marchera pas</text:span><text:span text:style-name="T380">. Rowena devra alors un peu humidifier le </text:span><text:span text:style-name="T166">torchon</text:span><text:span text:style-name="T380">. </text:span><text:span text:style-name="T445">Pour cela</text:span><text:span text:style-name="T284">, Rowena peut utiliser du </text:span><text:span text:style-name="T168">lait</text:span><text:span text:style-name="T284"> (</text:span><text:span text:style-name="T283">elle ne le fera pas avec l’eau du robinet dont elle n’aime pas le goût !</text:span><text:span text:style-name="T284">) qu’elle peut trouver dans la porte du réfrigérateur </text:span><text:span text:style-name="T350">(sur le plan de travail </text:span><text:span text:style-name="T352">devant la planche à découper</text:span><text:span text:style-name="T350">, l</text:span><text:span text:style-name="T351">e lait de l</text:span><text:span text:style-name="T350">a bouteille </text:span><text:span text:style-name="T351">a tourné</text:span><text:span text:style-name="T350"> et Rowena doit la jeter… demain…)</text:span><text:span text:style-name="T284">.</text:span><text:span text:style-name="T281"> Ensuite, elle pourra récupérer du </text:span><text:span text:style-name="T166">café</text:span><text:span text:style-name="T281"> en l’essuyant avec le </text:span><text:span text:style-name="T166">torchon</text:span><text:span text:style-name="T281"> mais finalement, </text:span><text:span text:style-name="T282">cela fera bien trop peu</text:span><text:span text:style-name="T281"> (en plus du fait que ça n’est pas bon du tout) !</text:span></text:p>
      <text:p text:style-name="P49"><text:tab/></text:p>
      <text:p text:style-name="P49"/>
      <text:p text:style-name="P52"><text:span text:style-name="T93">2ème</text:span><text:span text:style-name="T92"> tentative :</text:span><text:span text:style-name="T398"> </text:span><text:span text:style-name="T116">récupérer des vieux grains de café tombés derrière </text:span><text:span text:style-name="T117">les pots et </text:span><text:span text:style-name="T116">le meuble</text:span><text:span text:style-name="T118"> </text:span><text:span text:style-name="T117">pour</text:span><text:span text:style-name="T118"> les moudre </text:span><text:span text:style-name="T117">et</text:span><text:span text:style-name="T118"> obtenir une poudre </text:span><text:span text:style-name="T117">afin de</text:span><text:span text:style-name="T119"> s’</text:span><text:span text:style-name="T120">e</text:span><text:span text:style-name="T119">n</text:span><text:span text:style-name="T120"> faire des patchs</text:span><text:span text:style-name="T397">.</text:span></text:p>
      <text:p text:style-name="P52"><text:span text:style-name="T397"/></text:p>
      <text:p text:style-name="P52"><text:span text:style-name="T397"><text:tab/></text:span><text:span text:style-name="T390">Récupérer des grains de café :</text:span></text:p>
      <text:p text:style-name="P53"><text:span text:style-name="T442"><text:tab/></text:span><text:span text:style-name="T443">Sur le plan de travail,</text:span><text:span text:style-name="T442"> </text:span><text:span text:style-name="T444">à côté du</text:span><text:span text:style-name="T139"> pot en terre</text:span><text:span text:style-name="T442">, </text:span><text:span text:style-name="T444">derrière le sel,</text:span><text:span text:style-name="T442"> Rowena pourra trouver quelques </text:span><text:span text:style-name="T139">grains de cafés</text:span><text:span text:style-name="T442"> perdus </text:span><text:span text:style-name="T444">(il faudra enlever le sel et le poivre pour les trouver)</text:span><text:span text:style-name="T442">. </text:span><text:span text:style-name="T386">Ça n’est pas suffisant</text:span><text:span text:style-name="T442">.</text:span></text:p>
      <text:p text:style-name="P49"><text:tab/><text:span text:style-name="T167">Par terre</text:span><text:span text:style-name="T395">, entre le lave-vaisselle et le meuble à sa droite, Rowena trouvera encore des </text:span><text:span text:style-name="T167">grains de café</text:span><text:span text:style-name="T395">.</text:span></text:p>
      <text:p text:style-name="P49"/>
      <text:p text:style-name="P49"><text:tab/><text:span text:style-name="T381">M</text:span><text:span text:style-name="T383">oudre les vieux grains de café (elle n’a pas de moulin à café) :</text:span></text:p>
      <text:p text:style-name="P49"><text:tab/><text:span text:style-name="T446">Rowena trouvera une </text:span><text:span text:style-name="T169">cuillère en bois</text:span><text:span text:style-name="T446"> dans le </text:span><text:span text:style-name="T169">tiroir du haut</text:span><text:span text:style-name="T446"> du meuble à </text:span><text:span text:style-name="T486">droite</text:span><text:span text:style-name="T446"> de la gazinière.</text:span></text:p>
      <text:p text:style-name="P54"><text:tab/><text:span text:style-name="T446">Derrière la bouteille de lait </text:span><text:span text:style-name="T488">périmé </text:span><text:span text:style-name="T446">se trouve la </text:span><text:span text:style-name="T169">planche à découper</text:span><text:span text:style-name="T446">.</text:span></text:p>
      <text:p text:style-name="P54"><text:span text:style-name="T446"><text:tab/>Elle </text:span><text:span text:style-name="T483">réutilisera</text:span><text:span text:style-name="T446"> son </text:span><text:span text:style-name="T169">torchon</text:span><text:span text:style-name="T446"> (</text:span><text:span text:style-name="T483">l’autre, le grand, est trop « dégueu »</text:span><text:span text:style-name="T446">).</text:span></text:p>
      <text:p text:style-name="P49"><text:tab/><text:span text:style-name="T446">Elle placera les </text:span><text:span text:style-name="T169">grains de café</text:span><text:span text:style-name="T446"> </text:span><text:span text:style-name="T487">dans le </text:span><text:span text:style-name="T224">torchon</text:span><text:span text:style-name="T487"> </text:span><text:span text:style-name="T446">sur la </text:span><text:span text:style-name="T169">planche à découper</text:span><text:span text:style-name="T446">, les recouvrira </text:span><text:span text:style-name="T484">avec</text:span><text:span text:style-name="T446"> </text:span><text:span text:style-name="T484">l’autre bout du</text:span><text:span text:style-name="T169"> torchon</text:span><text:span text:style-name="T446"> et les écrasera avec la </text:span><text:span text:style-name="T169">cuillère en bois</text:span><text:span text:style-name="T446">.</text:span></text:p>
      <text:p text:style-name="P49"/>
      <text:p text:style-name="P49"><text:tab/><text:span text:style-name="T384">Se faire un patch au café :</text:span></text:p>
      <text:p text:style-name="P16"><text:span text:style-name="T446"><text:tab/></text:span><text:span text:style-name="T447">Il reste des </text:span><text:span text:style-name="T170">filtres à café</text:span><text:span text:style-name="T447"> dans le </text:span><text:span text:style-name="T487">tiroir du milieu</text:span><text:span text:style-name="T447"> à gauche de la </text:span><text:span text:style-name="T487">gazinière</text:span><text:span text:style-name="T447">.</text:span></text:p>
      <text:p text:style-name="P16"><text:tab/><text:span text:style-name="T487">Dans le tiroir de droite dans lequel il y a les couverts,</text:span><text:span text:style-name="T447"> </text:span><text:span text:style-name="T487">un</text:span><text:span text:style-name="T447"> </text:span><text:span text:style-name="T170">couteau</text:span><text:span text:style-name="T447">. Avec le couteau elle coupera le </text:span><text:span text:style-name="T170">filtre à café</text:span><text:span text:style-name="T447"> en deux </text:span><text:span text:style-name="T487">sur la planche à découper </text:span><text:span text:style-name="T447">pour n’en garder que la </text:span><text:span text:style-name="T170">moitié</text:span><text:span text:style-name="T447"> (sinon, c’est trop grand).</text:span></text:p>
      <text:p text:style-name="P16"><text:tab/><text:span text:style-name="T447">Elle mettra son </text:span><text:span text:style-name="T170">café moulu</text:span><text:span text:style-name="T447"> dans le </text:span><text:span text:style-name="T171">demi</text:span><text:span text:style-name="T170"> filtre </text:span><text:span text:style-name="T171">à café</text:span><text:span text:style-name="T447">, le repliera </text:span><text:span text:style-name="T448">et le fermera avec un </text:span><text:span text:style-name="T171">morceau de scotch</text:span><text:span text:style-name="T448"> </text:span><text:span text:style-name="T487">qu’elle coupera du rouleau trouvé dans le tiroir du haut à gauche de la gazinière.</text:span></text:p>
      <text:p text:style-name="P17"><text:tab/><text:span text:style-name="T487">Puis</text:span><text:span text:style-name="T448"> coupera un </text:span><text:span text:style-name="T171">grand morceau de scotch</text:span><text:span text:style-name="T448">. Et posera le </text:span><text:span text:style-name="T171">patch au café</text:span><text:span text:style-name="T448"> sur son bras en le fixant avec son </text:span><text:span text:style-name="T171">grand morceau de scotch</text:span><text:span text:style-name="T448">.</text:span></text:p>
      <text:p text:style-name="P17"><text:soft-page-break/><text:tab/><text:span text:style-name="T385">Elle décidera que ça ne marche pas au bout de 30 secondes </text:span><text:span text:style-name="T387">(</text:span><text:span text:style-name="T389">5</text:span><text:span text:style-name="T387"> secondes dans le jeu)</text:span><text:span text:style-name="T448">. Sans doute car il est trop sec. Elle enlèvera le patch.</text:span></text:p>
      <text:p text:style-name="P17"><text:tab/><text:span text:style-name="T448">Rowena ira humidifier son </text:span><text:span text:style-name="T171">patch</text:span><text:span text:style-name="T448"> sous le </text:span><text:span text:style-name="T171">robinet de l’évier</text:span><text:span text:style-name="T448">.</text:span></text:p>
      <text:p text:style-name="P49"><text:tab/><text:span text:style-name="T448">Replacera son </text:span><text:span text:style-name="T171">patch</text:span><text:span text:style-name="T448"> sur son bras (le scotch fonctionnera encore).</text:span></text:p>
      <text:p text:style-name="P49"><text:tab/><text:span text:style-name="T385">Elle attendra à nouveau </text:span><text:span text:style-name="T388">30 secondes (</text:span><text:span text:style-name="T389">5</text:span><text:span text:style-name="T388"> secondes en jeu)</text:span><text:span text:style-name="T385"> et décidera que ça ne marche définitivement pas</text:span><text:span text:style-name="T448">.</text:span></text:p>
      <text:p text:style-name="P49"/>
      <text:p text:style-name="P49"/>
      <text:p text:style-name="P55"><text:span text:style-name="T94">3</text:span><text:span text:style-name="T93">ème</text:span><text:span text:style-name="T92"> tentative :</text:span><text:span text:style-name="T398"> </text:span><text:span text:style-name="T116">faire recuire le café de la veille pris dans la poubelle</text:span><text:span text:style-name="T398">.</text:span></text:p>
      <text:p text:style-name="P55"><text:span text:style-name="T399"><text:tab/>Elle ira prendre un </text:span><text:span text:style-name="T122">verre</text:span><text:span text:style-name="T399"> dans le placard vitré à gauche de la hotte/</text:span><text:span text:style-name="T400">micro-onde</text:span><text:span text:style-name="T399"> au dessus de la gazinière et le remplira d’</text:span><text:span text:style-name="T122">eau</text:span><text:span text:style-name="T399"> au robinet.</text:span></text:p>
      <text:p text:style-name="P55"><text:span text:style-name="T399"><text:tab/>Elle videra ensuite ce verre d’</text:span><text:span text:style-name="T122">eau</text:span><text:span text:style-name="T399"> dans le réservoir de la </text:span><text:span text:style-name="T441">²</text:span><text:span text:style-name="T399">.</text:span></text:p>
      <text:p text:style-name="P55"><text:span text:style-name="T398"><text:tab/></text:span><text:span text:style-name="T123">Rowena refusera de fouiller dans la poubelle tant qu’il ne sera pas au moins 9h10</text:span><text:span text:style-name="T357"> </text:span><text:span text:style-name="T358">(on réglera ce délai plus tard)</text:span><text:span text:style-name="T401">.</text:span></text:p>
      <text:p text:style-name="P55"><text:span text:style-name="T401"><text:tab/></text:span><text:span text:style-name="T399">Une fois l’heure atteinte, à </text:span><text:span text:style-name="T401">ce moment-là, </text:span><text:span text:style-name="T402">n’ayant plus trop le choix, </text:span><text:span text:style-name="T401">Rowena </text:span><text:span text:style-name="T402">acceptera de </text:span><text:span text:style-name="T401">fouiller dans la </text:span><text:span text:style-name="T123">poubelle</text:span><text:span text:style-name="T401"> sous l’évier pour récupérer le </text:span><text:span text:style-name="T123">filtre à café plein</text:span><text:span text:style-name="T401"> de la veille. </text:span><text:span text:style-name="T399">Le replacera dans la </text:span><text:span text:style-name="T122">cafetière</text:span><text:span text:style-name="T399"> pour le repasser. </text:span><text:span text:style-name="T122">Allumera</text:span><text:span text:style-name="T399"> la cafetière.</text:span></text:p>
      <text:p text:style-name="P55"><text:span text:style-name="T401"><text:tab/></text:span><text:span text:style-name="T399">Quand le café sera passé, elle prendra la </text:span><text:span text:style-name="T122">tasse rouge</text:span><text:span text:style-name="T399"> devant les couteaux de cuisine (à droite de la bouteille de lait sur le plan de travail) et pas celle à côté de la cafetière car elle est ébréchée. Se servira une </text:span><text:span text:style-name="T122">tasse de café</text:span><text:span text:style-name="T399"> et la boira… pour la recracher aussitôt !</text:span></text:p>
      <text:p text:style-name="P55"><text:span text:style-name="T399"/></text:p>
      <text:p text:style-name="P87">Ce que Rowena peut <text:span text:style-name="T480">dire</text:span> <text:span text:style-name="T480">de certaines choses qu’elle va prendre </text:span><text:span text:style-name="T495">ou pas</text:span><text:span text:style-name="T480">, etc.</text:span></text:p>
      <text:p text:style-name="P88"/>
      <text:p text:style-name="P88"/>
      <text:p text:style-name="P120">/!\ A moins que ce soit précisé autrement, Rowena donnera le nom de ce qu’elle désigne quand elle le regardera. /!\ A ne pas confondre avec son commentaire quand on veut prendre les choses.</text:p>
      <text:p text:style-name="P120"/>
      <text:p text:style-name="P118"><text:span text:style-name="T247">Le Coffee Cupboard</text:span><text:span text:style-name="T276"> </text:span><text:span text:style-name="T277">(quand on l’ouvre) :</text:span><text:span text:style-name="T280"> </text:span><text:span text:style-name="T274">« I </text:span><text:span text:style-name="T275">like</text:span><text:span text:style-name="T274"> rub</text:span><text:span text:style-name="T275">bing</text:span><text:span text:style-name="T274"> salt in the wound ! »</text:span></text:p>
      <text:p text:style-name="P117"><text:span text:style-name="T278"><text:tab/></text:span><text:span text:style-name="T279">Canned Green beans : «Not what I had in mind... » (elle ne prend pas)</text:span></text:p>
      <text:p text:style-name="P92"><text:tab/>Canned Beans : « They know how to make me fart, so... » (elle ne prend pas)</text:p>
      <text:p text:style-name="P93"><text:tab/>Empty Coffee Space : « I'd better take ten more looks at it, just in case... »</text:p>
      <text:p text:style-name="P118"><text:span text:style-name="T274"/></text:p>
      <text:p text:style-name="P24"/>
      <text:p text:style-name="P28"><text:span text:style-name="T229">Le lave-vaisselle </text:span><text:span text:style-name="T428">: « My dishwasher… » Quand il est ouvert « It’s empty. »</text:span></text:p>
      <text:p text:style-name="P28"><text:span text:style-name="T428"/></text:p>
      <text:p text:style-name="P29"><text:tab/><text:span text:style-name="T417">L’</text:span><text:span text:style-name="T135">interstice</text:span><text:span text:style-name="T417"> entre le placard et le lave-vaisselle à gauche : « Huh? What would I... Wow! » </text:span><text:span text:style-name="T429">(ramasse des grains de café). </text:span><text:span text:style-name="T393">On n’a « accès » à ce collider que pour la 2ème tentative </text:span><text:span text:style-name="T394">(avant il est inactif)</text:span><text:span text:style-name="T429">. </text:span><text:span text:style-name="T474">Quand Rowena aura assez de grains de café, alors sa réplique sera : « That should be enough. »</text:span></text:p>
      <text:p text:style-name="P106"><text:span text:style-name="T49"/></text:p>
      <text:p text:style-name="P28"><text:span text:style-name="T229">Le four </text:span><text:span text:style-name="T428">: « My oven… » Quand il est ouvert «It's as empty as space is ! »</text:span></text:p>
      <text:p text:style-name="P28"><text:span text:style-name="T428"/></text:p>
      <text:p text:style-name="P46"><text:span text:style-name="T403"><text:tab/></text:span><text:span text:style-name="T407">Dans </text:span><text:span text:style-name="T127">le four</text:span><text:span text:style-name="T359"> </text:span><text:span text:style-name="T365">(3 empty spaces) :</text:span><text:span text:style-name="T407"> « I'd have to clean it, it's so gross. »</text:span><text:span text:style-name="T418"> </text:span><text:span text:style-name="T438">(elle ne prend </text:span><text:span text:style-name="T439">pas</text:span><text:span text:style-name="T438">)</text:span></text:p>
      <text:p text:style-name="P40"><text:span text:style-name="T407"/></text:p>
      <text:p text:style-name="P46"><text:span text:style-name="T407"><text:tab/></text:span><text:span text:style-name="T405">Dans le </text:span><text:span text:style-name="T126">tiroir</text:span><text:span text:style-name="T405"> sous le four : « It’s filled with burnt pizza remains... »</text:span><text:span text:style-name="T418"> q</text:span><text:span text:style-name="T439">uand on regarde le collider quand il est ouvert </text:span><text:span text:style-name="T438">(elle ne prend pas)</text:span></text:p>
      <text:p text:style-name="P40"><text:span text:style-name="T405"/></text:p>
      <text:p text:style-name="P71"><text:span text:style-name="T230">C</text:span><text:span text:style-name="T228">uttlery drawer </text:span><text:span text:style-name="T396">: « That’s a nice Cuttlery drawer, isn’t it ? »</text:span></text:p>
      <text:p text:style-name="P24"/>
      <text:p text:style-name="P35"><text:span text:style-name="T396"><text:tab/></text:span><text:span text:style-name="T124">Couteau, fourchette, cuillère (couverts)</text:span><text:span text:style-name="T359"> </text:span><text:span text:style-name="T360">dans le tiroir sous le toaster :</text:span><text:span text:style-name="T403"> « Ok ! I’ll take one. » </text:span><text:span text:style-name="T400">Ou « One’s more than enough. » quand Rowena en a déjà un/une.</text:span></text:p>
      <text:p text:style-name="P36"><text:span text:style-name="T400"/></text:p>
      <text:p text:style-name="P36"><text:span text:style-name="T400"><text:tab/></text:span><text:span text:style-name="T125">Les couteaux </text:span><text:span text:style-name="T126">(couverts)</text:span><text:span text:style-name="T125"> </text:span><text:span text:style-name="T404">: Quand Rowena voudra les utiliser elle dira « </text:span><text:span text:style-name="T405">A</text:span><text:span text:style-name="T404">wake as I am, I'm going to hurt myself. » </text:span><text:span text:style-name="T391">Sauf pour la deuxième tentative </text:span><text:span text:style-name="T392">pour couper un filtre</text:span><text:span text:style-name="T406">.</text:span></text:p>
      <text:p text:style-name="P6"><text:tab/></text:p>
      <text:p text:style-name="P36"><text:span text:style-name="T322">Les</text:span><text:span text:style-name="T231"> placards</text:span><text:span text:style-name="T96"> au dessus de </text:span><text:span text:style-name="T322">la hotte/</text:span><text:span text:style-name="T323">micro-onde</text:span><text:span text:style-name="T322"> </text:span><text:span text:style-name="T231">et</text:span><text:span text:style-name="T322"> du frigo </text:span><text:span text:style-name="T403">: « Naaa! </text:span><text:span text:style-name="T405">T</text:span><text:span text:style-name="T403">oo high, I've never put anything </text:span><text:span text:style-name="T407">in</text:span><text:span text:style-name="T403"> </text:span><text:span text:style-name="T407">it</text:span><text:span text:style-name="T403">. »</text:span></text:p>
      <text:p text:style-name="P36"/>
      <text:p text:style-name="P36"><text:span text:style-name="T232">Left Glass Cupboard </text:span><text:span text:style-name="T361">:</text:span><text:span text:style-name="T407"> « Glasses and plates. » </text:span><text:span text:style-name="T439">(verres et assiettes)</text:span></text:p>
      <text:p text:style-name="P36"/>
      <text:p text:style-name="P36"><text:span text:style-name="T233">K</text:span><text:span text:style-name="T232">itchen Tool drawer </text:span><text:span text:style-name="T432">:</text:span><text:span text:style-name="T407"> « </text:span><text:span text:style-name="T437">Here</text:span><text:span text:style-name="T407"> I store useless stuff like a garlic press. »</text:span></text:p>
      <text:p text:style-name="P36"/>
      <text:p text:style-name="P46"><text:span text:style-name="T407"><text:tab/>Un </text:span><text:span text:style-name="T137">garlic press</text:span><text:span text:style-name="T359"> </text:span><text:span text:style-name="T360">dans le tiroir d’outils de cuisine</text:span><text:span text:style-name="T127"> </text:span><text:span text:style-name="T407">: « What could I possibly do with it now? »</text:span><text:span text:style-name="T418"> </text:span><text:span text:style-name="T438">(elle ne prend pas)</text:span></text:p>
      <text:p text:style-name="P36"/>
      <text:p text:style-name="P46"><text:span text:style-name="T407"><text:tab/></text:span><text:span text:style-name="T408">Un </text:span><text:span text:style-name="T137">corkscrew</text:span><text:span text:style-name="T359"> </text:span><text:span text:style-name="T360">dans le tiroir d’outils de cuisine</text:span><text:span text:style-name="T128"> </text:span><text:span text:style-name="T408">: « Hm... No, too soon. »</text:span><text:span text:style-name="T418"> </text:span><text:span text:style-name="T438">(elle ne prend pas)</text:span></text:p>
      <text:p text:style-name="P35"><text:soft-page-break/><text:span text:style-name="T408"/></text:p>
      <text:p text:style-name="P43"><text:span text:style-name="T408"><text:tab/></text:span><text:span text:style-name="T436">Une </text:span><text:span text:style-name="T137">wooden spoon</text:span><text:span text:style-name="T317"> :</text:span><text:span text:style-name="T436"> « It was my childhood dream to have one. I'm taking it. »</text:span></text:p>
      <text:p text:style-name="P35"><text:span text:style-name="T408"/></text:p>
      <text:p text:style-name="P73"><text:span text:style-name="T97">S</text:span><text:span text:style-name="T95">ur la gazinière </text:span><text:span text:style-name="T396">:</text:span></text:p>
      <text:p text:style-name="P73"><text:span text:style-name="T396"/></text:p>
      <text:p text:style-name="P152"><text:span text:style-name="T27"><text:tab/>La </text:span><text:span text:style-name="T185">casserolle</text:span><text:span text:style-name="T27"> (sauce pan) à droite du Yucca sur la gazinière : « No, there’s still sauce in it. »</text:span><text:span text:style-name="T23"> </text:span><text:span text:style-name="T64">(elle ne prend pas)</text:span></text:p>
      <text:p text:style-name="P147"><text:span text:style-name="T27"/></text:p>
      <text:p text:style-name="P102"><text:span text:style-name="T85"><text:tab/>La </text:span><text:span text:style-name="T136">k</text:span><text:span text:style-name="T137">ettle</text:span><text:span text:style-name="T85"> derrière la casserolle sur la gazinière : « If you say so... »</text:span></text:p>
      <text:p text:style-name="P64"><text:span text:style-name="T434"/></text:p>
      <text:p text:style-name="P69"><text:span text:style-name="T434"><text:tab/>La </text:span><text:span text:style-name="T136">cocotte</text:span><text:span text:style-name="T434"> (pressure cooker) sur la gazinière : « </text:span><text:span text:style-name="T403">There's no way I'm dragging that around.</text:span><text:span text:style-name="T434"> »</text:span><text:span text:style-name="T418"> </text:span><text:span text:style-name="T438">(elle ne prend pas)</text:span></text:p>
      <text:p text:style-name="P35"><text:span text:style-name="T408"/></text:p>
      <text:p text:style-name="P98"><text:span text:style-name="T8">S</text:span><text:span text:style-name="T2">ur le plan de travail :</text:span></text:p>
      <text:p text:style-name="P98"><text:span text:style-name="T2"/></text:p>
      <text:p text:style-name="P99"><text:span text:style-name="T396"><text:tab/></text:span><text:span text:style-name="T85">Le </text:span><text:span text:style-name="T250">panier de fruits</text:span><text:span text:style-name="T85"> juste à droite de la gazinière : « Just a red apple, nothing more. »</text:span></text:p>
      <text:p text:style-name="P147"><text:span text:style-name="T27"/></text:p>
      <text:p text:style-name="P153"><text:span text:style-name="T27"><text:tab/>Le </text:span><text:span text:style-name="T185">robot-mixer</text:span><text:span text:style-name="T27"> à gauche de la mandoline : « It’s not a Rank Xerox, no way. »</text:span><text:span text:style-name="T23"> </text:span><text:span text:style-name="T64">(elle ne prend pas)</text:span></text:p>
      <text:p text:style-name="P147"><text:span text:style-name="T27"/></text:p>
      <text:p text:style-name="P99"><text:span text:style-name="T85"><text:tab/>La </text:span><text:span text:style-name="T250">mandoline</text:span><text:span text:style-name="T85"> à droite du robot-mixer : « As long as I don’t slice my fingers off. »</text:span></text:p>
      <text:p text:style-name="P98"><text:span text:style-name="T2"/></text:p>
      <text:p text:style-name="P100"><text:span text:style-name="T396"><text:tab/></text:span><text:span text:style-name="T84">La </text:span><text:span text:style-name="T251">radio </text:span><text:span text:style-name="T84">: « I can adjust the sound, that's clever! »</text:span><text:span text:style-name="T86"> </text:span><text:span text:style-name="T87">(elle ne prend pas)</text:span></text:p>
      <text:p text:style-name="P41"><text:span text:style-name="T9"/></text:p>
      <text:p text:style-name="P47"><text:span text:style-name="T411"><text:tab/>Le </text:span><text:span text:style-name="T130">toaster </text:span><text:span text:style-name="T411">: « It works and I can use it </text:span><text:span text:style-name="T437">anytime</text:span><text:span text:style-name="T411">. »</text:span><text:span text:style-name="T418"> </text:span><text:span text:style-name="T438">(elle ne prend pas)</text:span></text:p>
      <text:p text:style-name="P41"><text:span text:style-name="T411"/></text:p>
      <text:p text:style-name="P47"><text:span text:style-name="T411"><text:tab/>La </text:span><text:span text:style-name="T130">cafetière </text:span><text:span text:style-name="T411">: « It's empty. I </text:span><text:span text:style-name="T437">coul</text:span><text:span text:style-name="T411">d cry. </text:span><text:span text:style-name="T435">T</text:span><text:span text:style-name="T412">he filter holder’s stuck.</text:span><text:span text:style-name="T411">»</text:span><text:span text:style-name="T418"> </text:span><text:span text:style-name="T438">(elle ne prend pas </text:span><text:span text:style-name="T440">sauf le filter holder, bien entendu</text:span><text:span text:style-name="T438">)</text:span></text:p>
      <text:p text:style-name="P41"><text:span text:style-name="T411"/></text:p>
      <text:p text:style-name="P44"><text:tab/><text:span text:style-name="T368">Le </text:span><text:span text:style-name="T253">coffee pot</text:span><text:span text:style-name="T368"> (uniquement un cache, on ne peut pas vraiment le prendre. Pour y accéder, on utilisera la cafetière complète, comme pour le </text:span><text:span text:style-name="T370">filter holder</text:span><text:span text:style-name="T368">) : « Ok ! I think it’s ready. » </text:span><text:span text:style-name="T369">(troisième tentative)</text:span></text:p>
      <text:p text:style-name="P41"><text:span text:style-name="T411"/></text:p>
      <text:p text:style-name="P41"><text:span text:style-name="T411"><text:tab/>Le </text:span><text:span text:style-name="T130">robinet </text:span><text:span text:style-name="T411">: « Ye</text:span><text:span text:style-name="T431">s</text:span><text:span text:style-name="T411">. And? » </text:span><text:span text:style-name="T413">(on ne l’utilise que si on l’associe à quelque chose d’utile pour le jeu) </text:span><text:span text:style-name="T440">(elle ne prend pas)</text:span></text:p>
      <text:p text:style-name="P41"><text:span text:style-name="T414"/></text:p>
      <text:p text:style-name="P47"><text:span text:style-name="T414"><text:tab/>Le </text:span><text:span text:style-name="T131">pot de cookies</text:span><text:span text:style-name="T414"> à droite de la cafetière : « Only one but I need </text:span><text:span text:style-name="T435">my</text:span><text:span text:style-name="T414"> coffee first. »</text:span><text:span text:style-name="T413"> </text:span><text:span text:style-name="T440">(elle ne prend pas le pot, juste un cookie)</text:span></text:p>
      <text:p text:style-name="P41"><text:span text:style-name="T414"/></text:p>
      <text:p text:style-name="P41"><text:span text:style-name="T414"><text:tab/></text:span><text:span text:style-name="T415">L’</text:span><text:span text:style-name="T132">huile d’olive</text:span><text:span text:style-name="T415"> devant les cookies : « Ok but that’s to please you. »</text:span></text:p>
      <text:p text:style-name="P41"><text:span text:style-name="T415"/></text:p>
      <text:p text:style-name="P47"><text:span text:style-name="T415"><text:tab/>Le </text:span><text:span text:style-name="T132">pot riz</text:span><text:span text:style-name="T415"> à droite du pot de cookies : « No, it’s raw. »</text:span><text:span text:style-name="T413"> </text:span><text:span text:style-name="T440">(elle ne prend pas)</text:span></text:p>
      <text:p text:style-name="P41"><text:span text:style-name="T415"/></text:p>
      <text:p text:style-name="P41"><text:span text:style-name="T415"><text:tab/></text:span><text:span text:style-name="T416">Le </text:span><text:span text:style-name="T133">sel</text:span><text:span text:style-name="T416"> devant le riz : « I’ll never use it with my coffee but ok. »</text:span></text:p>
      <text:p text:style-name="P41"><text:span text:style-name="T416"/></text:p>
      <text:p text:style-name="P145"><text:soft-page-break/><text:span text:style-name="T52"><text:tab/>Le </text:span><text:span text:style-name="T196">poivre</text:span><text:span text:style-name="T52"> à gauche du sel : « You always need some pepper ! »</text:span></text:p>
      <text:p text:style-name="P41"/>
      <text:p text:style-name="P181"><text:span text:style-name="T501"><text:tab/></text:span><text:span text:style-name="T418">Les </text:span><text:span text:style-name="T134">premiers grains de café </text:span><text:span text:style-name="T418">: « Well, that's something... »</text:span></text:p>
      <text:p text:style-name="P41"><text:span text:style-name="T418"/></text:p>
      <text:p text:style-name="P41"><text:span text:style-name="T418"><text:tab/>Les</text:span><text:span text:style-name="T134"> grains de café</text:span><text:span text:style-name="T366"> </text:span><text:span text:style-name="T367">(par terre entre le lave vaisselle et le placard) :</text:span><text:span text:style-name="T418"> « </text:span><text:span text:style-name="T435">Oh ! </text:span><text:span text:style-name="T418">My precious ! »</text:span></text:p>
      <text:p text:style-name="P41"><text:span text:style-name="T418"/></text:p>
      <text:p text:style-name="P110"><text:span text:style-name="T10"><text:tab/>Le </text:span><text:span text:style-name="T174">pot en terre</text:span><text:span text:style-name="T10"> à gauche du toaster : « Full of rice... » </text:span><text:span text:style-name="T15">Si Rowena a déjà enlevé le sel, elle dira : « </text:span><text:span text:style-name="T10">M</text:span><text:span text:style-name="T23">iracle, coffee beans right beside !</text:span><text:span text:style-name="T10"> »</text:span></text:p>
      <text:p text:style-name="P42"><text:span text:style-name="T418"/></text:p>
      <text:p text:style-name="P42"><text:span text:style-name="T418"><text:tab/></text:span><text:span text:style-name="T435">Les </text:span><text:span text:style-name="T138">grains de café</text:span><text:span text:style-name="T435"> à côté du pot de riz en terre : « </text:span><text:span text:style-name="T438">Zeus almighty!</text:span><text:span text:style-name="T418"> I'll take them. »</text:span></text:p>
      <text:p text:style-name="P41"><text:span text:style-name="T418"><text:tab/></text:span><text:span text:style-name="T474">Quand Rowena aura assez de grains de café </text:span><text:span text:style-name="T475">(quand elle trouvera la «deuxième dose » de grains de café, quelle qu’elle soit, par terre ou à côté du riz derrière le sel</text:span><text:span text:style-name="T474">, alors sa réplique sera : «</text:span><text:span text:style-name="T476"> That should be enough.</text:span><text:span text:style-name="T474"> »</text:span></text:p>
      <text:p text:style-name="P7"><text:tab/></text:p>
      <text:p text:style-name="P145"><text:span text:style-name="T23"><text:tab/>Le </text:span><text:span text:style-name="T183">pot en verre</text:span><text:span text:style-name="T23"> à droite de la cafetière : « Full of raw pasta. » </text:span><text:span text:style-name="T64">(elle ne prend pas)</text:span></text:p>
      <text:p text:style-name="P145"><text:span text:style-name="T23"/></text:p>
      <text:p text:style-name="P145"><text:span text:style-name="T23"><text:tab/></text:span><text:span text:style-name="T24">La </text:span><text:span text:style-name="T184">tasse rouge</text:span><text:span text:style-name="T24"> à droite de la cafetière : « No, I chipped it yesterday. »</text:span></text:p>
      <text:p text:style-name="P145"><text:span text:style-name="T24"/></text:p>
      <text:p text:style-name="P145"><text:span text:style-name="T24"><text:tab/>La </text:span><text:span text:style-name="T184">tasse rouge</text:span><text:span text:style-name="T24"> à droite de la bouteille de lait : « Yeah, it's new and clean. »</text:span></text:p>
      <text:p text:style-name="P145"><text:span text:style-name="T24"/></text:p>
      <text:p text:style-name="P150"><text:span text:style-name="T24"><text:tab/></text:span><text:span text:style-name="T59">La </text:span><text:span text:style-name="T209">tasse marron </text:span><text:span text:style-name="T59">: « That’s </text:span><text:span text:style-name="T64">not </text:span><text:span text:style-name="T59">my cup of tea. »</text:span><text:span text:style-name="T23"> </text:span><text:span text:style-name="T64">(elle ne prend pas)</text:span></text:p>
      <text:p text:style-name="P145"><text:span text:style-name="T24"/></text:p>
      <text:p text:style-name="P145"><text:span text:style-name="T24"><text:tab/></text:span><text:span text:style-name="T508">Le </text:span><text:span text:style-name="T252">journal</text:span><text:span text:style-name="T508"> devant la bouteille de lait : « Yesterday's newspaper. » </text:span><text:span text:style-name="T509">(je ne retrouve pas son collider, peut-être n’en a-t-il pas)</text:span></text:p>
      <text:p text:style-name="P145"><text:span text:style-name="T24"/></text:p>
      <text:p text:style-name="P145"><text:span text:style-name="T24"><text:tab/>Les </text:span><text:span text:style-name="T184">couteaux de cuisine</text:span><text:span text:style-name="T24"> dans le porte-couteaux : « </text:span><text:span text:style-name="T25">Naa ! </text:span><text:span text:style-name="T24">My boss isn't worth the trouble! »</text:span></text:p>
      <text:p text:style-name="P145"><text:span text:style-name="T24"/></text:p>
      <text:p text:style-name="P150"><text:span text:style-name="T24"><text:tab/>La </text:span><text:span text:style-name="T184">bouilloire </text:span><text:span text:style-name="T24">: « There's still water in it. It's cold. »</text:span><text:span text:style-name="T23"> </text:span><text:span text:style-name="T64">(elle ne prend pas)</text:span></text:p>
      <text:p text:style-name="P145"><text:span text:style-name="T24"/></text:p>
      <text:p text:style-name="P145"><text:span text:style-name="T433"><text:tab/></text:span><text:span text:style-name="T26">Le </text:span><text:span text:style-name="T241">yucca</text:span><text:span text:style-name="T26"> </text:span><text:span text:style-name="T27">à </text:span><text:span text:style-name="T26">droite du frigo : « I'll be gardening this </text:span><text:span text:style-name="T60">later</text:span><text:span text:style-name="T26">. </text:span><text:span text:style-name="T27">But I’ll take it.</text:span><text:span text:style-name="T26"> »</text:span></text:p>
      <text:p text:style-name="P145"><text:span text:style-name="T26"/></text:p>
      <text:p text:style-name="P147"><text:span text:style-name="T26"><text:tab/></text:span><text:span text:style-name="T25">Les </text:span><text:span text:style-name="T187">tupperwares</text:span><text:span text:style-name="T25"> à gauche de l’évier : « I know how to make them fart. I’ll take one. »</text:span></text:p>
      <text:p text:style-name="P147"><text:span text:style-name="T25"/></text:p>
      <text:p text:style-name="P150"><text:span text:style-name="T25"><text:tab/>La </text:span><text:span text:style-name="T187">planche à découper </text:span><text:span text:style-name="T25">: « Clever ! P</text:span><text:span text:style-name="T64">robably…</text:span><text:span text:style-name="T25"> »</text:span><text:span text:style-name="T23"> </text:span><text:span text:style-name="T64">(elle prend !)</text:span></text:p>
      <text:p text:style-name="P147"><text:span text:style-name="T25"/></text:p>
      <text:p text:style-name="P150"><text:span text:style-name="T25"><text:tab/></text:span><text:span text:style-name="T29">La </text:span><text:span text:style-name="T188">bouteille de lait</text:span><text:span text:style-name="T29"> devant la planche à découper : « Only sour milk. »</text:span><text:span text:style-name="T23"> </text:span><text:span text:style-name="T64">(elle ne prend pas)</text:span></text:p>
      <text:p text:style-name="P35"><text:span text:style-name="T408"/></text:p>
      <text:p text:style-name="P71"><text:span text:style-name="T324">A</text:span><text:span text:style-name="T321">illeurs dans la cuisine </text:span><text:span text:style-name="T396">:</text:span></text:p>
      <text:p text:style-name="P71"><text:span text:style-name="T396"/></text:p>
      <text:p text:style-name="P72"><text:span text:style-name="T396"><text:tab/></text:span><text:span text:style-name="T417">La </text:span><text:span text:style-name="T135">fenêtre </text:span><text:span text:style-name="T362">au dessus de l’évier</text:span><text:span text:style-name="T363"> </text:span><text:span text:style-name="T417">: « </text:span><text:span text:style-name="T437">I know what this is : a</text:span><text:span text:style-name="T417"> window. »</text:span><text:span text:style-name="T418"> </text:span><text:span text:style-name="T438">(elle ne prend pas)</text:span></text:p>
      <text:p text:style-name="P36"/>
      <text:p text:style-name="P45"><text:span text:style-name="T408"><text:tab/></text:span><text:span text:style-name="T409">Une </text:span><text:span text:style-name="T129">chaise </text:span><text:span text:style-name="T409">: « I'm fine, I've had enough rest </text:span><text:span text:style-name="T404">so far</text:span><text:span text:style-name="T409">. »</text:span><text:span text:style-name="T418"> </text:span><text:span text:style-name="T438">(elle ne prend pas)</text:span></text:p>
      <text:p text:style-name="P36"/>
      <text:p text:style-name="P45"><text:span text:style-name="T409"><text:tab/>Un </text:span><text:span text:style-name="T129">tabouret </text:span><text:span text:style-name="T409">: « As soon as I find out what it's for. »</text:span><text:span text:style-name="T418"> </text:span><text:span text:style-name="T438">(elle ne prend pas)</text:span></text:p>
      <text:p text:style-name="P36"><text:soft-page-break/></text:p>
      <text:p text:style-name="P36"><text:span text:style-name="T409"><text:tab/>Un </text:span><text:span text:style-name="T129">petit torchon</text:span><text:span text:style-name="T364"> </text:span><text:span text:style-name="T361">à côté de la fenêtre de droite</text:span><text:span text:style-name="T129"> </text:span><text:span text:style-name="T409">: « It's clean, it'll be perfect! »</text:span></text:p>
      <text:p text:style-name="P36"/>
      <text:p text:style-name="P45"><text:span text:style-name="T409"><text:tab/>Un </text:span><text:span text:style-name="T129">grand torchon</text:span><text:span text:style-name="T364"> </text:span><text:span text:style-name="T361">à côté de la fenêtre de droite</text:span><text:span text:style-name="T129"> </text:span><text:span text:style-name="T409">: « </text:span><text:span text:style-name="T410">I </text:span><text:span text:style-name="T402">shouldn’t use it except for… </text:span><text:span text:style-name="T430">No, </text:span><text:span text:style-name="T402">I shouldn’t</text:span><text:span text:style-name="T409">! »</text:span><text:span text:style-name="T418"> </text:span><text:span text:style-name="T438">(elle ne prend pas)</text:span></text:p>
      <text:p text:style-name="P36"><text:span text:style-name="T409"/></text:p>
      <text:p text:style-name="P150"><text:span text:style-name="T53"><text:tab/></text:span><text:span text:style-name="T79">La </text:span><text:span text:style-name="T212">fenêtre de droite </text:span><text:span text:style-name="T79">: « I’ve had enough of this… </text:span><text:span text:style-name="T80">Alright ?</text:span><text:span text:style-name="T79"> » – </text:span><text:span text:style-name="T212">QUIT THE GAME !</text:span><text:span text:style-name="T308"> </text:span><text:span text:style-name="T309">(elle ne prend pas)</text:span></text:p>
      <text:p text:style-name="P137"><text:span text:style-name="T212"/></text:p>
      <text:p text:style-name="P150"><text:span text:style-name="T30"><text:tab/>Le </text:span><text:span text:style-name="T189">tableau</text:span><text:span text:style-name="T30"> au dessus de la chaise : « A painting entitled “Monsieur le marquis et Madame”. »</text:span><text:span text:style-name="T23"> </text:span><text:span text:style-name="T64">(elle ne prend pas)</text:span></text:p>
      <text:p text:style-name="P147"><text:span text:style-name="T30"/></text:p>
      <text:p text:style-name="P147"><text:span text:style-name="T240"><text:tab/></text:span><text:span text:style-name="T300">L</text:span><text:span text:style-name="T301">es </text:span><text:span text:style-name="T189">interrupteur</text:span><text:span text:style-name="T191">s</text:span><text:span text:style-name="T240"> </text:span><text:span text:style-name="T300">: « I’m no </text:span><text:bookmark text:name="firstHeading"/><text:span text:style-name="T300">Hubert Bonisseur de </text:span><text:span text:style-name="T302">l</text:span><text:span text:style-name="T300">a Bath... » </text:span><text:span text:style-name="T303">(on n’y touche donc pas !)</text:span></text:p>
      <text:p text:style-name="P138"><text:span text:style-name="T26"/></text:p>
      <text:p text:style-name="P150"><text:span text:style-name="T102">La </text:span><text:span text:style-name="T216">hotte/micro-onde </text:span><text:span text:style-name="T26">: « </text:span><text:span text:style-name="T25">It works... If I turn it on. »</text:span></text:p>
      <text:p text:style-name="P138"><text:span text:style-name="T25"/></text:p>
      <text:p text:style-name="P138"><text:span text:style-name="T25"><text:tab/></text:span><text:span text:style-name="T28">La </text:span><text:span text:style-name="T186">pizza</text:span><text:span text:style-name="T28"> dans le micro-onde : « It’s now rock hard ! »</text:span><text:span text:style-name="T25"><text:tab/></text:span></text:p>
      <text:p text:style-name="P138"><text:span text:style-name="T25"/></text:p>
      <text:p text:style-name="P182"><text:span text:style-name="T103">Le </text:span><text:span text:style-name="T217">réfrigérateur/congélateur </text:span><text:span text:style-name="T30">: « Ye</text:span><text:span text:style-name="T31">s</text:span><text:span text:style-name="T30">, way too big for my needs. »</text:span></text:p>
      <text:p text:style-name="P138"><text:span text:style-name="T30"/></text:p>
      <text:p text:style-name="P177"><text:span text:style-name="T211">Refrigerator Left </text:span><text:span text:style-name="T78">:</text:span><text:span text:style-name="T18"> « That’s where frozen food is. »</text:span></text:p>
      <text:p text:style-name="P77"><text:tab/></text:p>
      <text:p text:style-name="P177"><text:span text:style-name="T18"><text:tab/></text:span><text:span text:style-name="T208">Water/ice fountain</text:span><text:span text:style-name="T304"> (sur la porte fermée)</text:span><text:span text:style-name="T208"> </text:span><text:span text:style-name="T58">: « Where in the world have you been so far ? »</text:span><text:span text:style-name="T10"> </text:span><text:span text:style-name="T16">(elle ne prend pas)</text:span></text:p>
      <text:p text:style-name="P176"><text:span text:style-name="T18"/></text:p>
      <text:p text:style-name="P177"><text:span text:style-name="T18"><text:tab/></text:span><text:span text:style-name="T181">Tous les tiroirs </text:span><text:span text:style-name="T18">: « Way too cold at this hour ! »</text:span><text:span text:style-name="T10"> </text:span><text:span text:style-name="T16">(elle ne prend pas)</text:span></text:p>
      <text:p text:style-name="P176"><text:span text:style-name="T18"/></text:p>
      <text:p text:style-name="P177"><text:span text:style-name="T217">Refrigerator Right</text:span><text:span text:style-name="T81"> :</text:span><text:span text:style-name="T30"> « That’s a refrigerator… »</text:span></text:p>
      <text:p text:style-name="P138"><text:span text:style-name="T30"/></text:p>
      <text:p text:style-name="P151"><text:span text:style-name="T30"><text:tab/></text:span><text:span text:style-name="T32">Le </text:span><text:span text:style-name="T190">beurrier</text:span><text:span text:style-name="T32"> dans le réfrigérateur : « Butter. There's a little knife in it. »</text:span><text:span text:style-name="T23"> </text:span><text:span text:style-name="T64">(elle ne prend pas </text:span><text:span text:style-name="T65">mais… voire en dessous</text:span><text:span text:style-name="T64">)</text:span></text:p>
      <text:p text:style-name="P138"><text:span text:style-name="T32"/></text:p>
      <text:p text:style-name="P138"><text:span text:style-name="T32"><text:tab/>Le </text:span><text:span text:style-name="T190">couteau à beurre </text:span><text:span text:style-name="T32">: « Ok. I’ll take </text:span><text:span text:style-name="T57">only</text:span><text:span text:style-name="T32"> that </text:span><text:span text:style-name="T55">knife</text:span><text:span text:style-name="T32">. »</text:span></text:p>
      <text:p text:style-name="P138"><text:span text:style-name="T34"/></text:p>
      <text:p text:style-name="P108"><text:span text:style-name="T11"><text:tab/></text:span><text:span text:style-name="T178">Smoothie bottles </text:span><text:span text:style-name="T14">: « </text:span><text:span text:style-name="T55">I drink it before working out. But Ok, </text:span><text:span text:style-name="T65">one</text:span><text:span text:style-name="T55">. »</text:span></text:p>
      <text:p text:style-name="P138"><text:span text:style-name="T22"/></text:p>
      <text:p text:style-name="P149"><text:span text:style-name="T22"><text:tab/></text:span><text:span text:style-name="T205">Fruit Juice </text:span><text:span text:style-name="T55">: « I drink it before working out. But </text:span><text:span text:style-name="T65">one is </text:span><text:span text:style-name="T55">Ok. »</text:span></text:p>
      <text:p text:style-name="P149"><text:span text:style-name="T55"/></text:p>
      <text:p text:style-name="P149"><text:span text:style-name="T55"><text:tab/></text:span><text:span text:style-name="T205">Milk bottles </text:span><text:span text:style-name="T55">: « Ok for one. »</text:span></text:p>
      <text:p text:style-name="P149"><text:span text:style-name="T55"/></text:p>
      <text:p text:style-name="P151"><text:span text:style-name="T55"><text:tab/>The </text:span><text:span text:style-name="T205">sauce pan </text:span><text:span text:style-name="T55">: « I’ll leave that here. »</text:span><text:span text:style-name="T23"> </text:span><text:span text:style-name="T64">(elle ne prend pas)</text:span></text:p>
      <text:p text:style-name="P149"><text:span text:style-name="T55"/></text:p>
      <text:p text:style-name="P151"><text:span text:style-name="T33"><text:tab/></text:span><text:span text:style-name="T205">Cream pots </text:span><text:span text:style-name="T55">: « Not now. »</text:span><text:span text:style-name="T23"> </text:span><text:span text:style-name="T64">(elle ne prend pas)</text:span></text:p>
      <text:p text:style-name="P149"><text:span text:style-name="T55"/></text:p>
      <text:p text:style-name="P149"><text:span text:style-name="T55"><text:tab/></text:span><text:span text:style-name="T206">Yoghurts </text:span><text:span text:style-name="T56">: « Ok, ok... » </text:span><text:span text:style-name="T65">(means she takes one)</text:span></text:p>
      <text:p text:style-name="P149"><text:soft-page-break/><text:span text:style-name="T56"/></text:p>
      <text:p text:style-name="P151"><text:span text:style-name="T56"><text:tab/></text:span><text:span text:style-name="T206">Green pepper </text:span><text:span text:style-name="T56">: « Way too early for that ! »</text:span><text:span text:style-name="T23"> </text:span><text:span text:style-name="T64">(elle ne prend pas)</text:span></text:p>
      <text:p text:style-name="P149"><text:span text:style-name="T56"/></text:p>
      <text:p text:style-name="P151"><text:span text:style-name="T56"><text:tab/></text:span><text:span text:style-name="T206">Tomatoes </text:span><text:span text:style-name="T56">: « Hm… Nope ! »</text:span><text:span text:style-name="T23"> </text:span><text:span text:style-name="T64">(elle ne prend pas)</text:span></text:p>
      <text:p text:style-name="P149"><text:span text:style-name="T56"/></text:p>
      <text:p text:style-name="P149"><text:span text:style-name="T56"><text:tab/></text:span><text:span text:style-name="T206">Eggs </text:span><text:span text:style-name="T56">: « Ok but I need to be extra careful. » </text:span><text:span text:style-name="T65">(means she takes one)</text:span></text:p>
      <text:p text:style-name="P149"><text:span text:style-name="T56"/></text:p>
      <text:p text:style-name="P151"><text:span text:style-name="T56"><text:tab/></text:span><text:span text:style-name="T206">Cauliflower </text:span><text:span text:style-name="T56">: « Not now. »</text:span><text:span text:style-name="T23"> </text:span><text:span text:style-name="T64">(elle ne prend pas)</text:span></text:p>
      <text:p text:style-name="P149"><text:span text:style-name="T56"/></text:p>
      <text:p text:style-name="P151"><text:span text:style-name="T56"><text:tab/></text:span><text:span text:style-name="T206">Yellow pepper </text:span><text:span text:style-name="T56">: « Ok... No. I was kidding. »</text:span><text:span text:style-name="T23"> </text:span><text:span text:style-name="T64">(elle ne prend pas)</text:span></text:p>
      <text:p text:style-name="P149"><text:span text:style-name="T56"/></text:p>
      <text:p text:style-name="P151"><text:span text:style-name="T56"><text:tab/></text:span><text:span text:style-name="T206">Fruits </text:span><text:span text:style-name="T56">: « Don’t you remember ? I need a coffee ! »</text:span><text:span text:style-name="T23"> </text:span><text:span text:style-name="T64">(elle ne prend pas)</text:span></text:p>
      <text:p text:style-name="P10"><text:tab/></text:p>
      <text:p text:style-name="P165"><text:span text:style-name="T218">C</text:span><text:span text:style-name="T211">leaning Closet</text:span><text:span text:style-name="T18">: « That’s where I store my cleaning stuff. »</text:span></text:p>
      <text:p text:style-name="P138"><text:span text:style-name="T462"/></text:p>
      <text:p text:style-name="P96"><text:span text:style-name="T38"><text:tab/></text:span><text:span text:style-name="T39">Le «</text:span><text:span text:style-name="T197"> Destop </text:span><text:span text:style-name="T39">» (Drain Cleaner) : «To make coffee ? »</text:span><text:span text:style-name="T23"> </text:span><text:span text:style-name="T64">(elle ne prend pas)</text:span></text:p>
      <text:p text:style-name="P94"><text:span text:style-name="T39"/></text:p>
      <text:p text:style-name="P96"><text:span text:style-name="T39"><text:tab/>La </text:span><text:span text:style-name="T197">lessive</text:span><text:span text:style-name="T39"> : « I’ll use it this weekend. »</text:span><text:span text:style-name="T23"> </text:span><text:span text:style-name="T64">(elle ne prend pas)</text:span></text:p>
      <text:p text:style-name="P94"><text:span text:style-name="T39"/></text:p>
      <text:p text:style-name="P96"><text:span text:style-name="T39"><text:tab/>Le </text:span><text:span text:style-name="T197">grand sceau</text:span><text:span text:style-name="T39"> : « Hm… Nope. »</text:span><text:span text:style-name="T23"> </text:span><text:span text:style-name="T64">(elle ne prend pas)</text:span></text:p>
      <text:p text:style-name="P95"><text:span text:style-name="T39"/></text:p>
      <text:p text:style-name="P96"><text:span text:style-name="T39"><text:s/><text:tab/>La </text:span><text:span text:style-name="T197">balayette</text:span><text:span text:style-name="T39"> dans le petit sceau : « What was my quest, anyway ? »</text:span><text:span text:style-name="T23"> </text:span><text:span text:style-name="T64">(elle ne prend pas)</text:span></text:p>
      <text:p text:style-name="P95"><text:span text:style-name="T39"/></text:p>
      <text:p text:style-name="P96"><text:span text:style-name="T39"><text:tab/>Le </text:span><text:span text:style-name="T197">petit sceau</text:span><text:span text:style-name="T39"> contenant la balayette : « What could I possibly do with it ? »</text:span><text:span text:style-name="T23"> </text:span><text:span text:style-name="T64">(elle ne prend pas)</text:span></text:p>
      <text:p text:style-name="P95"><text:span text:style-name="T39"/></text:p>
      <text:p text:style-name="P96"><text:span text:style-name="T39"><text:tab/></text:span><text:span text:style-name="T54">La </text:span><text:span text:style-name="T204">serpillère </text:span><text:span text:style-name="T54">: « It’s fealthy ! »</text:span><text:span text:style-name="T23"> </text:span><text:span text:style-name="T64">(elle ne prend pas)</text:span></text:p>
      <text:p text:style-name="P95"><text:span text:style-name="T47"/></text:p>
      <text:p text:style-name="P127"><text:span text:style-name="T500">C</text:span><text:span text:style-name="T499">upboard Upper Center</text:span><text:span text:style-name="T313"> : « I wonder what’s inside... »</text:span><text:span text:style-name="T308"> </text:span><text:span text:style-name="T309">(</text:span><text:span text:style-name="T310">c’est son placard à biscuits</text:span><text:span text:style-name="T309">)</text:span></text:p>
      <text:p text:style-name="P97"><text:span text:style-name="T18"/></text:p>
      <text:p text:style-name="P103"><text:span text:style-name="T288"><text:tab/>La </text:span><text:span text:style-name="T175">boîte de thé du dessus </text:span><text:span text:style-name="T176">(la 5)</text:span><text:span text:style-name="T175"> </text:span><text:span text:style-name="T288">: «</text:span><text:span text:style-name="T175"> </text:span><text:span text:style-name="T288">Coffee, not tea… </text:span><text:span text:style-name="T307">Or is it?</text:span><text:span text:style-name="T47"> »</text:span></text:p>
      <text:p text:style-name="P76"><text:tab/></text:p>
      <text:p text:style-name="P112"><text:span text:style-name="T47"><text:tab/>Les </text:span><text:span text:style-name="T198">boîtes de thé du dessous </text:span><text:span text:style-name="T199">(de 1 à 4)</text:span><text:span text:style-name="T198"> </text:span><text:span text:style-name="T47">: « It'll come down on me for this… »</text:span><text:span text:style-name="T10"> </text:span><text:span text:style-name="T16">(elle ne prend pas)</text:span></text:p>
      <text:p text:style-name="P103"><text:span text:style-name="T47"/></text:p>
      <text:p text:style-name="P112"><text:span text:style-name="T47"><text:tab/>La </text:span><text:span text:style-name="T198">petite boîte de cookies </text:span><text:span text:style-name="T47">: « I shouldn't be having these cookies. »</text:span></text:p>
      <text:p text:style-name="P103"><text:span text:style-name="T47"/></text:p>
      <text:p text:style-name="P112"><text:span text:style-name="T47"><text:tab/></text:span><text:span text:style-name="T48">La </text:span><text:span text:style-name="T199">grande boîte de cookies </text:span><text:span text:style-name="T48">: «That’s way too much right now. »</text:span><text:span text:style-name="T10"> </text:span><text:span text:style-name="T16">(elle ne prend pas)</text:span></text:p>
      <text:p text:style-name="P103"><text:span text:style-name="T48"/></text:p>
      <text:p text:style-name="P173"><text:span text:style-name="T221">C</text:span><text:span text:style-name="T222">upboard </text:span><text:span text:style-name="T221">U</text:span><text:span text:style-name="T222">pper </text:span><text:span text:style-name="T221">C</text:span><text:span text:style-name="T222">enter </text:span><text:span text:style-name="T221">L</text:span><text:span text:style-name="T222">eft</text:span><text:span text:style-name="T319"> :</text:span><text:span text:style-name="T76"> « </text:span><text:span text:style-name="T77">A cupboard… »</text:span><text:span text:style-name="T10"> </text:span><text:span text:style-name="T16">(</text:span><text:span text:style-name="T17">c’est un placard à verres et assiettes</text:span><text:span text:style-name="T16">)</text:span></text:p>
      <text:p text:style-name="P103"><text:span text:style-name="T48"/></text:p>
      <text:p text:style-name="P103"><text:span text:style-name="T48"><text:tab/>Un </text:span><text:span text:style-name="T199">petit verre </text:span><text:span text:style-name="T207">à</text:span><text:span text:style-name="T199"> vin :</text:span><text:span text:style-name="T48"> « eventually, yes. »</text:span></text:p>
      <text:p text:style-name="P103"><text:span text:style-name="T48"/></text:p>
      <text:p text:style-name="P104"><text:span text:style-name="T48"><text:tab/>Un </text:span><text:span text:style-name="T199">grand verre</text:span><text:span text:style-name="T48"> : « Ok. »</text:span></text:p>
      <text:p text:style-name="P104"><text:span text:style-name="T48"/></text:p>
      <text:p text:style-name="P104"><text:soft-page-break/><text:span text:style-name="T48"><text:tab/>Une </text:span><text:span text:style-name="T199">assiette à soupe</text:span><text:span text:style-name="T48"> : « Yes, that’s definitely needed ! »</text:span></text:p>
      <text:p text:style-name="P105"><text:span text:style-name="T49"/></text:p>
      <text:p text:style-name="P174"><text:span text:style-name="T220">K</text:span><text:span text:style-name="T219">itchen Cabinet </text:span><text:span text:style-name="T74">: « </text:span><text:span text:style-name="T77">A cabinet… »</text:span><text:span text:style-name="T10"> </text:span><text:span text:style-name="T16">(</text:span><text:span text:style-name="T17">il y a des machins pour cuire des trucs à la vapeur</text:span><text:span text:style-name="T16">)</text:span></text:p>
      <text:p text:style-name="P105"><text:span text:style-name="T49"/></text:p>
      <text:p text:style-name="P112"><text:span text:style-name="T49"><text:tab/>La </text:span><text:span text:style-name="T200">cocotte :</text:span><text:span text:style-name="T49"> « </text:span><text:span text:style-name="T61">N</text:span><text:span text:style-name="T12">o way I'm dragging that around. </text:span><text:span text:style-name="T13">»</text:span><text:span text:style-name="T10"> </text:span><text:span text:style-name="T16">(elle ne prend pas)</text:span></text:p>
      <text:p text:style-name="P105"><text:span text:style-name="T49"/></text:p>
      <text:p text:style-name="P112"><text:span text:style-name="T49"><text:tab/>Le </text:span><text:span text:style-name="T200">Rice cooker</text:span><text:span text:style-name="T49"> : « Please... » </text:span><text:span text:style-name="T10"><text:s/></text:span><text:span text:style-name="T16">(elle ne prend pas)</text:span></text:p>
      <text:p text:style-name="P105"><text:span text:style-name="T49"/></text:p>
      <text:p text:style-name="P174"><text:span text:style-name="T219">Left Glass Cupboard </text:span><text:span text:style-name="T74">: « </text:span><text:span text:style-name="T77">Magical ! I can see through the door. »</text:span><text:span text:style-name="T10"> </text:span><text:span text:style-name="T16">(</text:span><text:span text:style-name="T17">verres et assiettes</text:span><text:span text:style-name="T16">)</text:span></text:p>
      <text:p text:style-name="P105"><text:span text:style-name="T49"/></text:p>
      <text:p text:style-name="P105"><text:span text:style-name="T49"><text:tab/></text:span><text:span text:style-name="T50">Un </text:span><text:span text:style-name="T201">verre de vin</text:span><text:span text:style-name="T50"> : « Only one is fine with me. »</text:span></text:p>
      <text:p text:style-name="P105"><text:span text:style-name="T50"/></text:p>
      <text:p text:style-name="P105"><text:span text:style-name="T50"><text:tab/>Un </text:span><text:span text:style-name="T201">verre</text:span><text:span text:style-name="T50"> : « as long as I only take one... »</text:span></text:p>
      <text:p text:style-name="P105"><text:span text:style-name="T50"/></text:p>
      <text:p text:style-name="P105"><text:span text:style-name="T50"><text:tab/>Une </text:span><text:span text:style-name="T201">assiette</text:span><text:span text:style-name="T50"> : « Good. »</text:span></text:p>
      <text:p text:style-name="P105"><text:span text:style-name="T50"/></text:p>
      <text:p text:style-name="P170"><text:span text:style-name="T219">Private Drawer</text:span><text:span text:style-name="T318"> </text:span><text:span text:style-name="T74">:</text:span><text:span text:style-name="T18"> « It’s my private drawer... ». Si on veut le fouiller : « Nobody should know what’s inside. »</text:span></text:p>
      <text:p text:style-name="P170"><text:span text:style-name="T18"/></text:p>
      <text:p text:style-name="P101">Les <text:span text:style-name="T512">deux </text:span>tiroirs entre le précédent et le suivant sont vide ! <text:span text:style-name="T512">(« A drawer » - « it’s empty »)</text:span></text:p>
      <text:p text:style-name="P170"><text:span text:style-name="T18"/></text:p>
      <text:p text:style-name="P178"><text:span text:style-name="T213">T</text:span><text:span text:style-name="T211">op Left Drawer </text:span><text:span text:style-name="T18">: « My junk drawer. »</text:span></text:p>
      <text:p text:style-name="P178"><text:span text:style-name="T18"/></text:p>
      <text:p text:style-name="P148"><text:span text:style-name="T35"><text:tab/></text:span><text:span text:style-name="T36">Un </text:span><text:span text:style-name="T192">filtre à café </text:span><text:span text:style-name="T36">: « This could be a first step. »</text:span></text:p>
      <text:p text:style-name="P148"><text:span text:style-name="T36"/></text:p>
      <text:p text:style-name="P148"><text:span text:style-name="T36"><text:tab/></text:span><text:span text:style-name="T37">Le </text:span><text:span text:style-name="T193">rouleau de scotch</text:span><text:span text:style-name="T37"> : « Could be useful. »</text:span></text:p>
      <text:p text:style-name="P170"><text:span text:style-name="T18"/></text:p>
      <text:p text:style-name="P170"><text:span text:style-name="T18"/></text:p>
      <text:p text:style-name="P171"><text:span text:style-name="T219">The Recycling Closet</text:span><text:span text:style-name="T74"> :</text:span><text:span text:style-name="T18"> « That’s the recycling closet ».</text:span></text:p>
      <text:p text:style-name="P171"><text:span text:style-name="T18"/></text:p>
      <text:p text:style-name="P172"><text:span text:style-name="T18"><text:tab/>En le fouillant </text:span><text:span text:style-name="T54">la </text:span><text:span text:style-name="T204">poubelle</text:span><text:span text:style-name="T181"> </text:span><text:span text:style-name="T18">: « It’s half full of plastic and paper. »</text:span><text:span text:style-name="T10"> </text:span><text:span text:style-name="T16">(elle ne prend pas)</text:span></text:p>
      <text:p text:style-name="P175"><text:span text:style-name="T18"/></text:p>
      <text:p text:style-name="P175"><text:span text:style-name="T18"/></text:p>
      <text:p text:style-name="P146"><text:span text:style-name="T100">Le </text:span><text:span text:style-name="T215">machin à eau froide et glaçons</text:span><text:span text:style-name="T100"> dans la porte du réfrigérateur/congélateur </text:span><text:span text:style-name="T101">de gauche</text:span><text:span text:style-name="T100"> </text:span><text:span text:style-name="T33">: « I hate this thing. But it works. »</text:span></text:p>
      <text:p text:style-name="P175"><text:span text:style-name="T18"/></text:p>
      <text:p text:style-name="P175"><text:span text:style-name="T211">Right Glass Cupboard </text:span><text:span text:style-name="T18">: « Magic ! I see what’s in there. » </text:span><text:span text:style-name="T66">(assiettes et bols)</text:span></text:p>
      <text:p text:style-name="P175"><text:span text:style-name="T18"/></text:p>
      <text:p text:style-name="P175"><text:span text:style-name="T18"><text:tab/></text:span><text:span text:style-name="T202">Right </text:span><text:span text:style-name="T181">Plates </text:span><text:span text:style-name="T18">: « </text:span><text:span text:style-name="T51">Nice and clean. »</text:span></text:p>
      <text:p text:style-name="P175"><text:span text:style-name="T51"/></text:p>
      <text:p text:style-name="P175"><text:span text:style-name="T51"><text:tab/></text:span><text:span text:style-name="T202">Right Large Bowls </text:span><text:span text:style-name="T51">: « I have smaller ones but ok. »</text:span></text:p>
      <text:p text:style-name="P175"><text:span text:style-name="T51"/></text:p>
      <text:p text:style-name="P107"><text:span text:style-name="T51"><text:tab/></text:span><text:span text:style-name="T202">Right Bowls </text:span><text:span text:style-name="T51">: « I have bigger ones but ok. »</text:span></text:p>
      <text:p text:style-name="P143"><text:span text:style-name="T37"/></text:p>
      <text:p text:style-name="P163"><text:soft-page-break/><text:span text:style-name="T214">U</text:span><text:span text:style-name="T211">nder Sink Cabinet </text:span><text:span text:style-name="T18">: « Oh my god ! What’s in it ? »</text:span></text:p>
      <text:p text:style-name="P163"><text:span text:style-name="T18"/></text:p>
      <text:p text:style-name="P144"><text:span text:style-name="T37"><text:tab/></text:span><text:span text:style-name="T38">La </text:span><text:span text:style-name="T194">poubelle :</text:span><text:span text:style-name="T38"> </text:span><text:span text:style-name="T298">Lorsque Ro</text:span><text:span text:style-name="T305">w</text:span><text:span text:style-name="T298">ena veut fouiller la poubelle mais qu’il n’est pas encore temps pour elle de le faire, alors elle dit « I used to </text:span><text:span text:style-name="T306">play</text:span><text:span text:style-name="T298"> in the dump. When I was a kid… ». </text:span><text:span text:style-name="T461">Quand il est enfin temps pour elle, alors elle dit </text:span><text:span text:style-name="T462">« Not much</text:span><text:span text:style-name="T463"> </text:span><text:span text:style-name="T462">choice. Let's get </text:span><text:span text:style-name="T463">that </text:span><text:span text:style-name="T468">filthy</text:span><text:span text:style-name="T462"> coffee… »</text:span></text:p>
      <text:p text:style-name="P144"><text:span text:style-name="T462"/></text:p>
      <text:p text:style-name="P144"><text:span text:style-name="T462"><text:tab/></text:span><text:span text:style-name="T299">La </text:span><text:span text:style-name="T203">ventouse</text:span><text:span text:style-name="T299"> (Plunger) : « I’ve always liked that tool. »</text:span></text:p>
      <text:p text:style-name="P144"><text:span text:style-name="T299"/></text:p>
      <text:p text:style-name="P109"><text:span text:style-name="T289"><text:tab/>Un </text:span><text:span text:style-name="T177">panier en plastique </text:span><text:span text:style-name="T289">: « </text:span><text:span text:style-name="T295">No.</text:span><text:span text:style-name="T299"> </text:span><text:span text:style-name="T312">Even though </text:span><text:span text:style-name="T299">it's lightweight. </text:span><text:span text:style-name="T289"> » </text:span><text:span text:style-name="T292">(elle </text:span><text:span text:style-name="T295">ne prend pas</text:span><text:span text:style-name="T292">)</text:span></text:p>
      <text:p text:style-name="P109"><text:span text:style-name="T289"/></text:p>
      <text:p text:style-name="P109"><text:span text:style-name="T289"><text:tab/>L’</text:span><text:span text:style-name="T177">extincteur</text:span><text:span text:style-name="T289"> : « That's clever! Or is it...? »</text:span></text:p>
      <text:p text:style-name="P109"><text:span text:style-name="T289"/></text:p>
      <text:p text:style-name="P179"><text:span text:style-name="T179">Upper Right Cupboard </text:span><text:span text:style-name="T287">: « Big stuff in here. »</text:span></text:p>
      <text:p text:style-name="P179"><text:span text:style-name="T287"/></text:p>
      <text:p text:style-name="P180"><text:span text:style-name="T287"><text:tab/>Les </text:span><text:span text:style-name="T173">saladier</text:span><text:span text:style-name="T287">, </text:span><text:span text:style-name="T173">casserolles</text:span><text:span text:style-name="T287">, </text:span><text:span text:style-name="T173">grande cocotte</text:span><text:span text:style-name="T287"> et </text:span><text:span text:style-name="T173">cocotte en terre </text:span><text:span text:style-name="T287">: « </text:span><text:span text:style-name="T291">N</text:span><text:span text:style-name="T290">o way I'm dragging that around. »</text:span><text:span text:style-name="T293"> </text:span><text:span text:style-name="T294">(elle ne prend pas)</text:span></text:p>
      <text:p text:style-name="P115"><text:span text:style-name="T419">C</text:span><text:span text:style-name="T420">e que </text:span><text:span text:style-name="T410">R</text:span><text:span text:style-name="T420">owena dira lorsque le joueur la fera combiner les bons objets ensemble.</text:span></text:p>
      <text:p text:style-name="P138"><text:span text:style-name="T40"/></text:p>
      <text:p text:style-name="P138"><text:span text:style-name="T40"/></text:p>
      <text:p text:style-name="P154"><text:span text:style-name="T75">P</text:span><text:span text:style-name="T74">remière tentative :</text:span></text:p>
      <text:p text:style-name="P138"><text:span text:style-name="T40"/></text:p>
      <text:p text:style-name="P155"><text:span text:style-name="T18"><text:tab/>Le </text:span><text:span text:style-name="T181">couteau à beurre</text:span><text:span text:style-name="T18"> et </text:span><text:span text:style-name="T297">la</text:span><text:span text:style-name="T181"> cafetière</text:span><text:span text:style-name="T18"> : « I can remove the filter holder </text:span><text:span text:style-name="T61">intact</text:span><text:span text:style-name="T18">. »</text:span></text:p>
      <text:p text:style-name="P155"><text:span text:style-name="T18"/></text:p>
      <text:p text:style-name="P155"><text:span text:style-name="T18"><text:tab/>Le </text:span><text:span text:style-name="T181">petit torchon</text:span><text:span text:style-name="T18"> et le </text:span><text:span text:style-name="T181">porte filtre de la cafetière </text:span><text:span text:style-name="T18">: « It works, but I can't get enough coffe</text:span><text:span text:style-name="T61">e</text:span><text:span text:style-name="T18">. »</text:span></text:p>
      <text:p text:style-name="P155"><text:span text:style-name="T18"/></text:p>
      <text:p text:style-name="P156"><text:span text:style-name="T18"><text:tab/>Le </text:span><text:span text:style-name="T181">petit torchon</text:span><text:span text:style-name="T18"> et le </text:span><text:span text:style-name="T181">lait </text:span><text:span text:style-name="T18">: « It should be more absorbent now. »</text:span></text:p>
      <text:p text:style-name="P156"><text:span text:style-name="T18"/></text:p>
      <text:p text:style-name="P156"><text:span text:style-name="T18">– </text:span><text:span text:style-name="T41">Rowena lêche le torchon :</text:span><text:span text:style-name="T18"> « </text:span><text:span text:style-name="T41">Let’s taste it ! Erk ! » </text:span><text:span text:style-name="T464">Une fois fait, on ench</text:span><text:span text:style-name="T465">aî</text:span><text:span text:style-name="T464">ne sur le deuxième dialogue</text:span><text:span text:style-name="T35">.</text:span></text:p>
      <text:p text:style-name="P155"><text:span text:style-name="T35"/></text:p>
      <text:p text:style-name="P155"><text:span text:style-name="T35"/></text:p>
      <text:p text:style-name="P155"><text:span text:style-name="T18"/></text:p>
      <text:p text:style-name="P75">Deuxième tentative :</text:p>
      <text:p text:style-name="P155"><text:span text:style-name="T18"/></text:p>
      <text:p text:style-name="P157"><text:span text:style-name="T18"><text:tab/>L</text:span><text:span text:style-name="T62">e</text:span><text:span text:style-name="T18"> </text:span><text:span text:style-name="T210">torchon</text:span><text:span text:style-name="T18"> et les </text:span><text:span text:style-name="T181">grains de café</text:span><text:span text:style-name="T297"> (tous)</text:span><text:span text:style-name="T18">: « Ok. Well, that's something. »</text:span></text:p>
      <text:p text:style-name="P157"><text:span text:style-name="T18"/></text:p>
      <text:p text:style-name="P140"><text:span text:style-name="T35"><text:tab/>En rajoutant l</text:span><text:span text:style-name="T62">a</text:span><text:span text:style-name="T35"> </text:span><text:span text:style-name="T210">cuillère en bois</text:span><text:span text:style-name="T35"> dessus : « L</text:span><text:span text:style-name="T18">ooks like </text:span><text:span text:style-name="T62">a plan to me !</text:span><text:span text:style-name="T18"> »</text:span><text:span text:style-name="T35"> </text:span><text:span text:style-name="T466">Elle obtient du café moulu</text:span><text:span text:style-name="T37">.</text:span></text:p>
      <text:p text:style-name="P157"><text:span text:style-name="T18"/></text:p>
      <text:p text:style-name="P8">– « One small step for man, one giant leap… »</text:p>
      <text:p text:style-name="P157"><text:span text:style-name="T18"/></text:p>
      <text:p text:style-name="P141"><text:span text:style-name="T36"><text:tab/>La </text:span><text:span text:style-name="T192">plache à découper</text:span><text:span text:style-name="T36"> et un </text:span><text:span text:style-name="T192">filtre à café </text:span><text:span text:style-name="T36">: « Alright ! »</text:span></text:p>
      <text:p text:style-name="P141"><text:span text:style-name="T36"/></text:p>
      <text:p text:style-name="P141"><text:span text:style-name="T36"><text:tab/>Puis avec le </text:span><text:span text:style-name="T192">couteau de cuisine </text:span><text:span text:style-name="T36">: « Okay. But just this once. » </text:span><text:span text:style-name="T466">Elle obtient un morceau de filtre</text:span><text:span text:style-name="T37">.</text:span></text:p>
      <text:p text:style-name="P141"><text:span text:style-name="T37"/></text:p>
      <text:p text:style-name="P158"><text:span text:style-name="T18"><text:tab/>Le </text:span><text:span text:style-name="T181">morceau de filtre</text:span><text:span text:style-name="T18"> et le </text:span><text:span text:style-name="T181">café moulu </text:span><text:span text:style-name="T18">: « Yes. And ? »</text:span></text:p>
      <text:p text:style-name="P158"><text:span text:style-name="T18"/></text:p>
      <text:p text:style-name="P158"><text:span text:style-name="T18"><text:tab/>Le «</text:span><text:span text:style-name="T181"> patch </text:span><text:span text:style-name="T18">» et le </text:span><text:span text:style-name="T181">scotch </text:span><text:span text:style-name="T18">: « Ok, it’s now sealed. »</text:span></text:p>
      <text:p text:style-name="P158"><text:span text:style-name="T18"/></text:p>
      <text:p text:style-name="P142"><text:span text:style-name="T37">– Rowena se met le patch sur le bras avec du scotch. Attend 5 secondes. « </text:span><text:span text:style-name="T18">Darn! This thing does nothing ! »</text:span></text:p>
      <text:p text:style-name="P142"><text:span text:style-name="T18"/></text:p>
      <text:p text:style-name="P159"><text:span text:style-name="T18"><text:tab/>Le </text:span><text:span text:style-name="T181">patch</text:span><text:span text:style-name="T18"> et le </text:span><text:span text:style-name="T181">robinet </text:span><text:span text:style-name="T18">: « Yeah, that should make it porous... »</text:span></text:p>
      <text:p text:style-name="P159"><text:span text:style-name="T18"/></text:p>
      <text:p text:style-name="P159"><text:span text:style-name="T18">– <text:s/></text:span><text:span text:style-name="T37">Rowena se </text:span><text:span text:style-name="T18">re</text:span><text:span text:style-name="T37">met le patch sur le bras. </text:span><text:span text:style-name="T18">Attends encore </text:span><text:span text:style-name="T63">5</text:span><text:span text:style-name="T18"> secondes. « Damn it, i</text:span><text:span text:style-name="T61">t</text:span><text:span text:style-name="T18"> doesn't work </text:span><text:span text:style-name="T42">at all</text:span><text:span text:style-name="T18">! » </text:span><text:span text:style-name="T464">Une fois fait, on ench</text:span><text:span text:style-name="T465">aî</text:span><text:span text:style-name="T464">ne sur le </text:span><text:span text:style-name="T460">troisième</text:span><text:span text:style-name="T464"> dialogue</text:span><text:span text:style-name="T35">.</text:span></text:p>
      <text:p text:style-name="P141"><text:span text:style-name="T18"/></text:p>
      <text:p text:style-name="P157"><text:span text:style-name="T18"/></text:p>
      <text:p text:style-name="P75">Troisième tentative :</text:p>
      <text:p text:style-name="P157"><text:span text:style-name="T18"/></text:p>
      <text:p text:style-name="P160"><text:span text:style-name="T18"><text:tab/>Un </text:span><text:span text:style-name="T181">verre</text:span><text:span text:style-name="T18"> et le </text:span><text:span text:style-name="T181">robinet </text:span><text:span text:style-name="T18">: « Okay, but I won't drink it. »</text:span></text:p>
      <text:p text:style-name="P160"><text:span text:style-name="T18"/></text:p>
      <text:p text:style-name="P161"><text:soft-page-break/><text:span text:style-name="T18"><text:tab/>Un </text:span><text:span text:style-name="T181">verre d’eau</text:span><text:span text:style-name="T18"> et la </text:span><text:span text:style-name="T181">cafetière </text:span><text:span text:style-name="T18">: « </text:span><text:span text:style-name="T61">Given my time cruch</text:span><text:span text:style-name="T18">, a glass of water will </text:span><text:span text:style-name="T61">do</text:span><text:span text:style-name="T18">. »</text:span></text:p>
      <text:p text:style-name="P161"><text:span text:style-name="T18"/></text:p>
      <text:p text:style-name="P162"><text:span text:style-name="T18"><text:tab/>Le </text:span><text:span text:style-name="T181">café</text:span><text:span text:style-name="T18"> de la poubelle et la </text:span><text:span text:style-name="T181">cafetière</text:span><text:span text:style-name="T18">: </text:span><text:span text:style-name="T38">« </text:span><text:span text:style-name="T18">Don't think, don't think...</text:span><text:span text:style-name="T38"> »</text:span></text:p>
      <text:p text:style-name="P162"><text:span text:style-name="T38"/></text:p>
      <text:p text:style-name="P162"><text:span text:style-name="T38">– </text:span><text:span text:style-name="T43">Rowena allume la cafetière. Au bout de quelques instants, le café est passé.</text:span></text:p>
      <text:p text:style-name="P162"><text:span text:style-name="T43"/></text:p>
      <text:p text:style-name="P139"><text:span text:style-name="T43"><text:tab/>La </text:span><text:span text:style-name="T195">tasse rouge</text:span><text:span text:style-name="T43"> et la </text:span><text:span text:style-name="T195">cafetière</text:span><text:span text:style-name="T43"> : « By the grace of Zeus! » </text:span><text:span text:style-name="T44">Rowena boit le café et le recrache quasiment instantanément. </text:span><text:span text:style-name="T45">Elle dira alors </text:span><text:span text:style-name="T46">(après s’être retournée)</text:span><text:span text:style-name="T45"> « Ugh ! This is absolutely rancid ! » </text:span><text:span text:style-name="T467">Et on enchaîne sur la séquence animée finale.</text:span></text:p>
      <text:p text:style-name="P139"><text:span text:style-name="T43"/></text:p>
      <text:p text:style-name="P11"><text:tab/></text:p>
      <text:p text:style-name="P89">La voix intérieure (le docteur F.)</text:p>
      <text:p text:style-name="P25"/>
      <text:p text:style-name="P25"/>
      <text:p text:style-name="P37"><text:span text:style-name="T396"><text:tab/></text:span><text:span text:style-name="T421">Il faut introduire ce personnage qui va intervenir </text:span><text:span text:style-name="T422">entre chaque tentative</text:span><text:span text:style-name="T421"> dans le jeu uniquement au travers des dialogues étant un « ami » imaginaire de Rowena. Elle parle avec lui à voix haute même s’il n’est que dans sa tête à elle. Sa fonction sera de distiller </text:span><text:span text:style-name="T422">± </text:span><text:span text:style-name="T421">quelques in</text:span><text:span text:style-name="T423">dices co</text:span><text:span text:style-name="T421">ncernant le jeu </text:span><text:span text:style-name="T424">en plus de se foutre de la gueule de Rowena et de l’enfoncer </text:span><text:span text:style-name="T425">(soyons honnêtes, c’est là, surtout, sa fonction)</text:span><text:span text:style-name="T421">.</text:span></text:p>
      <text:p text:style-name="P37"><text:span text:style-name="T421"><text:tab/>Le docteur F. est un écho du psy que consulte Rowena. Il n’est pas forcément très efficace </text:span><text:span text:style-name="T426">sauf </text:span><text:span text:style-name="T424">en ce qui concerne</text:span><text:span text:style-name="T421"> sa faculté à lui prendre de l’argent toutes les semaines. Il se prend pour Freud, est très sarcastique, méprisant et ramène tous ses commentaires </text:span><text:span text:style-name="T427">au</text:span><text:span text:style-name="T421"> fait que Rowena est célibataire </text:span><text:span text:style-name="T426">et ne baise pas souvent</text:span><text:span text:style-name="T421">. </text:span><text:span text:style-name="T424">Dr. F.</text:span><text:span text:style-name="T421"> étant une émanation de l’imagination de Rowena, il ne fait aucun doute qu’elle même est totalement obnubilée par son célibat </text:span><text:span text:style-name="T426">et son manque de sport en chambre</text:span><text:span text:style-name="T421">.</text:span></text:p>
      <text:p text:style-name="P9"><text:tab/>Il faudra introduire le docteur F. juste après que Rowena se soit rendu compte du fait qu’elle n’a plus de café. Un « court » dialogue <text:span text:style-name="T478">à choix multiples </text:span>entre les deux s’instaurera pour les présenter. <text:span text:style-name="T477">Avec interactions du joueur et choix de réponse. La première fois, il n’y aura pas vraiment d’implications dans les choix. Ensuite, en fonction des réponses données par le joueur, Rowena obtiendra plus ou moins d’indice</text:span><text:span text:style-name="T485">s</text:span><text:span text:style-name="T477"> (de toute manière, ça ne sera </text:span><text:span text:style-name="T485">vraiment </text:span><text:span text:style-name="T477">jamais miraculeux).</text:span></text:p>
      <text:p text:style-name="P9"/>
      <text:p text:style-name="P116"><text:span text:style-name="T237">D</text:span><text:span text:style-name="T111">ialogue à choix multiples</text:span><text:span text:style-name="T266"> :</text:span></text:p>
      <text:p text:style-name="P2">Voir <text:span text:style-name="T146">les trois fichiers .dia</text:span></text:p>
      <text:p text:style-name="P78"><text:span text:style-name="T450"/></text:p>
      <text:p text:style-name="P78"/>
      <text:p text:style-name="P90">L’interface</text:p>
      <text:p text:style-name="P26"/>
      <text:p text:style-name="P26"/>
      <text:p text:style-name="P125">Les dialogues :</text:p>
      <text:p text:style-name="P38"><text:span text:style-name="T328"><text:tab/></text:span><text:span text:style-name="T329">En fonction des besoins mais pour le moment quand j’écris, </text:span><text:span text:style-name="T142">tout l’écran sera destiné à afficher les dialogues en surimpression</text:span><text:span text:style-name="T329">. Il faudra probablement mettre un fond qui assombrira temporairement l’image derrière afin de rendre le texte définitivement lisible.</text:span></text:p>
      <text:p text:style-name="P38"><text:span text:style-name="T329"><text:tab/></text:span><text:span text:style-name="T142">Le texte s’affiche caractère après caractère</text:span><text:span text:style-name="T329"> (voir la « démo ») </text:span><text:span text:style-name="T336">en </text:span><text:span text:style-name="T148">émettant un petit son à chaque caractère</text:span><text:span text:style-name="T336"> (sauf les espaces)</text:span><text:span text:style-name="T329">.</text:span></text:p>
      <text:p text:style-name="P38"><text:span text:style-name="T329"><text:tab/>Lorsque </text:span><text:span text:style-name="T142">le texte sera trop long</text:span><text:span text:style-name="T329"> pour la taille de la zone réservée (si cela arrive), alors on utilisera un petit symbole en bas à droite de la zone avec « </text:span><text:span text:style-name="T172">…</text:span><text:span text:style-name="T316"> »</text:span><text:span text:style-name="T329"> qui clignote </text:span><text:span text:style-name="T142">invitant le joueur à cliquer pour afficher la suite du texte</text:span><text:span text:style-name="T329"> soit en faisant de la place en faisant remonter le texte d’un</text:span><text:span text:style-name="T330">e</text:span><text:span text:style-name="T329"> ligne pendant que le reste du texte s’affiche.</text:span></text:p>
      <text:p text:style-name="P38"><text:span text:style-name="T329"><text:tab/></text:span><text:span text:style-name="T145">Chaque personnage aura une couleur de texte</text:span><text:span text:style-name="T331">, ce qui évitera d’avoir à noter son nom ou de mettre un portrait (avec la très faible résolution du jeu, il faut économiser l’espace). </text:span><text:span text:style-name="T336">On peut supposer que ce sera </text:span><text:span text:style-name="T148">« bleu » pour Dr. F. et « rose » pour Rowena</text:span><text:span text:style-name="T336">.</text:span></text:p>
      <text:p text:style-name="P39"><text:span text:style-name="T336"><text:tab/></text:span><text:span text:style-name="T153">On affiche les entrées de dialogue de chaque personnage les unes après les autres</text:span><text:span text:style-name="T342">. Donc à la fin de chaque entrée, on aura les « </text:span><text:span text:style-name="T153">…</text:span><text:span text:style-name="T342"> » qui clignotent pour signifier qu’il faut cliquer pour la suite (et on vide la zone de dialogue avant de passer texte du personnage suivant, bien entendu).</text:span></text:p>
      <text:p text:style-name="P38"><text:span text:style-name="T285"/></text:p>
      <text:p text:style-name="P38"><text:span text:style-name="T285"/></text:p>
      <text:p text:style-name="P125">La souris :</text:p>
      <text:p text:style-name="P57"><text:span text:style-name="T328"><text:tab/></text:span><text:span text:style-name="T338">On </text:span><text:span text:style-name="T248">quitte le jeu en cliquant sur la fenêtre de droite</text:span><text:span text:style-name="T338"> (comme vu précédemment) avec le curseur «</text:span><text:span text:style-name="T152"> Quit </text:span><text:span text:style-name="T338">».</text:span></text:p>
      <text:p text:style-name="P57"><text:span text:style-name="T338"><text:tab/></text:span><text:span text:style-name="T341">On </text:span><text:span text:style-name="T249">règle le son sur le poste de radio</text:span><text:span text:style-name="T341"> (voir plus bas)</text:span></text:p>
      <text:p text:style-name="P57"><text:span text:style-name="T332"><text:tab/>L’action par défaut est le </text:span><text:span text:style-name="T143">clique gauche</text:span><text:span text:style-name="T332">.</text:span></text:p>
      <text:p text:style-name="P58"><text:span text:style-name="T328"><text:tab/></text:span><text:span text:style-name="T331">L</text:span><text:span text:style-name="T328">e curseur </text:span><text:span text:style-name="T331">par défaut </text:span><text:span text:style-name="T328">est </text:span><text:span text:style-name="T140">la </text:span><text:span text:style-name="T147">croix</text:span><text:span text:style-name="T328">.</text:span></text:p>
      <text:p text:style-name="P58"><text:span text:style-name="T328"><text:tab/></text:span><text:span text:style-name="T335">On obtient une info sur ce qui est désigné avec un </text:span><text:span text:style-name="T147">clique droit</text:span><text:span text:style-name="T335">.</text:span></text:p>
      <text:p text:style-name="P58"><text:span text:style-name="T328"><text:tab/>Si le curseur est posé sur un objet dont on peut obtenir une information </text:span><text:span text:style-name="T335">ou interagir avec, </text:span><text:span text:style-name="T328">alors le curseur </text:span><text:span text:style-name="T147">changera de couleur</text:span><text:span text:style-name="T328">.</text:span></text:p>
      <text:p text:style-name="P56"><text:span text:style-name="T332"><text:tab/>Si </text:span><text:span text:style-name="T143">plusieurs actions sont possibles</text:span><text:span text:style-name="T332"> (regarder, <text:s/>attraper, </text:span><text:span text:style-name="T335">etc.</text:span><text:span text:style-name="T332">), alors </text:span><text:span text:style-name="T335">on fera </text:span><text:span text:style-name="T147">défiler les options d’action avec la molette de la souris</text:span><text:span text:style-name="T332">.</text:span></text:p>
      <text:p text:style-name="P56"><text:span text:style-name="T332"><text:tab/></text:span><text:span text:style-name="T152">On règle le volume sonore</text:span><text:span text:style-name="T338"> </text:span><text:span text:style-name="T339">général sur le BUS Master sur</text:span><text:span text:style-name="T338"> </text:span><text:span text:style-name="T152">le poste de radio </text:span><text:span text:style-name="T159">de la cuisine</text:span><text:span text:style-name="T339"> </text:span><text:span text:style-name="T338">(par défaut, le son (et le curseur) sera sur </text:span><text:span text:style-name="T248">Sound_Up</text:span><text:span text:style-name="T338"> – maximum – et on aura comme autres choix </text:span><text:span text:style-name="T248">Sound_Down</text:span><text:span text:style-name="T338"> </text:span><text:span text:style-name="T339">(-8 DB) </text:span><text:span text:style-name="T338">et </text:span><text:span text:style-name="T248">No_Sound</text:span><text:span text:style-name="T338"> </text:span><text:span text:style-name="T339">(-80 DB). </text:span><text:span text:style-name="T469">Ou alors on fait varier le volume par tranche à chaque fois qu’on clique (0, -2, -4, -8, -16, -40 et -80) et dans ce cas, le point de départ sera Sound_Down (-8 DB). </text:span><text:span text:style-name="T160">Si on coupe le son, alors il faut cacher le layer Radio_On_Lights_On</text:span><text:span text:style-name="T249"> </text:span><text:span text:style-name="T341">qui affiche une lumière témoin de mise en marche et</text:span><text:span text:style-name="T249"> ATTENTION, il est animé dans les scènes OUTRO et INTRO </text:span><text:span text:style-name="T341">(il faudra donc « overide » ces animations).</text:span></text:p>
      <text:p text:style-name="P59"><text:span text:style-name="T332"><text:tab/></text:span><text:span text:style-name="T340">Pour les </text:span><text:span text:style-name="T158">interactions </text:span><text:span text:style-name="T156">avec</text:span><text:span text:style-name="T158"> les objets, </text:span><text:span text:style-name="T156">voir le doc à ce sujet</text:span><text:span text:style-name="T344"> (Détail de comment qu’on fait pour faire les choses_v01.odt).</text:span></text:p>
      <text:p text:style-name="P59"><text:span text:style-name="T286"/></text:p>
      <text:p text:style-name="P59"><text:span text:style-name="T286"/></text:p>
      <text:p text:style-name="P126">L’inventaire :</text:p>
      <text:p text:style-name="P60"><text:span text:style-name="T328"><text:tab/></text:span><text:span text:style-name="T333">Il prendra </text:span><text:span text:style-name="T144">la </text:span><text:span text:style-name="T156">même </text:span><text:span text:style-name="T144">forme </text:span><text:span text:style-name="T156">que</text:span><text:span text:style-name="T144"> la zone de dialogue</text:span><text:span text:style-name="T333"> </text:span><text:span text:style-name="T344">mais au bas de l’écran.</text:span></text:p>
      <text:p text:style-name="P62"><text:soft-page-break/><text:span text:style-name="T328"><text:tab/>Il sera assez succinct puisque </text:span><text:span text:style-name="T140">Rowena ne peut transporter que </text:span><text:span text:style-name="T154">4</text:span><text:span text:style-name="T140"> objets</text:span><text:span text:style-name="T325">.</text:span><text:span text:style-name="T328"> </text:span><text:span text:style-name="T343">Elle dira </text:span><text:span text:style-name="T327">« </text:span><text:span text:style-name="T326">Hey! I don't have four arms, I'm not Shiva! »</text:span><text:span text:style-name="T343"> si on lui demande d’en porter plus.</text:span></text:p>
      <text:p text:style-name="P61"><text:span text:style-name="T333"><text:tab/>Il sera possible de </text:span><text:span text:style-name="T144">regarder les objets</text:span><text:span text:style-name="T333"> (curseur </text:span><text:span text:style-name="T156">Eye</text:span><text:span text:style-name="T333">).</text:span></text:p>
      <text:p text:style-name="P61"><text:span text:style-name="T333"><text:tab/></text:span><text:span text:style-name="T344">Il sera possible de </text:span><text:span text:style-name="T156">prendre les objets</text:span><text:span text:style-name="T344"> (curseur </text:span><text:span text:style-name="T156">Hand</text:span><text:span text:style-name="T344">).</text:span></text:p>
      <text:p text:style-name="P61"><text:span text:style-name="T344"><text:tab/></text:span><text:span text:style-name="T348">Il sera possible d’</text:span><text:span text:style-name="T164">utiliser les objets</text:span><text:span text:style-name="T348"> (curseur </text:span><text:span text:style-name="T164">Arrow</text:span><text:span text:style-name="T348">).</text:span></text:p>
      <text:p text:style-name="P63"><text:span text:style-name="T333"><text:tab/>Il sera possible de «</text:span><text:span text:style-name="T144"> jeter </text:span><text:span text:style-name="T333">» un objet (curseur </text:span><text:span text:style-name="T157">Trash</text:span><text:span text:style-name="T333"> à condition qu’il ne soit pas unique ou à considérer que </text:span><text:span text:style-name="T334">cela</text:span><text:span text:style-name="T333"> signifie ranger, remettre à sa place, etc. sans que le personnage n’ait à le faire, ce qui serait chiant, </text:span><text:span text:style-name="T334">il faut le reconnaître</text:span><text:span text:style-name="T333">).</text:span></text:p>
      <text:p text:style-name="P65"><text:span text:style-name="T333"><text:tab/></text:span><text:span text:style-name="T149">Les objets composant l’inventaire se trouverons sous forme de texte</text:span><text:span text:style-name="T337"> car la résolution du jeu est trop basse pour des images lisibles (sans compter qu’il faudrait avoir aussi le shader Kuwahara dessus).</text:span></text:p>
      <text:p text:style-name="P68"><text:span text:style-name="T337"><text:tab/></text:span><text:span text:style-name="T164">Utiliser </text:span><text:span text:style-name="T163">un élément de l’inventaire le fera passer en surbrillance</text:span><text:span text:style-name="T345"> (rose, comme pour les dialogues de Rowena). Par </text:span><text:span text:style-name="T163">défaut, la couleur est le blanc</text:span><text:span text:style-name="T345">. Le désélectionner lui rendra la couleur par défaut.</text:span></text:p>
      <text:p text:style-name="P80"><text:tab/>Après avoir combiné des éléments de l’inventaire, ce qui en résulte prend la couleur par défaut et n’est pas sélectionné.</text:p>
      <text:p text:style-name="P68"><text:span text:style-name="T345"><text:tab/></text:span><text:span text:style-name="T347">Pour désassembler des éléments « désassemblables » on les utilisera sur eux-mêmes. Ils le sont par défaut mais on va rester logique. Si on avait dû utiliser du sirop et de l’eau par exemple, on imagine bien qu’on n’aurait pas pu les désassembler. </text:span><text:span text:style-name="T470">Ceci dit, je ne crois pas qu’on ait besoin de désassembler des trucs dans le jeu</text:span><text:span text:style-name="T349">.</text:span></text:p>
      <text:p text:style-name="P70"><text:span text:style-name="T347"><text:tab/></text:span><text:span text:style-name="T234">/!\ </text:span><text:span text:style-name="T235">IMPORTANT :</text:span><text:span text:style-name="T161"> pendant les séquences de dialogue, l’inventaire ne peut pas être affiché.</text:span></text:p>
      <text:p text:style-name="P66"><text:span text:style-name="T337"><text:tab/></text:span><text:span text:style-name="T346">L’</text:span><text:span text:style-name="T165">inventaire s’ouvre avec un clic droit</text:span><text:span text:style-name="T346">.</text:span></text:p>
      <text:p text:style-name="P67"><text:span text:style-name="T161"><text:tab/></text:span><text:span text:style-name="T346">Pour </text:span><text:span text:style-name="T162">fermer l’inventaire</text:span><text:span text:style-name="T346"> sans y interagir, il suffit de </text:span><text:span text:style-name="T162">cliquer </text:span><text:span text:style-name="T165">droit</text:span><text:span text:style-name="T163">.</text:span></text:p>
      <text:p text:style-name="P67"><text:span text:style-name="T346"><text:tab/></text:span><text:span text:style-name="T345">Lorsque l’</text:span><text:span text:style-name="T163">inventaire est ouvert, l’icône ? ne disparaît pas</text:span><text:span text:style-name="T345">.</text:span><text:span text:style-name="T337"><text:line-break/></text:span></text:p>
      <text:p text:style-name="P63"><text:span text:style-name="T337"/></text:p>
      <text:p text:style-name="P81"><text:span text:style-name="T451"><text:tab/></text:span><text:span text:style-name="T150">Interactions avec les éléments d</text:span><text:span text:style-name="T151">ans les tiroirs</text:span><text:span text:style-name="T150"> </text:span><text:span text:style-name="T457">:</text:span></text:p>
      <text:p text:style-name="P81"><text:span text:style-name="T491"><text:tab/></text:span><text:span text:style-name="T458">On regarde les tiroirs avec l’oeil (!), on les ouvre avec la main ce qui affiche également leur contenu (voir ci-dessous) et on ferme la zone de contenu (voir ci-dessous) en passant la souris hors de la zone (comme pour l’inventaire). On ferme les tiroirs avec la main ou en ouvrant un autre truc (qui fait fermer le tiroir à Rowena avant d’aller ouvrir l’autre truc (comme les placards).</text:span></text:p>
      <text:p text:style-name="P81"><text:span text:style-name="T491"><text:tab/></text:span><text:span text:style-name="T452">La zone d’inventaire servira à afficher le contenu des tiroirs </text:span><text:span text:style-name="T458">en mots </text:span><text:span text:style-name="T452">puisqu’on ne voit pas ce qu’ils contiennent </text:span><text:span text:style-name="T458">de par le point de vue de la caméra</text:span><text:span text:style-name="T452">. Une liste du contenu sera donnée et pour se saisir d’un élément, il faudra cliquer dessus avec l’icône appropriée. Pareil pour toute autre action possible </text:span><text:span text:style-name="T453">si besoin (voire au dessus </text:span><text:span text:style-name="T458">avec Shiva, etc.</text:span><text:span text:style-name="T453">)</text:span><text:span text:style-name="T452">. </text:span><text:span text:style-name="T458">Comme dans l’inventaire, finalement.</text:span></text:p>
      <text:p text:style-name="P81"><text:span text:style-name="T452"/></text:p>
      <text:p text:style-name="P82"><text:span text:style-name="T451"><text:tab/></text:span><text:span text:style-name="T155">Sauver/charger une partie</text:span><text:span text:style-name="T150"> </text:span><text:span text:style-name="T491">:</text:span></text:p>
      <text:p text:style-name="P82"><text:span text:style-name="T491"><text:tab/></text:span><text:span text:style-name="T510">Cela se fera n’importe où</text:span><text:span text:style-name="T511">. </text:span><text:span text:style-name="T510">Il n’y aura qu’à </text:span><text:span text:style-name="T254">faire défiler les icônes d’action à la souris avec la molette</text:span><text:span text:style-name="T510"> et de </text:span><text:span text:style-name="T254">cliquer sur Sauver</text:span><text:span text:style-name="T510"> pour sauver une partie ou </text:span><text:span text:style-name="T254">Charger</text:span><text:span text:style-name="T510"> pour… charger une partie.</text:span></text:p>
      <text:p text:style-name="P129"><text:span text:style-name="T454"><text:tab/></text:span><text:span text:style-name="T456">À priori, on sauvera en quittant et on rechargera en démarrant le jeu.</text:span></text:p>
      <text:p text:style-name="P82"><text:span text:style-name="T454"/></text:p>
      <text:p text:style-name="P83"><text:soft-page-break/><text:span text:style-name="T451"><text:tab/></text:span><text:span text:style-name="T156">Changer le volume sonore du jeu</text:span><text:span text:style-name="T150"> </text:span><text:span text:style-name="T491">:</text:span></text:p>
      <text:p text:style-name="P83"><text:span text:style-name="T491"><text:tab/></text:span><text:span text:style-name="T156">Cela ne peut se faire que sur le poste de radio</text:span><text:span text:style-name="T455"> sur la plan de travail à droite (juste à gauche de la fenêtre)</text:span><text:span text:style-name="T452">. </text:span><text:span text:style-name="T455">On se servira alors de </text:span><text:span text:style-name="T156">la molette de la souris pour faire défiler les icônes</text:span><text:span text:style-name="T455"> jusqu’à afficher celle d’</text:span><text:span text:style-name="T156">augmentation</text:span><text:span text:style-name="T455"> ou </text:span><text:span text:style-name="T156">diminution</text:span><text:span text:style-name="T455"> du volume ou carrément </text:span><text:span text:style-name="T156">couper</text:span><text:span text:style-name="T455"> le son.</text:span></text:p>
      <text:p text:style-name="P83"><text:span text:style-name="T455"/></text:p>
      <text:p text:style-name="P84"><text:span text:style-name="T451"><text:tab/></text:span><text:span text:style-name="T157">Quitter le jeu</text:span><text:span text:style-name="T150"> </text:span><text:span text:style-name="T491">:</text:span></text:p>
      <text:p text:style-name="P111"><text:span text:style-name="T492"><text:tab/></text:span><text:span text:style-name="T296">Il suffira de </text:span><text:span text:style-name="T180">cliquer sur la fenêtre de droite dans la cuisine</text:span><text:span text:style-name="T296"> (le curseur se transformera en </text:span><text:span text:style-name="T180">Quit</text:span><text:span text:style-name="T296"> quand on passe dessus). À ce moment-là, </text:span><text:span text:style-name="T180">la fenêtre de dialogue s’ouvrira et affichera</text:span><text:span text:style-name="T296"> ce que Rowena va dire avec un choix pour le joueur «</text:span><text:span text:style-name="T320"> </text:span><text:span text:style-name="T104">Hmm... Really? 'Cause if I mess this up…</text:span><text:span text:style-name="T82"> » </text:span><text:span text:style-name="T83">et les choix de réponses seront «</text:span><text:span text:style-name="T105"> Nothing ventured, nothing gained, I'd say…</text:span><text:span text:style-name="T83"> » (oui) et «</text:span><text:span text:style-name="T105"> Actually, I'd rather stay in this misery…</text:span><text:span text:style-name="T83"> » (non).</text:span></text:p>
      <text:p text:style-name="P91">Notes de trucs importants que je ne sais pas où mettre.</text:p>
      <text:p text:style-name="P27"/>
      <text:p text:style-name="P27"/>
      <text:p text:style-name="P124"><text:span text:style-name="T490">Les </text:span><text:span text:style-name="T489">animations </text:span><text:span text:style-name="T490">:</text:span></text:p>
      <text:p text:style-name="P122"><text:span text:style-name="T354"><text:tab/></text:span><text:span text:style-name="T106">Il faudra prendre garde à ce que Rowena soit devant le plan de travail de la cuisine</text:span><text:span text:style-name="T353"> (pas à droite de l’écran ni à gauche) </text:span><text:span text:style-name="T106">pour jouer les animations liées à ce qu’elle fait quand elle tourne le dos</text:span><text:span text:style-name="T353"> car ces animations supposent qu’elle </text:span><text:span text:style-name="T356">fasse</text:span><text:span text:style-name="T353"> des trucs sur le comptoir </text:span><text:span text:style-name="T355">(plus ou moins)</text:span><text:span text:style-name="T353">.</text:span></text:p>
      <text:p text:style-name="P122"><text:span text:style-name="T353"/></text:p>
      <text:p text:style-name="P123"><text:span text:style-name="T353"><text:tab/></text:span><text:span text:style-name="T106">/!\ </text:span><text:span text:style-name="T108">ROWENA avance de 4 pixels par frame quand elle marche ! /!\</text:span></text:p>
      <text:p text:style-name="P7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9-05T18:53:40.230000000</dc:date>
    <meta:editing-duration>P2DT11H48M25S</meta:editing-duration>
    <meta:editing-cycles>178</meta:editing-cycles>
    <meta:generator>LibreOffice/24.2.3.2$Windows_X86_64 LibreOffice_project/433d9c2ded56988e8a90e6b2e771ee4e6a5ab2ba</meta:generator>
    <meta:document-statistic meta:table-count="0" meta:image-count="0" meta:object-count="0" meta:page-count="20" meta:paragraph-count="279" meta:word-count="6234" meta:character-count="32527" meta:non-whitespace-character-count="26348"/>
  </office:meta>
</office:document-meta>
</file>